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0.148cm"/>
    </style:style>
    <style:style style:name="co8" style:family="table-column">
      <style:table-column-properties fo:break-before="auto" style:column-width="0.656cm"/>
    </style:style>
    <style:style style:name="co9" style:family="table-column">
      <style:table-column-properties fo:break-before="auto" style:column-width="0.84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4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6.655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136cm"/>
    </style:style>
    <style:style style:name="co17" style:family="table-column">
      <style:table-column-properties fo:break-before="auto" style:column-width="2.138cm"/>
    </style:style>
    <style:style style:name="co18" style:family="table-column">
      <style:table-column-properties fo:break-before="auto" style:column-width="6.265cm"/>
    </style:style>
    <style:style style:name="co19" style:family="table-column">
      <style:table-column-properties fo:break-before="auto" style:column-width="1.291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36cm"/>
    </style:style>
    <style:style style:name="co22" style:family="table-column">
      <style:table-column-properties fo:break-before="auto" style:column-width="1.926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5.546cm"/>
    </style:style>
    <style:style style:name="co25" style:family="table-column">
      <style:table-column-properties fo:break-before="auto" style:column-width="1.884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1.842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207cm"/>
    </style:style>
    <style:style style:name="co30" style:family="table-column">
      <style:table-column-properties fo:break-before="auto" style:column-width="1.566cm"/>
    </style:style>
    <style:style style:name="co31" style:family="table-column">
      <style:table-column-properties fo:break-before="auto" style:column-width="2.371cm"/>
    </style:style>
    <style:style style:name="co32" style:family="table-column">
      <style:table-column-properties fo:break-before="auto" style:column-width="6.011cm"/>
    </style:style>
    <style:style style:name="co33" style:family="table-column">
      <style:table-column-properties fo:break-before="auto" style:column-width="5.8cm"/>
    </style:style>
    <style:style style:name="co34" style:family="table-column">
      <style:table-column-properties fo:break-before="auto" style:column-width="1.524cm"/>
    </style:style>
    <style:style style:name="co35" style:family="table-column">
      <style:table-column-properties fo:break-before="auto" style:column-width="1.99cm"/>
    </style:style>
    <style:style style:name="co36" style:family="table-column">
      <style:table-column-properties fo:break-before="auto" style:column-width="0.995cm"/>
    </style:style>
    <style:style style:name="co37" style:family="table-column">
      <style:table-column-properties fo:break-before="auto" style:column-width="1.185cm"/>
    </style:style>
    <style:style style:name="co38" style:family="table-column">
      <style:table-column-properties fo:break-before="auto" style:column-width="1.08cm"/>
    </style:style>
    <style:style style:name="co39" style:family="table-column">
      <style:table-column-properties fo:break-before="auto" style:column-width="6.646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2.096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6.985cm"/>
    </style:style>
    <style:style style:name="co44" style:family="table-column">
      <style:table-column-properties fo:break-before="auto" style:column-width="0.614cm"/>
    </style:style>
    <style:style style:name="co45" style:family="table-column">
      <style:table-column-properties fo:break-before="auto" style:column-width="6.752cm"/>
    </style:style>
    <style:style style:name="co46" style:family="table-column">
      <style:table-column-properties fo:break-before="auto" style:column-width="0.529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143cm"/>
    </style:style>
    <style:style style:name="co49" style:family="table-column">
      <style:table-column-properties fo:break-before="auto" style:column-width="1.249cm"/>
    </style:style>
    <style:style style:name="co50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5">
      <style:table-cell-properties fo:border-bottom="none" fo:background-color="#ffffd7" fo:border-left="0.06pt solid #000000" fo:border-right="none" fo:border-top="none"/>
    </style:style>
    <style:style style:name="ce25" style:family="table-cell" style:parent-style-name="Default" style:data-style-name="N115">
      <style:table-cell-properties fo:border-bottom="none" fo:background-color="#afd095" fo:border-left="0.06pt solid #000000" fo:border-right="none" fo:border-top="none"/>
    </style:style>
    <style:style style:name="ce31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ackground-color="#ffbf00"/>
    </style:style>
    <style:style style:name="ce41" style:family="table-cell" style:parent-style-name="Default" style:data-style-name="N36"/>
    <style:style style:name="ce4" style:family="table-cell" style:parent-style-name="Default" style:data-style-name="N115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5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5">
      <style:table-cell-properties fo:background-color="#ffffd7"/>
    </style:style>
    <style:style style:name="ce26" style:family="table-cell" style:parent-style-name="Default" style:data-style-name="N115">
      <style:table-cell-properties fo:background-color="#afd095"/>
    </style:style>
    <style:style style:name="ce3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 style:data-style-name="N4"/>
    <style:style style:name="ce38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115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5">
      <style:table-cell-properties fo:border-bottom="none" fo:background-color="#ffffa6" fo:border-left="none" fo:border-right="0.06pt solid #000000" fo:border-top="none"/>
    </style:style>
    <style:style style:name="ce27" style:family="table-cell" style:parent-style-name="Default" style:data-style-name="N115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15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115"/>
    <style:style style:name="ce17" style:family="table-cell" style:parent-style-name="Default" style:data-style-name="N115">
      <style:table-cell-properties fo:border-bottom="none" fo:background-color="#e8f2a1" fo:border-left="none" fo:border-right="0.06pt solid #000000" fo:border-top="none"/>
    </style:style>
    <style:style style:name="ce7" style:family="table-cell" style:parent-style-name="Default" style:data-style-name="N115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5">
      <style:table-cell-properties fo:border-bottom="none" fo:background-color="#729fcf" fo:border-left="none" fo:border-right="0.06pt solid #000000" fo:border-top="none"/>
    </style:style>
    <style:style style:name="ce33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23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6">
      <style:table-cell-properties fo:background-color="#ffbf00"/>
    </style:style>
    <style:style style:name="ce4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36">
      <style:text-properties style:font-name="Arial" style:font-name-asian="Arial1" style:font-name-complex="Arial1"/>
    </style:style>
    <style:style style:name="ce49" style:family="table-cell" style:parent-style-name="Default" style:data-style-name="N0">
      <style:text-properties style:font-name="Arial" style:font-name-asian="Arial1" style:font-name-complex="Arial1"/>
    </style:style>
    <style:style style:name="ce50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ffbf00"/>
      <style:text-properties style:font-name="Arial" fo:font-weight="bold" style:font-name-asian="Arial1" style:font-weight-asian="bold" style:font-name-complex="Arial1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 style:data-style-name="N10104">
      <style:text-properties fo:font-weight="bold" style:font-weight-asian="bold" style:font-weight-complex="bold"/>
    </style:style>
    <style:style style:name="ce69" style:family="table-cell" style:parent-style-name="Default" style:data-style-name="N0">
      <style:text-properties style:font-name="Arial" fo:font-weight="bold" style:font-name-asian="Arial1" style:font-weight-asian="bold" style:font-name-complex="Arial1" style:font-weight-complex="bold"/>
    </style:style>
    <style:style style:name="ce44" style:family="table-cell" style:parent-style-name="Default" style:data-style-name="N115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0" style:family="table-cell" style:parent-style-name="Default" style:data-style-name="N11">
      <style:table-cell-properties fo:background-color="#e0c2cd"/>
    </style:style>
    <style:style style:name="ce62" style:family="table-cell" style:parent-style-name="Default" style:data-style-name="N11">
      <style:table-cell-properties fo:background-color="transparent"/>
    </style:style>
    <style:style style:name="ce45" style:family="table-cell" style:parent-style-name="Default" style:data-style-name="N115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0104"/>
    <style:style style:name="ce52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54" style:family="table-cell" style:parent-style-name="Default" style:data-style-name="N10104">
      <style:table-cell-properties fo:background-color="#e0c2cd"/>
    </style:style>
    <style:style style:name="ce65" style:family="table-cell" style:parent-style-name="Default" style:data-style-name="N115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1" style:font-name-complex="Arial1"/>
    </style:style>
    <style:style style:name="ce42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15">
      <style:text-properties fo:font-weight="bold" style:font-weight-asian="bold" style:font-weight-complex="bold"/>
    </style:style>
    <style:style style:name="ce59" style:family="table-cell" style:parent-style-name="Default" style:data-style-name="N115">
      <style:table-cell-properties fo:background-color="#e0c2cd"/>
    </style:style>
    <style:style style:name="ce55" style:family="table-cell" style:parent-style-name="Default" style:data-style-name="N115">
      <style:table-cell-properties fo:background-color="transparent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1" style:font-name-complex="Arial1"/>
    </style:style>
    <style:style style:name="ce72" style:family="table-cell" style:parent-style-name="Default" style:data-style-name="N115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15">
      <style:table-cell-properties fo:background-color="#ffbf00"/>
      <style:text-properties fo:font-weight="bold" style:font-weight-asian="bold" style:font-weight-complex="bold"/>
    </style:style>
    <style:style style:name="ce73" style:family="table-cell" style:parent-style-name="Default" style:data-style-name="N115">
      <style:table-cell-properties fo:background-color="#81d41a"/>
    </style:style>
    <style:style style:name="ce79" style:family="table-cell" style:parent-style-name="Default" style:data-style-name="N36">
      <style:text-properties fo:color="#c9211e" fo:font-weight="bold" style:font-weight-asian="bold" style:font-weight-complex="bold"/>
    </style:style>
    <style:style style:name="ce76" style:family="table-cell" style:parent-style-name="Default" style:data-style-name="N10104">
      <style:table-cell-properties fo:background-color="transparent"/>
    </style:style>
    <style:style style:name="ce77" style:family="table-cell" style:parent-style-name="Default" style:data-style-name="N10104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2" style:family="table-cell" style:parent-style-name="Default" style:data-style-name="N116"/>
    <style:style style:name="ce2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25" style:family="table-cell" style:parent-style-name="Default" style:data-style-name="N10104">
      <style:text-properties fo:font-weight="normal" style:font-weight-asian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1" style:font-name-complex="Arial1"/>
    </style:style>
    <style:style style:name="ce84" style:family="table-cell" style:parent-style-name="Default" style:data-style-name="N113"/>
    <style:style style:name="ce143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ce142" style:family="table-cell" style:parent-style-name="Default" style:data-style-name="N111"/>
    <style:style style:name="ce23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112">
      <style:table-cell-properties fo:background-color="#afd095"/>
      <style:text-properties fo:font-size="8pt" style:font-size-asian="8pt" style:font-size-complex="8pt"/>
    </style:style>
    <style:style style:name="ce85" style:family="table-cell" style:parent-style-name="Default" style:data-style-name="N115">
      <style:table-cell-properties fo:background-color="#77bc65"/>
      <style:text-properties fo:color="#ffff38" fo:font-weight="bold" style:font-weight-asian="bold" style:font-weight-complex="bold"/>
    </style:style>
    <style:style style:name="ce2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4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1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92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93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90" style:family="table-cell" style:parent-style-name="Default" style:data-style-name="N115">
      <style:table-cell-properties fo:border-bottom="none" fo:background-color="#afd095" fo:border-left="none" fo:border-right="0.06pt solid #000000" fo:border-top="none"/>
    </style:style>
    <style:style style:name="ce95" style:family="table-cell" style:parent-style-name="Default" style:data-style-name="N36"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6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1" style:font-name-complex="Arial1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0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98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101" style:family="table-cell" style:parent-style-name="Default" style:data-style-name="N11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115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2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105" style:family="table-cell" style:parent-style-name="Default" style:data-style-name="N36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115">
      <style:table-cell-properties fo:background-color="#ffd7d7"/>
    </style:style>
    <style:style style:name="ce111" style:family="table-cell" style:parent-style-name="Default" style:data-style-name="N36">
      <style:table-cell-properties fo:background-color="#d4ea6b"/>
    </style:style>
    <style:style style:name="ce10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0" style:family="table-cell" style:parent-style-name="Default" style:data-style-name="N115">
      <style:table-cell-properties fo:border-bottom="none" fo:background-color="#ffd7d7" fo:border-left="none" fo:border-right="none" fo:border-top="0.06pt solid #000000"/>
    </style:style>
    <style:style style:name="ce112" style:family="table-cell" style:parent-style-name="Default" style:data-style-name="N4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4" style:family="table-cell" style:parent-style-name="Default" style:data-style-name="N4">
      <style:text-properties style:font-name="Arial" style:font-name-asian="Arial1" style:font-name-complex="Arial1"/>
    </style:style>
    <style:style style:name="ce115" style:family="table-cell" style:parent-style-name="Default" style:data-style-name="N115">
      <style:table-cell-properties fo:background-color="#d4ea6b"/>
    </style:style>
    <style:style style:name="ce117" style:family="table-cell" style:parent-style-name="Default" style:data-style-name="N115">
      <style:table-cell-properties fo:background-color="#ffd8ce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115">
      <style:table-cell-properties fo:background-color="#ffd8ce"/>
    </style:style>
    <style:style style:name="ce123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2" style:family="table-cell" style:parent-style-name="Default" style:data-style-name="N36">
      <style:text-properties style:font-name="Arial" fo:font-weight="bold" style:font-name-asian="Arial1" style:font-weight-asian="bold" style:font-name-complex="Arial1" style:font-weight-complex="bold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9" style:family="table-cell" style:parent-style-name="Default" style:data-style-name="N36">
      <style:table-cell-properties fo:background-color="#f7d1d5"/>
    </style:style>
    <style:style style:name="ce128" style:family="table-cell" style:parent-style-name="Default" style:data-style-name="N0">
      <style:table-cell-properties style:vertical-align="automatic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4" style:family="table-cell" style:parent-style-name="Default" style:data-style-name="N0">
      <style:table-cell-properties fo:background-color="#ffa6a6"/>
    </style:style>
    <style:style style:name="ce132" style:family="table-cell" style:parent-style-name="Default" style:data-style-name="N10104">
      <style:text-properties style:font-name="Arial" style:font-name-asian="Arial1" style:font-name-complex="Arial1"/>
    </style:style>
    <style:style style:name="ce135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33" style:family="table-cell" style:parent-style-name="Default" style:data-style-name="N10104">
      <style:table-cell-properties fo:background-color="#81d41a"/>
    </style:style>
    <style:style style:name="ce139" style:family="table-cell" style:parent-style-name="Default" style:data-style-name="N11"/>
    <style:style style:name="ce13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13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01_23.E84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02_23.E108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21" office:value-type="string" calcext:value-type="string">
            <text:p>mş</text:p>
          </table:table-cell>
          <table:table-cell/>
          <table:table-cell table:style-name="ce1" table:number-columns-repeated="2"/>
          <table:table-cell table:style-name="ce13" office:value-type="float" office:value="88" calcext:value-type="float">
            <text:p>88</text:p>
          </table:table-cell>
          <table:table-cell/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90" calcext:value-type="float">
            <text:p>90</text:p>
          </table:table-cell>
          <table:table-cell table:style-name="ce20"/>
          <table:table-cell table:style-name="ce1"/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 table:formula="of:=[04_23.E88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148" calcext:value-type="float">
            <text:p>148</text:p>
          </table:table-cell>
          <table:table-cell table:style-name="ce20"/>
          <table:table-cell table:style-name="ce1"/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7911" calcext:value-type="float">
            <text:p>27.911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1613.163" calcext:value-type="float">
            <text:p>-21.613,16</text:p>
          </table:table-cell>
          <table:table-cell table:style-name="ce14" table:formula="of:=[06_23.F2]" office:value-type="float" office:value="19500" calcext:value-type="float">
            <text:p>19.500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76075.63" calcext:value-type="float">
            <text:p>-76.075,63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020.197" calcext:value-type="float">
            <text:p>11.020,20</text:p>
          </table:table-cell>
          <table:table-cell table:style-name="ce14" table:formula="of:=[07_23.FF2]" office:value-type="float" office:value="0" calcext:value-type="float">
            <text:p>0,00</text:p>
          </table:table-cell>
          <table:table-cell table:style-name="ce15" table:formula="of:=[07_23.G2]" office:value-type="float" office:value="-31810.31" calcext:value-type="float">
            <text:p>-31.810,31</text:p>
          </table:table-cell>
          <table:table-cell table:style-name="ce17" table:formula="of:=[.E9]+[.F9]+[.G8]" office:value-type="float" office:value="-107885.94" calcext:value-type="float">
            <text:p>-107.885,94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60" calcext:value-type="float">
            <text:p>60</text:p>
          </table:table-cell>
          <table:table-cell table:style-name="ce20" table:formula="of:=[.J9]*[.$K$1]" office:value-type="float" office:value="14.0826" calcext:value-type="float">
            <text:p>14,08</text:p>
          </table:table-cell>
          <table:table-cell table:style-name="ce20" table:formula="of:=[.J9]-[.K9]" office:value-type="float" office:value="45.9174" calcext:value-type="float">
            <text:p>45,92</text:p>
          </table:table-cell>
          <table:table-cell table:style-name="ce1"/>
          <table:table-cell office:value-type="string" calcext:value-type="string">
            <text:p>Ekm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26248.12" calcext:value-type="float">
            <text:p>-26.248,12</text:p>
          </table:table-cell>
          <table:table-cell table:style-name="ce16" table:formula="of:=[.B10]+[.C10]+[.D9]" office:value-type="float" office:value="72683.077" calcext:value-type="float">
            <text:p>72.683,08</text:p>
          </table:table-cell>
          <table:table-cell table:style-name="ce14" table:formula="of:=[08_23.FF2]" office:value-type="float" office:value="0" calcext:value-type="float">
            <text:p>0,00</text:p>
          </table:table-cell>
          <table:table-cell table:style-name="ce15" table:formula="of:=[08_23.G2]" office:value-type="float" office:value="0" calcext:value-type="float">
            <text:p>0,00</text:p>
          </table:table-cell>
          <table:table-cell table:style-name="ce17" table:formula="of:=[.E10]+[.F10]+[.G9]" office:value-type="float" office:value="-107885.94" calcext:value-type="float">
            <text:p>-107.885,94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0]*[.$K$1]" office:value-type="float" office:value="28.1652" calcext:value-type="float">
            <text:p>28,17</text:p>
          </table:table-cell>
          <table:table-cell table:style-name="ce20" table:formula="of:=[.J10]-[.K10]" office:value-type="float" office:value="91.8348" calcext:value-type="float">
            <text:p>91,83</text:p>
          </table:table-cell>
          <table:table-cell table:style-name="ce1"/>
          <table:table-cell office:value-type="string" calcext:value-type="string">
            <text:p>Arlk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24300" calcext:value-type="float">
            <text:p>124.300,00</text:p>
          </table:table-cell>
          <table:table-cell table:style-name="ce15" table:formula="of:=[09_23.E2]" office:value-type="float" office:value="-23868.53" calcext:value-type="float">
            <text:p>-23.868,53</text:p>
          </table:table-cell>
          <table:table-cell table:style-name="ce16" table:formula="of:=[.B11]+[.C11]+[.D10]" office:value-type="float" office:value="173114.547" calcext:value-type="float">
            <text:p>173.114,55</text:p>
          </table:table-cell>
          <table:table-cell table:style-name="ce14" table:formula="of:=[09_23.F2]" office:value-type="float" office:value="0" calcext:value-type="float">
            <text:p>0,00</text:p>
          </table:table-cell>
          <table:table-cell table:style-name="ce15" table:formula="of:=[09_23.G2]" office:value-type="float" office:value="0" calcext:value-type="float">
            <text:p>0,00</text:p>
          </table:table-cell>
          <table:table-cell table:style-name="ce17" table:formula="of:=[.E11]+[.F11]+[.G10]" office:value-type="float" office:value="-107885.94" calcext:value-type="float">
            <text:p>-107.885,94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1]*[.$K$1]" office:value-type="float" office:value="28.1652" calcext:value-type="float">
            <text:p>28,17</text:p>
          </table:table-cell>
          <table:table-cell table:style-name="ce20" table:formula="of:=[.J11]-[.K11]" office:value-type="float" office:value="91.8348" calcext:value-type="float">
            <text:p>91,83</text:p>
          </table:table-cell>
          <table:table-cell table:style-name="ce22" table:formula="of:=[.L15]+[.M15]" office:value-type="float" office:value="643.6749164" calcext:value-type="float">
            <text:p>643,67</text:p>
          </table:table-cell>
          <table:table-cell office:value-type="string" calcext:value-type="string">
            <text:p>Ksm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16800" calcext:value-type="float">
            <text:p>16.800,00</text:p>
          </table:table-cell>
          <table:table-cell table:style-name="ce15" table:formula="of:=[10_23.E2]" office:value-type="float" office:value="-78492.04" calcext:value-type="float">
            <text:p>-78.492,04</text:p>
          </table:table-cell>
          <table:table-cell table:style-name="ce16" table:formula="of:=[.B12]+[.C12]+[.D11]" office:value-type="float" office:value="111422.507" calcext:value-type="float">
            <text:p>111.422,51</text:p>
          </table:table-cell>
          <table:table-cell table:style-name="ce14" table:formula="of:=[10_23.F2]" office:value-type="float" office:value="0" calcext:value-type="float">
            <text:p>0,00</text:p>
          </table:table-cell>
          <table:table-cell table:style-name="ce15" table:formula="of:=[10_23.G2]" office:value-type="float" office:value="0" calcext:value-type="float">
            <text:p>0,00</text:p>
          </table:table-cell>
          <table:table-cell table:style-name="ce17" table:formula="of:=[.E12]+[.F12]+[.G11]" office:value-type="float" office:value="-107885.94" calcext:value-type="float">
            <text:p>-107.885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80" calcext:value-type="float">
            <text:p>80</text:p>
          </table:table-cell>
          <table:table-cell table:style-name="ce20" table:formula="of:=[.J12]*[.$K$1]" office:value-type="float" office:value="18.7768" calcext:value-type="float">
            <text:p>18,78</text:p>
          </table:table-cell>
          <table:table-cell table:style-name="ce20" table:formula="of:=[.J12]-[.K12]" office:value-type="float" office:value="61.2232" calcext:value-type="float">
            <text:p>61,22</text:p>
          </table:table-cell>
          <table:table-cell table:style-name="ce23" table:formula="of:=[.M11]/12" office:value-type="float" office:value="53.6395763666667" calcext:value-type="float">
            <text:p>53,64</text:p>
          </table:table-cell>
          <table:table-cell office:value-type="string" calcext:value-type="string">
            <text:p>Ağsts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196800" calcext:value-type="float">
            <text:p>196.800,00</text:p>
          </table:table-cell>
          <table:table-cell table:style-name="ce15" table:formula="of:=[11_23.E2]" office:value-type="float" office:value="-23659.41" calcext:value-type="float">
            <text:p>-23.659,41</text:p>
          </table:table-cell>
          <table:table-cell table:style-name="ce16" table:formula="of:=[.B13]+[.C13]+[.D12]" office:value-type="float" office:value="284563.097" calcext:value-type="float">
            <text:p>284.563,10</text:p>
          </table:table-cell>
          <table:table-cell table:style-name="ce14" table:formula="of:=[11_23.F2]" office:value-type="float" office:value="0" calcext:value-type="float">
            <text:p>0,00</text:p>
          </table:table-cell>
          <table:table-cell table:style-name="ce15" table:formula="of:=[11_23.G2]" office:value-type="float" office:value="0" calcext:value-type="float">
            <text:p>0,00</text:p>
          </table:table-cell>
          <table:table-cell table:style-name="ce17" table:formula="of:=[.E13]+[.F13]+[.G12]" office:value-type="float" office:value="-107885.94" calcext:value-type="float">
            <text:p>-107.885,94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13]*[.$K$1]" office:value-type="float" office:value="19.5184836" calcext:value-type="float">
            <text:p>19,52</text:p>
          </table:table-cell>
          <table:table-cell table:style-name="ce20" table:formula="of:=[.J13]-[.K13]" office:value-type="float" office:value="63.6415164" calcext:value-type="float">
            <text:p>63,64</text:p>
          </table:table-cell>
          <table:table-cell table:style-name="ce1"/>
          <table:table-cell office:value-type="string" calcext:value-type="string">
            <text:p>Mart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36800" calcext:value-type="float">
            <text:p>136.800,00</text:p>
          </table:table-cell>
          <table:table-cell table:style-name="ce15" table:formula="of:=[12_23.E2]" office:value-type="float" office:value="-116552.37" calcext:value-type="float">
            <text:p>-116.552,37</text:p>
          </table:table-cell>
          <table:table-cell table:style-name="ce16" table:formula="of:=[.B14]+[.C14]+[.D13]" office:value-type="float" office:value="304810.727" calcext:value-type="float">
            <text:p>304.810,73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-11271.36" calcext:value-type="float">
            <text:p>-11.271,36</text:p>
          </table:table-cell>
          <table:table-cell table:style-name="ce17" table:formula="of:=[.E14]+[.F14]+[.G13]" office:value-type="float" office:value="-119157.3" calcext:value-type="float">
            <text:p>-119.157,3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80" calcext:value-type="float">
            <text:p>80</text:p>
          </table:table-cell>
          <table:table-cell table:style-name="ce20" table:formula="of:=[.J14]*[.$K$1]" office:value-type="float" office:value="18.7768" calcext:value-type="float">
            <text:p>18,78</text:p>
          </table:table-cell>
          <table:table-cell table:style-name="ce20" table:formula="of:=[.J14]-[.K14]" office:value-type="float" office:value="61.2232" calcext:value-type="float">
            <text:p>61,22</text:p>
          </table:table-cell>
          <table:table-cell table:style-name="ce1"/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TPLM</text:p>
          </table:table-cell>
          <table:table-cell table:style-name="ce25" table:formula="of:=SUM([.B3:.B14])" office:value-type="float" office:value="814466" calcext:value-type="float">
            <text:p>814.466,00</text:p>
          </table:table-cell>
          <table:table-cell table:style-name="ce26" table:formula="of:=SUM([.C3:.C14])" office:value-type="float" office:value="-509655.273" calcext:value-type="float">
            <text:p>-509.655,27</text:p>
          </table:table-cell>
          <table:table-cell table:style-name="ce27" table:formula="of:=[.B15]+[.C15]" office:value-type="float" office:value="304810.727" calcext:value-type="float">
            <text:p>304.810,73</text:p>
          </table:table-cell>
          <table:table-cell table:style-name="ce25" table:formula="of:=SUM([.E3:.E14])" office:value-type="float" office:value="170108.55" calcext:value-type="float">
            <text:p>170.108,55</text:p>
          </table:table-cell>
          <table:table-cell table:style-name="ce26" table:formula="of:=SUM([.F3:.F14])" office:value-type="float" office:value="-289265.85" calcext:value-type="float">
            <text:p>-289.265,85</text:p>
          </table:table-cell>
          <table:table-cell table:style-name="ce27" table:formula="of:=[.E15]+[.F15]" office:value-type="float" office:value="-119157.3" calcext:value-type="float">
            <text:p>-119.157,30</text:p>
          </table:table-cell>
          <table:table-cell table:style-name="ce18"/>
          <table:table-cell table:style-name="ce28"/>
          <table:table-cell table:style-name="ce28" table:formula="of:=SUM([.J9:.J14])" office:value-type="float" office:value="543.16" calcext:value-type="float">
            <text:p>543,16</text:p>
          </table:table-cell>
          <table:table-cell table:style-name="ce29" table:formula="of:=SUM([.K9:.K14])" office:value-type="float" office:value="127.4850836" calcext:value-type="float">
            <text:p>127,49</text:p>
          </table:table-cell>
          <table:table-cell table:style-name="ce29" table:formula="of:=SUM([.L9:.L14])" office:value-type="float" office:value="415.6749164" calcext:value-type="float">
            <text:p>415,67</text:p>
          </table:table-cell>
          <table:table-cell table:style-name="ce24" table:formula="of:=SUM([.M3:.M8])" office:value-type="float" office:value="228" calcext:value-type="float">
            <text:p>228</text:p>
          </table:table-cell>
          <table:table-cell table:style-name="ce29"/>
          <table:table-cell table:number-columns-repeated="1010"/>
        </table:table-row>
        <table:table-row table:style-name="ro2">
          <table:table-cell table:style-name="ce30" office:value-type="float" office:value="12" calcext:value-type="float">
            <text:p>Tpl / 12</text:p>
          </table:table-cell>
          <table:table-cell table:style-name="ce31" table:formula="of:=[.B15]/[.A16]" office:value-type="float" office:value="67872.1666666667" calcext:value-type="float">
            <text:p>67.872,17</text:p>
          </table:table-cell>
          <table:table-cell table:style-name="ce32" table:formula="of:=[.C15]/[.A16]" office:value-type="float" office:value="-42471.27275" calcext:value-type="float">
            <text:p>-42.471,27</text:p>
          </table:table-cell>
          <table:table-cell table:style-name="ce32"/>
          <table:table-cell table:style-name="ce32" table:formula="of:=[.E15]/[.A16]" office:value-type="float" office:value="14175.7125" calcext:value-type="float">
            <text:p>14.175,71</text:p>
          </table:table-cell>
          <table:table-cell table:style-name="ce32" table:formula="of:=[.F15]/[.A16]" office:value-type="float" office:value="-24105.4875" calcext:value-type="float">
            <text:p>-24.105,49</text:p>
          </table:table-cell>
          <table:table-cell table:style-name="ce32" table:formula="of:=[.G15]/[.A16]" office:value-type="float" office:value="-9929.775" calcext:value-type="float">
            <text:p>-9.929,78</text:p>
          </table:table-cell>
          <table:table-cell table:style-name="ce33"/>
          <table:table-cell table:style-name="ce34"/>
          <table:table-cell table:style-name="ce32" table:formula="of:=[.J15]/12" office:value-type="float" office:value="45.2633333333333" calcext:value-type="float">
            <text:p>45,26</text:p>
          </table:table-cell>
          <table:table-cell table:style-name="ce32" table:formula="of:=[.K15]/12" office:value-type="float" office:value="10.6237569666667" calcext:value-type="float">
            <text:p>10,62</text:p>
          </table:table-cell>
          <table:table-cell table:style-name="ce32" table:formula="of:=[.L15]/12" office:value-type="float" office:value="34.6395763666667" calcext:value-type="float">
            <text:p>34,64</text:p>
          </table:table-cell>
          <table:table-cell table:style-name="ce32" table:formula="of:=[.M15]/12" office:value-type="float" office:value="19" calcext:value-type="float">
            <text:p>19,00</text:p>
          </table:table-cell>
          <table:table-cell table:style-name="ce32"/>
          <table:table-cell table:number-columns-repeated="1010"/>
        </table:table-row>
        <table:table-row table:style-name="ro2">
          <table:table-cell table:number-columns-repeated="2"/>
          <table:table-cell table:style-name="ce35" table:number-columns-repeated="2"/>
          <table:table-cell table:number-columns-repeated="2"/>
          <table:table-cell table:style-name="ce36" table:number-columns-repeated="2"/>
          <table:table-cell table:style-name="ce21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/>
          <table:table-cell table:style-name="ce37"/>
          <table:table-cell table:style-name="ce38" office:value-type="string" calcext:value-type="string">
            <text:p>2022 Aralık <text:s/>Devir</text:p>
          </table:table-cell>
          <table:table-cell table:style-name="ce37"/>
          <table:table-cell table:style-name="ce39"/>
          <table:table-cell table:style-name="ce40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OCAK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7])" office:value-type="float" office:value="13261" calcext:value-type="float">
            <text:p>13.261,00</text:p>
          </table:table-cell>
          <table:table-cell table:style-name="ce45" table:formula="of:=SUM([.E5:.E27])" office:value-type="float" office:value="-22808.31" calcext:value-type="float">
            <text:p>-22.808,31</text:p>
          </table:table-cell>
          <table:table-cell table:style-name="ce45" table:formula="of:=SUM([.F4:.F28])" office:value-type="float" office:value="8049.2" calcext:value-type="float">
            <text:p>8.049,20</text:p>
          </table:table-cell>
          <table:table-cell table:style-name="ce45" table:formula="of:=SUM([.G4:.G28])" office:value-type="float" office:value="-23047.62" calcext:value-type="float">
            <text:p>-23.047,62</text:p>
          </table:table-cell>
          <table:table-cell table:style-name="ce45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30" calcext:value-type="float">
            <text:p>-230,00</text:p>
          </table:table-cell>
          <table:table-cell table:style-name="ce36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23" calcext:value-type="float">
            <text:p>-523,00</text:p>
          </table:table-cell>
          <table:table-cell table:style-name="ce36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8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7" calcext:value-type="date">
            <text:p>07.01.2022</text:p>
          </table:table-cell>
          <table:table-cell table:style-name="ce47" office:value-type="string" calcext:value-type="string">
            <text:p>Aidat Marmara Royal Site 8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4.74" calcext:value-type="float">
            <text:p>-674,74</text:p>
          </table:table-cell>
          <table:table-cell table:style-name="ce36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7" calcext:value-type="date">
            <text:p>07.01.2022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53.05" calcext:value-type="float">
            <text:p>-153,05</text:p>
          </table:table-cell>
          <table:table-cell table:style-name="ce36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48"/>
          <table:table-cell table:style-name="ce36" office:value-type="float" office:value="-87" calcext:value-type="float">
            <text:p>-87,00</text:p>
          </table:table-cell>
          <table:table-cell table:style-name="ce36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560" calcext:value-type="float">
            <text:p>-1.560,00</text:p>
          </table:table-cell>
          <table:table-cell table:style-name="ce36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office:value-type="float" office:value="-200" calcext:value-type="float">
            <text:p>-200,00</text:p>
          </table:table-cell>
          <table:table-cell/>
          <table:table-cell table:style-name="ce36" office:value-type="float" office:value="-183.26" calcext:value-type="float">
            <text:p>-183,26</text:p>
          </table:table-cell>
          <table:table-cell table:style-name="ce36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48]" office:value-type="float" office:value="-7233.57" calcext:value-type="float">
            <text:p>-7.233,57</text:p>
          </table:table-cell>
          <table:table-cell table:style-name="ce36"/>
          <table:table-cell table:style-name="ce36" office:value-type="float" office:value="-7233.57" calcext:value-type="float">
            <text:p>-7.233,57</text:p>
          </table:table-cell>
          <table:table-cell table:style-name="ce36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 işten havale</text:p>
          </table:table-cell>
          <table:table-cell table:number-columns-repeated="2"/>
          <table:table-cell table:style-name="ce35"/>
          <table:table-cell table:number-columns-repeated="2"/>
          <table:table-cell table:style-name="ce36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1" calcext:value-type="float">
            <text:p>-2.701,00</text:p>
          </table:table-cell>
          <table:table-cell table:style-name="ce36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48"/>
          <table:table-cell table:style-name="ce36" office:value-type="float" office:value="1500" calcext:value-type="float">
            <text:p>1.500,00</text:p>
          </table:table-cell>
          <table:table-cell table:style-name="ce36"/>
          <table:table-cell table:style-name="ce36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/>
          <table:table-cell table:style-name="ce36" office:value-type="float" office:value="5549.2" calcext:value-type="float">
            <text:p>5.549,20</text:p>
          </table:table-cell>
          <table:table-cell table:style-name="ce36"/>
          <table:table-cell table:style-name="ce36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5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53" office:value-type="string" calcext:value-type="string">
            <text:p>Kira snyG Metin ÇELİK 4/8 31-12-2022</text:p>
          </table:table-cell>
          <table:table-cell table:style-name="ce53"/>
          <table:table-cell table:style-name="ce54" office:value-type="currency" office:currency="TRY" office:value="1000" calcext:value-type="currency">
            <text:p>₺1.000,00</text:p>
          </table:table-cell>
          <table:table-cell/>
          <table:table-cell table:style-name="ce55" office:value-type="float" office:value="1000" calcext:value-type="float">
            <text:p>1.000,00</text:p>
          </table:table-cell>
          <table:table-cell table:style-name="ce36"/>
          <table:table-cell table:style-name="ce36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 office:value-type="date" office:date-value="2022-03-30" calcext:value-type="date">
            <text:p>30.03.2022</text:p>
          </table:table-cell>
          <table:table-cell table:style-name="ce53" office:value-type="string" calcext:value-type="string">
            <text:p>SnyF-Kynkçı Merdal 12/12-2022-23</text:p>
          </table:table-cell>
          <table:table-cell table:style-name="ce53"/>
          <table:table-cell table:style-name="ce53" office:value-type="string" calcext:value-type="string">
            <text:p>3 aylık kira bedeli</text:p>
          </table:table-cell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58" office:value-type="date" office:date-value="2022-10-10" calcext:value-type="date">
            <text:p>10.10.2022</text:p>
          </table:table-cell>
          <table:table-cell table:style-name="ce53" office:value-type="string" calcext:value-type="string">
            <text:p>snyA Ayhan Tüfek 42000-40000</text:p>
          </table:table-cell>
          <table:table-cell table:style-name="ce60"/>
          <table:table-cell table:style-name="ce53" office:value-type="string" calcext:value-type="string">
            <text:p>%57,14 aylık kira bedeli</text:p>
          </table:table-cell>
          <table:table-cell table:style-name="ce53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58"/>
          <table:table-cell table:style-name="ce53" office:value-type="string" calcext:value-type="string">
            <text:p>cihan oto 12 ay teminattan kalan</text:p>
          </table:table-cell>
          <table:table-cell table:style-name="ce60"/>
          <table:table-cell table:style-name="ce53"/>
          <table:table-cell table:style-name="ce53" office:value-type="float" office:value="100" calcext:value-type="float">
            <text:p>1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6130.21" calcext:value-type="float">
            <text:p>6.130,21</text:p>
          </table:table-cell>
          <table:table-cell table:style-name="ce65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66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55" office:value-type="float" office:value="1222" calcext:value-type="float">
            <text:p>1.222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35" office:value-type="float" office:value="1264.87" calcext:value-type="float">
            <text:p>1.264,87</text:p>
          </table:table-cell>
          <table:table-cell table:style-name="ce36" office:value-type="float" office:value="1265" calcext:value-type="float">
            <text:p>1.26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35" office:value-type="float" office:value="366.02" calcext:value-type="float">
            <text:p>366,02</text:p>
          </table:table-cell>
          <table:table-cell table:style-name="ce36" office:value-type="float" office:value="366" calcext:value-type="float">
            <text:p>366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67" office:value-type="float" office:value="200" calcext:value-type="float">
            <text:p>200,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bankadan havale</text:p>
          </table:table-cell>
          <table:table-cell/>
          <table:table-cell table:style-name="ce3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bankadan havale</text:p>
          </table:table-cell>
          <table:table-cell/>
          <table:table-cell table:style-name="ce3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49"/>
          <table:table-cell table:style-name="ce68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35" office:value-type="float" office:value="183.26" calcext:value-type="float">
            <text:p>183,26</text:p>
          </table:table-cell>
          <table:table-cell table:style-name="ce49" office:value-type="float" office:value="183.26" calcext:value-type="float">
            <text:p>183,2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4/6</text:p>
          </table:table-cell>
          <table:table-cell table:style-name="ce49"/>
          <table:table-cell table:style-name="ce49" office:value-type="string" calcext:value-type="string">
            <text:p><text:s/>4 – 6</text:p>
          </table:table-cell>
          <table:table-cell table:style-name="ce36"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4/6</text:p>
          </table:table-cell>
          <table:table-cell table:style-name="ce49"/>
          <table:table-cell table:style-name="ce49" office:value-type="string" calcext:value-type="string">
            <text:p><text:s/>4 – 6</text:p>
          </table:table-cell>
          <table:table-cell table:style-name="ce36"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49"/>
          <table:table-cell table:style-name="ce49" office:value-type="string" calcext:value-type="string">
            <text:p><text:s/>2 – 9</text:p>
          </table:table-cell>
          <table:table-cell table:style-name="ce36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2/3</text:p>
          </table:table-cell>
          <table:table-cell table:style-name="ce49"/>
          <table:table-cell table:style-name="ce47" office:value-type="string" calcext:value-type="string">
            <text:p><text:s/>2 – 3</text:p>
          </table:table-cell>
          <table:table-cell table:style-name="ce36" office:value-type="float" office:value="-678.58" calcext:value-type="float">
            <text:p>-678,5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1 – 4</text:p>
          </table:table-cell>
          <table:table-cell table:style-name="ce36"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9" calcext:value-type="date">
            <text:p>29.11.2022</text:p>
          </table:table-cell>
          <table:table-cell table:style-name="ce43" office:value-type="string" calcext:value-type="string">
            <text:p>erenler pide 12- k1</text:p>
          </table:table-cell>
          <table:table-cell table:number-columns-repeated="2"/>
          <table:table-cell table:style-name="ce36" office:value-type="float" office:value="-182.4" calcext:value-type="float">
            <text:p>-182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ev internet</text:p>
          </table:table-cell>
          <table:table-cell table:number-columns-repeated="2"/>
          <table:table-cell table:style-name="ce36" office:value-type="float" office:value="-74.9" calcext:value-type="float">
            <text:p>-74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30" calcext:value-type="date">
            <text:p>30.11.2022</text:p>
          </table:table-cell>
          <table:table-cell table:style-name="ce43" office:value-type="string" calcext:value-type="string">
            <text:p>erenler pide 12- k2</text:p>
          </table:table-cell>
          <table:table-cell table:number-columns-repeated="2"/>
          <table:table-cell table:style-name="ce36" office:value-type="float" office:value="-137.89" calcext:value-type="float">
            <text:p>-137,8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9" office:value-type="string" calcext:value-type="string">
            <text:p>ayfer kurt ???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49" office:value-type="string" calcext:value-type="string">
            <text:p>erenler</text:p>
          </table:table-cell>
          <table:table-cell table:style-name="ce49" table:number-columns-repeated="2"/>
          <table:table-cell table:style-name="ce36" office:value-type="float" office:value="-142.64" calcext:value-type="float">
            <text:p>-142,6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69" office:value-type="string" calcext:value-type="string">
            <text:p>erenler pide 12- k3</text:p>
          </table:table-cell>
          <table:table-cell table:style-name="ce49" table:number-columns-repeated="2"/>
          <table:table-cell table:style-name="ce36" office:value-type="float" office:value="-148.47" calcext:value-type="float">
            <text:p>-148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69" office:value-type="string" calcext:value-type="string">
            <text:p>erenler pide 12- k4</text:p>
          </table:table-cell>
          <table:table-cell table:style-name="ce49" table:number-columns-repeated="2"/>
          <table:table-cell table:style-name="ce36" office:value-type="float" office:value="-142.77" calcext:value-type="float">
            <text:p>-142,7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aşıkbaba</text:p>
          </table:table-cell>
          <table:table-cell table:style-name="ce49" table:number-columns-repeated="2"/>
          <table:table-cell table:style-name="ce36" office:value-type="float" office:value="-334.55" calcext:value-type="float">
            <text:p>-334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tokat avm yunus</text:p>
          </table:table-cell>
          <table:table-cell table:style-name="ce49" table:number-columns-repeated="2"/>
          <table:table-cell table:style-name="ce36" office:value-type="float" office:value="-148.75" calcext:value-type="float">
            <text:p>-148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6" calcext:value-type="date">
            <text:p>06.12.2022</text:p>
          </table:table-cell>
          <table:table-cell table:style-name="ce49" office:value-type="string" calcext:value-type="string">
            <text:p>benzin audi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8" calcext:value-type="date">
            <text:p>08.12.2022</text:p>
          </table:table-cell>
          <table:table-cell table:style-name="ce49" office:value-type="string" calcext:value-type="string">
            <text:p>yunus</text:p>
          </table:table-cell>
          <table:table-cell table:style-name="ce49" table:number-columns-repeated="2"/>
          <table:table-cell table:style-name="ce36" office:value-type="float" office:value="-223.23" calcext:value-type="float">
            <text:p>-223,2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09" calcext:value-type="date">
            <text:p>09.12.2022</text:p>
          </table:table-cell>
          <table:table-cell table:style-name="ce69" office:value-type="string" calcext:value-type="string">
            <text:p>erenler pide 12- k5</text:p>
          </table:table-cell>
          <table:table-cell table:style-name="ce49" table:number-columns-repeated="2"/>
          <table:table-cell table:style-name="ce36" office:value-type="float" office:value="-218.37" calcext:value-type="float">
            <text:p>-218,3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0" calcext:value-type="date">
            <text:p>10.12.2022</text:p>
          </table:table-cell>
          <table:table-cell table:style-name="ce69" office:value-type="string" calcext:value-type="string">
            <text:p>erenler pide 12- k6</text:p>
          </table:table-cell>
          <table:table-cell table:style-name="ce49" table:number-columns-repeated="2"/>
          <table:table-cell table:style-name="ce36" office:value-type="float" office:value="-209.35" calcext:value-type="float">
            <text:p>-209,3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2" calcext:value-type="date">
            <text:p>12.12.2022</text:p>
          </table:table-cell>
          <table:table-cell table:style-name="ce69" office:value-type="string" calcext:value-type="string">
            <text:p>erenler pide 12- k7</text:p>
          </table:table-cell>
          <table:table-cell table:number-columns-repeated="2"/>
          <table:table-cell table:style-name="ce36" office:value-type="float" office:value="-202.93" calcext:value-type="float">
            <text:p>-202,9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4" calcext:value-type="date">
            <text:p>14.12.2022</text:p>
          </table:table-cell>
          <table:table-cell table:style-name="ce69" office:value-type="string" calcext:value-type="string">
            <text:p>erenler pide 12- k8</text:p>
          </table:table-cell>
          <table:table-cell table:style-name="ce49" table:number-columns-repeated="2"/>
          <table:table-cell table:style-name="ce36" office:value-type="float" office:value="-167.75" calcext:value-type="float">
            <text:p>-167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7" calcext:value-type="date">
            <text:p>17.12.2022</text:p>
          </table:table-cell>
          <table:table-cell table:style-name="ce43" office:value-type="string" calcext:value-type="string">
            <text:p>erenler pide 12- k9</text:p>
          </table:table-cell>
          <table:table-cell table:number-columns-repeated="2"/>
          <table:table-cell table:style-name="ce36" office:value-type="float" office:value="-221.18" calcext:value-type="float">
            <text:p>-221,1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audi benzin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yunus market</text:p>
          </table:table-cell>
          <table:table-cell table:style-name="ce49" table:number-columns-repeated="2"/>
          <table:table-cell table:style-name="ce36" office:value-type="float" office:value="-268.73" calcext:value-type="float">
            <text:p>-268,7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8" calcext:value-type="date">
            <text:p>18.12.2022</text:p>
          </table:table-cell>
          <table:table-cell table:style-name="ce49" office:value-type="string" calcext:value-type="string">
            <text:p>kuruymş</text:p>
          </table:table-cell>
          <table:table-cell table:style-name="ce49" table:number-columns-repeated="2"/>
          <table:table-cell table:style-name="ce36" office:value-type="float" office:value="-140.9" calcext:value-type="float">
            <text:p>-140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19" calcext:value-type="date">
            <text:p>19.12.2022</text:p>
          </table:table-cell>
          <table:table-cell table:style-name="ce43" office:value-type="string" calcext:value-type="string">
            <text:p>erenler pide 12- k10</text:p>
          </table:table-cell>
          <table:table-cell table:style-name="ce49" table:number-columns-repeated="2"/>
          <table:table-cell table:style-name="ce36" office:value-type="float" office:value="-138.4" calcext:value-type="float">
            <text:p>-138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0" calcext:value-type="date">
            <text:p>20.12.2022</text:p>
          </table:table-cell>
          <table:table-cell table:style-name="ce43" office:value-type="string" calcext:value-type="string">
            <text:p>erenler pide 12- k11</text:p>
          </table:table-cell>
          <table:table-cell table:style-name="ce49" table:number-columns-repeated="2"/>
          <table:table-cell table:style-name="ce36" office:value-type="float" office:value="-277.5" calcext:value-type="float">
            <text:p>-277,5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1" calcext:value-type="date">
            <text:p>21.12.2022</text:p>
          </table:table-cell>
          <table:table-cell table:style-name="ce43" office:value-type="string" calcext:value-type="string">
            <text:p>erenler pide 12- k12</text:p>
          </table:table-cell>
          <table:table-cell table:style-name="ce49" table:number-columns-repeated="2"/>
          <table:table-cell table:style-name="ce36" office:value-type="float" office:value="-166.62" calcext:value-type="float">
            <text:p>-166,6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2" calcext:value-type="date">
            <text:p>22.12.2022</text:p>
          </table:table-cell>
          <table:table-cell table:style-name="ce49" office:value-type="string" calcext:value-type="string">
            <text:p>2240 vodafon</text:p>
          </table:table-cell>
          <table:table-cell table:style-name="ce49" table:number-columns-repeated="2"/>
          <table:table-cell table:style-name="ce36" office:value-type="float" office:value="-90" calcext:value-type="float">
            <text:p>-9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3" calcext:value-type="date">
            <text:p>23.12.2022</text:p>
          </table:table-cell>
          <table:table-cell table:style-name="ce43" office:value-type="string" calcext:value-type="string">
            <text:p>erenler pide 12- k13</text:p>
          </table:table-cell>
          <table:table-cell table:style-name="ce49" table:number-columns-repeated="2"/>
          <table:table-cell table:style-name="ce36" office:value-type="float" office:value="-192" calcext:value-type="float">
            <text:p>-192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43"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2 Ocak <text:s/>Devir</text:p>
          </table:table-cell>
          <table:table-cell table:style-name="ce37"/>
          <table:table-cell table:style-name="ce39"/>
          <table:table-cell table:style-name="ce40" table:formula="of:=SUM([.E85:.E92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89]*[.C89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90]*[.C90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91]*[.C91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36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85:.E94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_2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default-cell-style-name="ce1"/>
        <table:table-row table:style-name="ro2">
          <table:table-cell table:number-columns-repeated="5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45" table:formula="of:=SUM([.F4:.F43])" office:value-type="float" office:value="26990.01" calcext:value-type="float">
            <text:p>26.990,01</text:p>
          </table:table-cell>
          <table:table-cell table:style-name="ce45" table:formula="of:=SUM([.G4:.G43])" office:value-type="float" office:value="-77441.49" calcext:value-type="float">
            <text:p>-77.441,49</text:p>
          </table:table-cell>
          <table:table-cell table:style-name="ce45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3-02-02" calcext:value-type="date">
            <text:p>02.02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64" calcext:value-type="float">
            <text:p>-264,00</text:p>
          </table:table-cell>
          <table:table-cell table:style-name="ce3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2" calcext:value-type="date">
            <text:p>02.02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31" calcext:value-type="float">
            <text:p>-531,00</text:p>
          </table:table-cell>
          <table:table-cell table:style-name="ce3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3" calcext:value-type="date">
            <text:p>03.02.2023</text:p>
          </table:table-cell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87]" office:value-type="float" office:value="-3076.29" calcext:value-type="float">
            <text:p>-3.076,29</text:p>
          </table:table-cell>
          <table:table-cell/>
          <table:table-cell table:style-name="ce36" office:value-type="float" office:value="-3076.29" calcext:value-type="float">
            <text:p>-3.076,29</text:p>
          </table:table-cell>
          <table:table-cell table:style-name="ce3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table:style-name="ce70" office:value-type="string" calcext:value-type="string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table:style-name="ce73" office:value-type="float" office:value="6920" calcext:value-type="float">
            <text:p>6.920,00</text:p>
          </table:table-cell>
          <table:table-cell table:style-name="ce36"/>
          <table:table-cell table:style-name="ce3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table:style-name="ce70" office:value-type="string" calcext:value-type="string">
            <text:p>Doğuş Kira 6/12-2023-24</text:p>
          </table:table-cell>
          <table:table-cell table:style-name="ce70" office:value-type="string" calcext:value-type="string">
            <text:p>bankadan</text:p>
          </table:table-cell>
          <table:table-cell table:style-name="ce71"/>
          <table:table-cell table:style-name="ce72"/>
          <table:table-cell table:style-name="ce73" office:value-type="float" office:value="6000" calcext:value-type="float">
            <text:p>6.000,00</text:p>
          </table:table-cell>
          <table:table-cell table:style-name="ce36"/>
          <table:table-cell table:style-name="ce3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62]" office:value-type="float" office:value="-4657.2" calcext:value-type="float">
            <text:p>-4.657,20</text:p>
          </table:table-cell>
          <table:table-cell table:style-name="ce36"/>
          <table:table-cell table:style-name="ce36" office:value-type="float" office:value="-4657.21" calcext:value-type="float">
            <text:p>-4.657,21</text:p>
          </table:table-cell>
          <table:table-cell table:style-name="ce3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36"/>
          <table:table-cell table:style-name="ce36" office:value-type="float" office:value="-5000" calcext:value-type="float">
            <text:p>-5.000,00</text:p>
          </table:table-cell>
          <table:table-cell table:style-name="ce3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Kira Adem Özen 9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Aidat Marmara Royal Site 9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36"/>
          <table:table-cell table:style-name="ce36" office:value-type="float" office:value="-670.27" calcext:value-type="float">
            <text:p>-670,27</text:p>
          </table:table-cell>
          <table:table-cell table:style-name="ce3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102.03" calcext:value-type="float">
            <text:p>-102,03</text:p>
          </table:table-cell>
          <table:table-cell table:style-name="ce3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56"/>
          <table:table-cell table:style-name="ce36" office:value-type="float" office:value="-2667" calcext:value-type="float">
            <text:p>-2.667,00</text:p>
          </table:table-cell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50" office:value-type="string" calcext:value-type="string">
            <text:p>Elektrik 9522138254 Sanayi</text:p>
          </table:table-cell>
          <table:table-cell table:number-columns-repeated="2"/>
          <table:table-cell table:style-name="ce36" table:formula="of:=[.D58]*-1" office:value-type="float" office:value="-87.69" calcext:value-type="float">
            <text:p>-87,69</text:p>
          </table:table-cell>
          <table:table-cell/>
          <table:table-cell table:style-name="ce36" table:formula="of:=[.D58]*-1" office:value-type="float" office:value="-87.69" calcext:value-type="float">
            <text:p>-87,69</text:p>
          </table:table-cell>
          <table:table-cell table:style-name="ce3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4" calcext:value-type="date">
            <text:p>14.02.2023</text:p>
          </table:table-cell>
          <table:table-cell table:style-name="ce50" office:value-type="string" calcext:value-type="string">
            <text:p>İstanbuldan gül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204" calcext:value-type="float">
            <text:p>-204,00</text:p>
          </table:table-cell>
          <table:table-cell table:style-name="ce3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Elektrik 8758480300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95" calcext:value-type="float">
            <text:p>-95,00</text:p>
          </table:table-cell>
          <table:table-cell table:style-name="ce3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table:style-name="ce49" office:value-type="string" calcext:value-type="string">
            <text:p>Doğalgaz 800004222954 Kümbet D10</text:p>
          </table:table-cell>
          <table:table-cell/>
          <table:table-cell table:style-name="ce49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872.5" calcext:value-type="float">
            <text:p>-1.872,50</text:p>
          </table:table-cell>
          <table:table-cell table:style-name="ce3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99.5" calcext:value-type="float">
            <text:p>-99,50</text:p>
          </table:table-cell>
          <table:table-cell table:style-name="ce3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/>
          <table:table-cell table:style-name="ce48"/>
          <table:table-cell table:style-name="ce36"/>
          <table:table-cell table:style-name="ce3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 table:style-name="ce36"/>
          <table:table-cell table:style-name="ce36" office:value-type="float" office:value="5570.01" calcext:value-type="float">
            <text:p>5.570,01</text:p>
          </table:table-cell>
          <table:table-cell table:style-name="ce36"/>
          <table:table-cell table:style-name="ce3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/>
          <table:table-cell table:style-name="ce48" table:number-columns-repeated="2"/>
          <table:table-cell table:style-name="ce3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2" calcext:value-type="float">
            <text:p>-2.702,00</text:p>
          </table:table-cell>
          <table:table-cell table:style-name="ce3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6" office:value-type="float" office:value="-30374" calcext:value-type="float">
            <text:p>-30.374,00</text:p>
          </table:table-cell>
          <table:table-cell table:style-name="ce36" table:number-columns-repeated="2"/>
          <table:table-cell table:style-name="ce3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02" calcext:value-type="float">
            <text:p>-2.702,00</text:p>
          </table:table-cell>
          <table:table-cell table:style-name="ce3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36"/>
          <table:table-cell table:style-name="ce36" office:value-type="float" office:value="-5040" calcext:value-type="float">
            <text:p>-5.040,00</text:p>
          </table:table-cell>
          <table:table-cell table:style-name="ce3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35" office:value-type="float" office:value="1111" calcext:value-type="float">
            <text:p>1.111,00</text:p>
          </table:table-cell>
          <table:table-cell/>
          <table:table-cell table:style-name="ce36" table:number-columns-repeated="2"/>
          <table:table-cell table:style-name="ce3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table:number-columns-repeated="2"/>
          <table:table-cell table:style-name="ce3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51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5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56"/>
          <table:table-cell table:style-name="ce1"/>
          <table:table-cell/>
          <table:table-cell table:style-name="ce36"/>
          <table:table-cell table:style-name="ce3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53" office:value-type="string" calcext:value-type="string">
            <text:p>Metin Elektrik Teminat 1200 – 6/6 200 TL</text:p>
          </table:table-cell>
          <table:table-cell table:style-name="ce49" table:number-columns-repeated="2"/>
          <table:table-cell table:style-name="ce1"/>
          <table:table-cell table:number-columns-repeated="2"/>
          <table:table-cell table:style-name="ce3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56"/>
          <table:table-cell table:number-columns-repeated="2"/>
          <table:table-cell table:style-name="ce36" office:value-type="float" office:value="-1368" calcext:value-type="float">
            <text:p>-1.368,00</text:p>
          </table:table-cell>
          <table:table-cell table:style-name="ce3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36"/>
          <table:table-cell/>
          <table:table-cell table:style-name="ce36"/>
          <table:table-cell table:style-name="ce36" office:value-type="float" office:value="-6920" calcext:value-type="float">
            <text:p>-6.920,00</text:p>
          </table:table-cell>
          <table:table-cell table:style-name="ce3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36"/>
          <table:table-cell/>
          <table:table-cell table:style-name="ce36" table:number-columns-repeated="2"/>
          <table:table-cell table:style-name="ce3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36"/>
          <table:table-cell/>
          <table:table-cell table:style-name="ce36"/>
          <table:table-cell table:style-name="ce36" office:value-type="float" office:value="-32000" calcext:value-type="float">
            <text:p>-32.000,00</text:p>
          </table:table-cell>
          <table:table-cell table:style-name="ce3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 office:value-type="date" office:date-value="2022-03-30" calcext:value-type="date">
            <text:p>30.03.2022</text:p>
          </table:table-cell>
          <table:table-cell table:style-name="ce53" office:value-type="string" calcext:value-type="string">
            <text:p>SnyF-Kynkçı Merdal 12/12-2022-23</text:p>
          </table:table-cell>
          <table:table-cell table:style-name="ce53"/>
          <table:table-cell table:style-name="ce53" office:value-type="string" calcext:value-type="string">
            <text:p>2 aylık kira bedeli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58" office:value-type="date" office:date-value="2022-10-10" calcext:value-type="date">
            <text:p>10.10.2022</text:p>
          </table:table-cell>
          <table:table-cell table:style-name="ce53" office:value-type="string" calcext:value-type="string">
            <text:p>snyA Ayhan Tüfek 42000-40000</text:p>
          </table:table-cell>
          <table:table-cell table:style-name="ce60"/>
          <table:table-cell table:style-name="ce53" office:value-type="string" calcext:value-type="string">
            <text:p>%57,14 aylık kira bedeli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58"/>
          <table:table-cell table:style-name="ce53" office:value-type="string" calcext:value-type="string">
            <text:p>cihan oto 12-1 ay teminattan kalan</text:p>
          </table:table-cell>
          <table:table-cell table:style-name="ce60"/>
          <table:table-cell table:style-name="ce53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/>
          <table:table-cell table:style-name="ce13" table:number-columns-repeated="2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49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Elektrik Teminat 1200 – 6/6</text:p>
          </table:table-cell>
          <table:table-cell table:style-name="ce49"/>
          <table:table-cell table:style-name="ce74"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</text:p>
          </table:table-cell>
          <table:table-cell table:style-name="ce49"/>
          <table:table-cell table:style-name="ce49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75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5/6</text:p>
          </table:table-cell>
          <table:table-cell table:style-name="ce49"/>
          <table:table-cell table:style-name="ce49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5/6</text:p>
          </table:table-cell>
          <table:table-cell table:style-name="ce49"/>
          <table:table-cell table:style-name="ce49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49"/>
          <table:table-cell table:style-name="ce49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3/3</text:p>
          </table:table-cell>
          <table:table-cell table:style-name="ce49"/>
          <table:table-cell table:style-name="ce4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49" table:number-columns-repeated="2"/>
          <table:table-cell office:value-type="float" office:value="-76.3" calcext:value-type="float">
            <text:p>-76,3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75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2-24" calcext:value-type="date">
            <text:p>24.12.2022</text:p>
          </table:table-cell>
          <table:table-cell table:style-name="ce49" office:value-type="string" calcext:value-type="string">
            <text:p>erenler pide 12- kkdnz01</text:p>
          </table:table-cell>
          <table:table-cell table:style-name="ce49" table:number-columns-repeated="2"/>
          <table:table-cell office:value-type="float" office:value="-136.19" calcext:value-type="float">
            <text:p>-136,1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table:style-name="ce49" office:value-type="string" calcext:value-type="string">
            <text:p>erenler pide 12- kkdnz02</text:p>
          </table:table-cell>
          <table:table-cell table:style-name="ce49" table:number-columns-repeated="2"/>
          <table:table-cell office:value-type="float" office:value="-193.47" calcext:value-type="float">
            <text:p>-193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toyota rav4 yağ-filtre</text:p>
          </table:table-cell>
          <table:table-cell table:style-name="ce49" table:number-columns-repeated="2"/>
          <table:table-cell office:value-type="float" office:value="-600" calcext:value-type="float">
            <text:p>-6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erenler pide 12- kkdnz03</text:p>
          </table:table-cell>
          <table:table-cell table:style-name="ce49" table:number-columns-repeated="2"/>
          <table:table-cell office:value-type="float" office:value="-206.27" calcext:value-type="float">
            <text:p>-206,2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8" calcext:value-type="date">
            <text:p>28.12.2022</text:p>
          </table:table-cell>
          <table:table-cell table:style-name="ce49" office:value-type="string" calcext:value-type="string">
            <text:p>erenler pide 12- kkdnz04</text:p>
          </table:table-cell>
          <table:table-cell table:style-name="ce49" table:number-columns-repeated="2"/>
          <table:table-cell office:value-type="float" office:value="-146.44" calcext:value-type="float">
            <text:p>-146,4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01" calcext:value-type="date">
            <text:p>01.01.2023</text:p>
          </table:table-cell>
          <table:table-cell table:style-name="ce49" office:value-type="string" calcext:value-type="string">
            <text:p>sivas yemek</text:p>
          </table:table-cell>
          <table:table-cell table:style-name="ce49" table:number-columns-repeated="2"/>
          <table:table-cell office:value-type="float" office:value="-340" calcext:value-type="float">
            <text:p>-34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02" calcext:value-type="date">
            <text:p>02.01.2023</text:p>
          </table:table-cell>
          <table:table-cell table:style-name="ce6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4" calcext:value-type="date">
            <text:p>04.01.2023</text:p>
          </table:table-cell>
          <table:table-cell table:style-name="ce6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5" calcext:value-type="date">
            <text:p>05.01.2023</text:p>
          </table:table-cell>
          <table:table-cell table:style-name="ce6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21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style-name="ce41"/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Şubat <text:s/>Devir</text:p>
          </table:table-cell>
          <table:table-cell table:style-name="ce37"/>
          <table:table-cell table:style-name="ce39"/>
          <table:table-cell table:style-name="ce40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Şubat çıkışı</text:p>
          </table:table-cell>
          <table:table-cell table:style-name="ce3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style-name="ce1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R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36])" office:value-type="float" office:value="88189" calcext:value-type="float">
            <text:p>88.189,00</text:p>
          </table:table-cell>
          <table:table-cell table:style-name="ce45" table:formula="of:=SUM([.E5:.E35])" office:value-type="float" office:value="-24634.69" calcext:value-type="float">
            <text:p>-24.634,69</text:p>
          </table:table-cell>
          <table:table-cell table:style-name="ce45" table:formula="of:=SUM([.F4:.F36])" office:value-type="float" office:value="23139.34" calcext:value-type="float">
            <text:p>23.139,34</text:p>
          </table:table-cell>
          <table:table-cell table:style-name="ce45" table:formula="of:=SUM([.G5:.G40])" office:value-type="float" office:value="-33283.54" calcext:value-type="float">
            <text:p>-33.283,54</text:p>
          </table:table-cell>
          <table:table-cell table:style-name="ce45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4"/>
          <table:table-cell table:style-name="ce36"/>
          <table:table-cell table:style-name="ce36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1" calcext:value-type="date">
            <text:p>01.03.2023</text:p>
          </table:table-cell>
          <table:table-cell table:style-name="ce46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36"/>
          <table:table-cell table:style-name="ce36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6" calcext:value-type="date">
            <text:p>06.03.2023</text:p>
          </table:table-cell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24" calcext:value-type="float">
            <text:p>-224,00</text:p>
          </table:table-cell>
          <table:table-cell table:style-name="ce36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6" calcext:value-type="date">
            <text:p>06.03.2023</text:p>
          </table:table-cell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61" calcext:value-type="float">
            <text:p>-461,00</text:p>
          </table:table-cell>
          <table:table-cell table:style-name="ce36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4" calcext:value-type="date">
            <text:p>14.03.2023</text:p>
          </table:table-cell>
          <table:table-cell table:style-name="ce47" office:value-type="string" calcext:value-type="string">
            <text:p>Kira Adem Özen 10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table:style-name="ce47" office:value-type="string" calcext:value-type="string">
            <text:p>Aidat Marmara Royal Site 10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36"/>
          <table:table-cell table:style-name="ce36" office:value-type="float" office:value="-672.15" calcext:value-type="float">
            <text:p>-672,15</text:p>
          </table:table-cell>
          <table:table-cell table:style-name="ce36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187.46" calcext:value-type="float">
            <text:p>-187,46</text:p>
          </table:table-cell>
          <table:table-cell table:style-name="ce36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464.5" calcext:value-type="float">
            <text:p>-1.464,50</text:p>
          </table:table-cell>
          <table:table-cell table:style-name="ce36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64.5" calcext:value-type="float">
            <text:p>-64,50</text:p>
          </table:table-cell>
          <table:table-cell table:style-name="ce36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 table:number-columns-repeated="2"/>
          <table:table-cell table:style-name="ce36" table:formula="of:=[.D53]*-1" office:value-type="float" office:value="-64.93" calcext:value-type="float">
            <text:p>-64,93</text:p>
          </table:table-cell>
          <table:table-cell table:style-name="ce36"/>
          <table:table-cell table:style-name="ce36" office:value-type="float" office:value="-64.93" calcext:value-type="float">
            <text:p>-64,93</text:p>
          </table:table-cell>
          <table:table-cell table:style-name="ce36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8]" office:value-type="float" office:value="-7675.4" calcext:value-type="float">
            <text:p>-7.675,40</text:p>
          </table:table-cell>
          <table:table-cell table:style-name="ce36"/>
          <table:table-cell table:style-name="ce36" office:value-type="float" office:value="-7675.38" calcext:value-type="float">
            <text:p>-7.675,38</text:p>
          </table:table-cell>
          <table:table-cell table:style-name="ce36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95]" office:value-type="float" office:value="-1174.72" calcext:value-type="float">
            <text:p>-1.174,72</text:p>
          </table:table-cell>
          <table:table-cell/>
          <table:table-cell table:style-name="ce36" office:value-type="float" office:value="-1174.72" calcext:value-type="float">
            <text:p>-1.174,72</text:p>
          </table:table-cell>
          <table:table-cell table:style-name="ce36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1621" calcext:value-type="float">
            <text:p>-1.621,00</text:p>
          </table:table-cell>
          <table:table-cell table:style-name="ce36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35" office:value-type="float" office:value="1111" calcext:value-type="float">
            <text:p>1.111,00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r184 kk</text:p>
          </table:table-cell>
          <table:table-cell/>
          <table:table-cell table:style-name="ce35" office:value-type="float" office:value="2428" calcext:value-type="float">
            <text:p>2.428,00</text:p>
          </table:table-cell>
          <table:table-cell table:style-name="ce48"/>
          <table:table-cell table:style-name="ce36" table:number-columns-repeated="2"/>
          <table:table-cell table:style-name="ce36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5500" calcext:value-type="currency">
            <text:p>₺5.500,00</text:p>
          </table:table-cell>
          <table:table-cell/>
          <table:table-cell table:style-name="ce36" office:value-type="float" office:value="5589.34" calcext:value-type="float">
            <text:p>5.589,34</text:p>
          </table:table-cell>
          <table:table-cell table:style-name="ce36"/>
          <table:table-cell table:style-name="ce36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76" office:value-type="currency" office:currency="TRY" office:value="6500" calcext:value-type="currency">
            <text:p>₺6.500,00</text:p>
          </table:table-cell>
          <table:table-cell/>
          <table:table-cell table:style-name="ce55" office:value-type="float" office:value="6500" calcext:value-type="float">
            <text:p>6.500,00</text:p>
          </table:table-cell>
          <table:table-cell table:style-name="ce36"/>
          <table:table-cell table:style-name="ce36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56"/>
          <table:table-cell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56"/>
          <table:table-cell/>
          <table:table-cell table:style-name="ce36" office:value-type="float" office:value="400" calcext:value-type="float">
            <text:p>400,00</text:p>
          </table:table-cell>
          <table:table-cell table:style-name="ce36"/>
          <table:table-cell table:style-name="ce36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77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36"/>
          <table:table-cell table:style-name="ce36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76"/>
          <table:table-cell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76"/>
          <table:table-cell table:number-columns-repeated="2"/>
          <table:table-cell table:style-name="ce36" office:value-type="float" office:value="-3450" calcext:value-type="float">
            <text:p>-3.450,00</text:p>
          </table:table-cell>
          <table:table-cell table:style-name="ce36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style-name="ce48"/>
          <table:table-cell/>
          <table:table-cell table:style-name="ce36"/>
          <table:table-cell table:style-name="ce36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56"/>
          <table:table-cell table:style-name="ce36" office:value-type="float" office:value="-294.9" calcext:value-type="float">
            <text:p>-294,90</text:p>
          </table:table-cell>
          <table:table-cell/>
          <table:table-cell table:style-name="ce36" office:value-type="float" office:value="-294.9" calcext:value-type="float">
            <text:p>-294,90</text:p>
          </table:table-cell>
          <table:table-cell table:style-name="ce36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/>
          <table:table-cell table:style-name="ce36" table:number-columns-repeated="2"/>
          <table:table-cell table:style-name="ce36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2"/>
          <table:table-cell table:style-name="ce36"/>
          <table:table-cell table:style-name="ce36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2"/>
          <table:table-cell table:style-name="ce36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48"/>
          <table:table-cell table:style-name="ce36" table:number-columns-repeated="2"/>
          <table:table-cell table:style-name="ce36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48"/>
          <table:table-cell table:style-name="ce36" table:number-columns-repeated="2"/>
          <table:table-cell table:style-name="ce36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48"/>
          <table:table-cell table:style-name="ce36"/>
          <table:table-cell table:style-name="ce36" office:value-type="float" office:value="-4800" calcext:value-type="float">
            <text:p>-4.800,00</text:p>
          </table:table-cell>
          <table:table-cell table:style-name="ce36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48"/>
          <table:table-cell table:style-name="ce36" office:value-type="float" office:value="1129" calcext:value-type="float">
            <text:p>1.129,00</text:p>
          </table:table-cell>
          <table:table-cell table:style-name="ce36" office:value-type="float" office:value="-1129" calcext:value-type="float">
            <text:p>-1.129,00</text:p>
          </table:table-cell>
          <table:table-cell table:style-name="ce36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style-name="ce36" office:value-type="string" calcext:value-type="string">
            <text:p>umut aylık +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61"/>
          <table:table-cell table:style-name="ce13" table:number-columns-repeated="3"/>
          <table:table-cell table:style-name="ce55"/>
          <table:table-cell/>
          <table:table-cell table:style-name="ce36" table:number-columns-repeated="2"/>
          <table:table-cell table:number-columns-repeated="1016"/>
        </table:table-row>
        <table:table-row table:style-name="ro2" table:number-rows-repeated="2">
          <table:table-cell table:style-name="ce61"/>
          <table:table-cell table:style-name="ce13"/>
          <table:table-cell table:style-name="ce62"/>
          <table:table-cell table:style-name="ce13" table:number-columns-repeated="2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3"/>
          <table:table-cell table:style-name="ce36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7:.D54])" office:value-type="float" office:value="3899.07" calcext:value-type="float">
            <text:p>3.899,07</text:p>
          </table:table-cell>
          <table:table-cell table:style-name="ce65" table:formula="of:=SUM([.E47:.E54])" office:value-type="float" office:value="3699.07" calcext:value-type="float">
            <text:p>3.699,07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36" office:value-type="float" office:value="933.16" calcext:value-type="float">
            <text:p>933,1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36" office:value-type="float" office:value="996.81" calcext:value-type="float">
            <text:p>996,81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49"/>
          <table:table-cell table:style-name="ce49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office:value-type="float" office:value="64.93" calcext:value-type="float">
            <text:p>64,93</text:p>
          </table:table-cell>
          <table:table-cell table:style-name="ce49" office:value-type="float" office:value="64.93" calcext:value-type="float">
            <text:p>64,93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6"/>
          <table:table-cell table:style-name="ce36"/>
          <table:table-cell table:number-columns-repeated="1017"/>
        </table:table-row>
        <table:table-row table:style-name="ro2">
          <table:table-cell/>
          <table:table-cell table:style-name="ce67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/>
          <table:table-cell table:style-name="ce56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78" table:formula="of:=SUM([.E59:.E92])" office:value-type="float" office:value="-7675.4" calcext:value-type="float">
            <text:p>-7.675,4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number-columns-repeated="6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5/6</text:p>
          </table:table-cell>
          <table:table-cell table:style-name="ce49"/>
          <table:table-cell table:style-name="ce49" office:value-type="string" calcext:value-type="string">
            <text:p><text:s/>6 – 6</text:p>
          </table:table-cell>
          <table:table-cell table:style-name="ce48" office:value-type="float" office:value="-208.17" calcext:value-type="float">
            <text:p>-208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5/6</text:p>
          </table:table-cell>
          <table:table-cell table:style-name="ce49"/>
          <table:table-cell table:style-name="ce49" office:value-type="string" calcext:value-type="string">
            <text:p><text:s/>6 – 6</text:p>
          </table:table-cell>
          <table:table-cell table:style-name="ce48" office:value-type="float" office:value="-151.65" calcext:value-type="float">
            <text:p>-151,6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49"/>
          <table:table-cell table:style-name="ce49" office:value-type="string" calcext:value-type="string">
            <text:p><text:s/>4 – 9</text:p>
          </table:table-cell>
          <table:table-cell table:style-name="ce48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397.46" calcext:value-type="float">
            <text:p>-397,4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80.91" calcext:value-type="float">
            <text:p>-80,9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3 – 4</text:p>
          </table:table-cell>
          <table:table-cell table:style-name="ce48" office:value-type="float" office:value="-49.31" calcext:value-type="float">
            <text:p>-49,3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48" office:value-type="float" office:value="-167.74" calcext:value-type="float">
            <text:p>-167,7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48" office:value-type="float" office:value="-169.33" calcext:value-type="float">
            <text:p>-169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21"/>
          <table:table-cell table:style-name="ce48" office:value-type="float" office:value="-150.32" calcext:value-type="float">
            <text:p>-150,3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21"/>
          <table:table-cell table:style-name="ce48" office:value-type="float" office:value="-171.76" calcext:value-type="float">
            <text:p>-171,7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21"/>
          <table:table-cell table:style-name="ce48" office:value-type="float" office:value="-119.42" calcext:value-type="float">
            <text:p>-119,4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21"/>
          <table:table-cell table:style-name="ce48" office:value-type="float" office:value="-225.4" calcext:value-type="float">
            <text:p>-225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21"/>
          <table:table-cell table:style-name="ce48" office:value-type="float" office:value="-225.4" calcext:value-type="float">
            <text:p>-225,4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134.74" calcext:value-type="float">
            <text:p>-134,7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1 – 3</text:p>
          </table:table-cell>
          <table:table-cell table:style-name="ce48" office:value-type="float" office:value="-378.33" calcext:value-type="float">
            <text:p>-378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48" office:value-type="float" office:value="-880.22" calcext:value-type="float">
            <text:p>-880,22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48" office:value-type="float" office:value="-218.24" calcext:value-type="float">
            <text:p>-218,24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48" office:value-type="float" office:value="-120.45" calcext:value-type="float">
            <text:p>-120,45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21"/>
          <table:table-cell table:style-name="ce48" office:value-type="float" office:value="-130.56" calcext:value-type="float">
            <text:p>-130,56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21"/>
          <table:table-cell table:style-name="ce48" office:value-type="float" office:value="-51.99" calcext:value-type="float">
            <text:p>-51,99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21"/>
          <table:table-cell table:style-name="ce48" office:value-type="float" office:value="-379" calcext:value-type="float">
            <text:p>-379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21"/>
          <table:table-cell table:style-name="ce48" office:value-type="float" office:value="-510" calcext:value-type="float">
            <text:p>-51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21"/>
          <table:table-cell table:style-name="ce48" office:value-type="float" office:value="-51.99" calcext:value-type="float">
            <text:p>-51,99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21"/>
          <table:table-cell table:style-name="ce48" office:value-type="float" office:value="-54.77" calcext:value-type="float">
            <text:p>-54,77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21"/>
          <table:table-cell table:style-name="ce48" office:value-type="float" office:value="-459" calcext:value-type="float">
            <text:p>-459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21"/>
          <table:table-cell table:style-name="ce48" office:value-type="float" office:value="-211" calcext:value-type="float">
            <text:p>-211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21"/>
          <table:table-cell table:style-name="ce48" office:value-type="float" office:value="-100" calcext:value-type="float">
            <text:p>-10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21"/>
          <table:table-cell table:style-name="ce48" office:value-type="float" office:value="-10" calcext:value-type="float">
            <text:p>-10,00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21"/>
          <table:table-cell table:style-name="ce48" office:value-type="float" office:value="-132.77" calcext:value-type="float">
            <text:p>-132,77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21"/>
          <table:table-cell table:style-name="ce48" office:value-type="float" office:value="-186.34" calcext:value-type="float">
            <text:p>-186,34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1 – 4</text:p>
          </table:table-cell>
          <table:table-cell table:style-name="ce48" office:value-type="float" office:value="-164.98" calcext:value-type="float">
            <text:p>-164,98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79" office:value-type="date" office:date-value="2023-02-25" calcext:value-type="date">
            <text:p>25.02.2023</text:p>
          </table:table-cell>
          <table:table-cell table:number-columns-repeated="2"/>
          <table:table-cell table:style-name="ce21"/>
          <table:table-cell table:style-name="ce80" office:value-type="string" calcext:value-type="string">
            <text:p>hesap kesim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number-columns-repeated="6"/>
          <table:table-cell table:style-name="ce36"/>
          <table:table-cell table:number-columns-repeated="1017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96:.E109])" office:value-type="float" office:value="-1174.72" calcext:value-type="float">
            <text:p>-1174,72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41" office:value-type="date" office:date-value="2023-02-08" calcext:value-type="date">
            <text:p>08.02.2023</text:p>
          </table:table-cell>
          <table:table-cell table:style-name="ce49" office:value-type="string" calcext:value-type="string">
            <text:p>erenler pide <text:s/></text:p>
          </table:table-cell>
          <table:table-cell table:style-name="ce49" table:number-columns-repeated="2"/>
          <table:table-cell table:style-name="ce48" office:value-type="float" office:value="-122.33" calcext:value-type="float">
            <text:p>-122,3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08" calcext:value-type="date">
            <text:p>08.02.2023</text:p>
          </table:table-cell>
          <table:table-cell table:style-name="ce49" office:value-type="string" calcext:value-type="string">
            <text:p>trafik cezası atila</text:p>
          </table:table-cell>
          <table:table-cell table:style-name="ce49" table:number-columns-repeated="2"/>
          <table:table-cell table:style-name="ce48" office:value-type="float" office:value="-713.25" calcext:value-type="float">
            <text:p>-713,2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17" calcext:value-type="date">
            <text:p>17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41.98" calcext:value-type="float">
            <text:p>-41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2" calcext:value-type="date">
            <text:p>22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130.93" calcext:value-type="float">
            <text:p>-130,9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3" calcext:value-type="date">
            <text:p>23.02.2023</text:p>
          </table:table-cell>
          <table:table-cell table:style-name="ce49" office:value-type="string" calcext:value-type="string">
            <text:p>erenler pide</text:p>
          </table:table-cell>
          <table:table-cell table:style-name="ce49" table:number-columns-repeated="2"/>
          <table:table-cell table:style-name="ce48" office:value-type="float" office:value="-166.23" calcext:value-type="float">
            <text:p>-166,2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79" office:value-type="date" office:date-value="2023-02-24" calcext:value-type="date">
            <text:p>24.02.2023</text:p>
          </table:table-cell>
          <table:table-cell/>
          <table:table-cell table:style-name="ce49" table:number-columns-repeated="2"/>
          <table:table-cell table:style-name="ce80" office:value-type="string" calcext:value-type="string">
            <text:p>hesap kesim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6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Mart <text:s/>Devir</text:p>
          </table:table-cell>
          <table:table-cell table:style-name="ce37"/>
          <table:table-cell table:style-name="ce39"/>
          <table:table-cell table:style-name="ce40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0.59" calcext:value-type="float">
            <text:p>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179.83" calcext:value-type="float">
            <text:p>1.179,83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18.78" calcext:value-type="float">
            <text:p>18,78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0.36" calcext:value-type="float">
            <text:p>20,36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rt çıkışı</text:p>
          </table:table-cell>
          <table:table-cell table:style-name="ce36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_23" table:style-name="ta2"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6" table:default-cell-style-name="ce1"/>
        <table:table-column table:style-name="co13" table:number-columns-repeated="1016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NİSAN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5])" office:value-type="float" office:value="20911" calcext:value-type="float">
            <text:p>20.911,00</text:p>
          </table:table-cell>
          <table:table-cell table:style-name="ce45" table:formula="of:=SUM([.E4:.E26])" office:value-type="float" office:value="-54277.093" calcext:value-type="float">
            <text:p>-54.277,09</text:p>
          </table:table-cell>
          <table:table-cell table:style-name="ce45" table:formula="of:=SUM([.F4:.F36])" office:value-type="float" office:value="72630" calcext:value-type="float">
            <text:p>72.630,00</text:p>
          </table:table-cell>
          <table:table-cell table:style-name="ce45" table:formula="of:=SUM([.G4:.G36])" office:value-type="float" office:value="-58332.79" calcext:value-type="float">
            <text:p>-58.332,79</text:p>
          </table:table-cell>
          <table:table-cell table:style-name="ce45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07" calcext:value-type="float">
            <text:p>-207,00</text:p>
          </table:table-cell>
          <table:table-cell table:style-name="ce36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56" calcext:value-type="float">
            <text:p>-456,00</text:p>
          </table:table-cell>
          <table:table-cell table:style-name="ce36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03" calcext:value-type="date">
            <text:p>03.04.2023</text:p>
          </table:table-cell>
          <table:table-cell table:style-name="ce47" office:value-type="string" calcext:value-type="string">
            <text:p>Kira Adem Özen 11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03" calcext:value-type="date">
            <text:p>03.04.2023</text:p>
          </table:table-cell>
          <table:table-cell table:style-name="ce47" office:value-type="string" calcext:value-type="string">
            <text:p>Aidat Marmara Royal Site 11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2">
          <table:table-cell table:style-name="ce41" office:value-type="string" calcext:value-type="string">
            <text:p>m</text:p>
          </table:table-cell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39.9" calcext:value-type="float">
            <text:p>-139,90</text:p>
          </table:table-cell>
          <table:table-cell table:style-name="ce36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/>
          <table:table-cell table:style-name="ce36" office:value-type="float" office:value="-1148" calcext:value-type="float">
            <text:p>-1.148,00</text:p>
          </table:table-cell>
          <table:table-cell table:style-name="ce36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36" office:value-type="float" office:value="-150" calcext:value-type="float">
            <text:p>-150,00</text:p>
          </table:table-cell>
          <table:table-cell table:style-name="ce36"/>
          <table:table-cell table:style-name="ce36" office:value-type="float" office:value="-93.5" calcext:value-type="float">
            <text:p>-93,50</text:p>
          </table:table-cell>
          <table:table-cell table:style-name="ce36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table:formula="of:=[.D48]*-1" office:value-type="float" office:value="-107.14" calcext:value-type="float">
            <text:p>-107,14</text:p>
          </table:table-cell>
          <table:table-cell table:style-name="ce36"/>
          <table:table-cell table:style-name="ce36" office:value-type="float" office:value="-107.14" calcext:value-type="float">
            <text:p>-107,14</text:p>
          </table:table-cell>
          <table:table-cell table:style-name="ce36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4]" office:value-type="float" office:value="-5461.223" calcext:value-type="float">
            <text:p>-5.461,22</text:p>
          </table:table-cell>
          <table:table-cell table:style-name="ce36"/>
          <table:table-cell table:style-name="ce36" office:value-type="float" office:value="-5461.22" calcext:value-type="float">
            <text:p>-5.461,22</text:p>
          </table:table-cell>
          <table:table-cell table:style-name="ce36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78]" office:value-type="float" office:value="-31033.99" calcext:value-type="float">
            <text:p>-31.033,99</text:p>
          </table:table-cell>
          <table:table-cell table:style-name="ce36"/>
          <table:table-cell table:style-name="ce36" office:value-type="float" office:value="-31033.99" calcext:value-type="float">
            <text:p>-31.033,99</text:p>
          </table:table-cell>
          <table:table-cell table:style-name="ce36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6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6" table:number-columns-repeated="2"/>
          <table:table-cell table:style-name="ce36" office:value-type="float" office:value="-1000" calcext:value-type="float">
            <text:p>-1.000,00</text:p>
          </table:table-cell>
          <table:table-cell table:style-name="ce36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6"/>
          <table:table-cell table:style-name="ce36" office:value-type="float" office:value="6000" calcext:value-type="float">
            <text:p>6.000,00</text:p>
          </table:table-cell>
          <table:table-cell table:style-name="ce36"/>
          <table:table-cell table:style-name="ce36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7500" calcext:value-type="currency">
            <text:p>₺7.500,00</text:p>
          </table:table-cell>
          <table:table-cell/>
          <table:table-cell table:style-name="ce48" office:value-type="float" office:value="7500" calcext:value-type="float">
            <text:p>7.500,00</text:p>
          </table:table-cell>
          <table:table-cell table:style-name="ce36"/>
          <table:table-cell table:style-name="ce36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ikramiye</text:p>
          </table:table-cell>
          <table:table-cell/>
          <table:table-cell table:style-name="ce51" office:value-type="currency" office:currency="TRY" office:value="2000" calcext:value-type="currency">
            <text:p>₺2.000,00</text:p>
          </table:table-cell>
          <table:table-cell/>
          <table:table-cell table:style-name="ce48" office:value-type="float" office:value="2000" calcext:value-type="float">
            <text:p>2.000,00</text:p>
          </table:table-cell>
          <table:table-cell table:style-name="ce36"/>
          <table:table-cell table:style-name="ce36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2800" calcext:value-type="currency">
            <text:p>₺2.800,00</text:p>
          </table:table-cell>
          <table:table-cell/>
          <table:table-cell table:style-name="ce36" office:value-type="float" office:value="2800" calcext:value-type="float">
            <text:p>2.800,00</text:p>
          </table:table-cell>
          <table:table-cell table:style-name="ce36"/>
          <table:table-cell table:style-name="ce36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51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7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56"/>
          <table:table-cell/>
          <table:table-cell table:style-name="ce36" office:value-type="float" office:value="13000" calcext:value-type="float">
            <text:p>13.000,00</text:p>
          </table:table-cell>
          <table:table-cell table:style-name="ce36"/>
          <table:table-cell table:style-name="ce36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alumba-&gt;hmb iş 13000 iade havale</text:p>
          </table:table-cell>
          <table:table-cell/>
          <table:table-cell table:style-name="ce56"/>
          <table:table-cell table:number-columns-repeated="3"/>
          <table:table-cell table:style-name="ce36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36" office:value-type="float" office:value="28080" calcext:value-type="float">
            <text:p>28.080,00</text:p>
          </table:table-cell>
          <table:table-cell table:style-name="ce36"/>
          <table:table-cell table:style-name="ce36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36"/>
          <table:table-cell table:style-name="ce36" office:value-type="float" office:value="-600" calcext:value-type="float">
            <text:p>-600,00</text:p>
          </table:table-cell>
          <table:table-cell table:style-name="ce36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36"/>
          <table:table-cell table:style-name="ce36" office:value-type="float" office:value="-1615.77" calcext:value-type="float">
            <text:p>-1.615,77</text:p>
          </table:table-cell>
          <table:table-cell table:style-name="ce36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48" office:value-type="float" office:value="6750" calcext:value-type="float">
            <text:p>6.750,00</text:p>
          </table:table-cell>
          <table:table-cell table:style-name="ce36"/>
          <table:table-cell table:style-name="ce48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3:.D50])" office:value-type="float" office:value="4161.94" calcext:value-type="float">
            <text:p>4.161,94</text:p>
          </table:table-cell>
          <table:table-cell table:style-name="ce65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36" office:value-type="float" office:value="835" calcext:value-type="float">
            <text:p>835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36" office:value-type="float" office:value="1240" calcext:value-type="float">
            <text:p>1.24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49"/>
          <table:table-cell table:style-name="ce49" office:value-type="string" calcext:value-type="string">
            <text:p><text:s/>5 – 9</text:p>
          </table:table-cell>
          <table:table-cell table:style-name="ce48" office:value-type="float" office:value="-1111.11" calcext:value-type="float">
            <text:p>-1.111,11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.Umut Balcı 1589,8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397.47" calcext:value-type="float">
            <text:p>-397,4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P.Özlem Balcı Atila ev -323,6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80.92" calcext:value-type="float">
            <text:p>-80,9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H.Murat Balcı 508,20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127.05" calcext:value-type="float">
            <text:p>-127,0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2-12-25" calcext:value-type="date">
            <text:p>25.12.2022</text:p>
          </table:table-cell>
          <table:table-cell table:style-name="ce49" office:value-type="string" calcext:value-type="string">
            <text:p>Tokat Belediyesi Vergi Ayşe Balcı 197,25 ¼ taksit</text:p>
          </table:table-cell>
          <table:table-cell table:style-name="ce49"/>
          <table:table-cell table:style-name="ce49" office:value-type="string" calcext:value-type="string">
            <text:p><text:s/>4 – 4</text:p>
          </table:table-cell>
          <table:table-cell table:style-name="ce48" office:value-type="float" office:value="-49.323" calcext:value-type="float">
            <text:p>-49,32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134.74" calcext:value-type="float">
            <text:p>-134,74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2 – 3</text:p>
          </table:table-cell>
          <table:table-cell table:style-name="ce48" office:value-type="float" office:value="-378.33" calcext:value-type="float">
            <text:p>-378,33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2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1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1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1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61.31" calcext:value-type="float">
            <text:p>-161,31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37.93" calcext:value-type="float">
            <text:p>-137,93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21"/>
          <table:table-cell table:style-name="ce48" office:value-type="float" office:value="-121.99" calcext:value-type="float">
            <text:p>-121,99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21"/>
          <table:table-cell table:style-name="ce48" office:value-type="float" office:value="-94.85" calcext:value-type="float">
            <text:p>-94,85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21"/>
          <table:table-cell table:style-name="ce48" office:value-type="float" office:value="-456.1" calcext:value-type="float">
            <text:p>-456,10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4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"/>
          <table:table-cell table:style-name="ce48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"/>
          <table:table-cell table:style-name="ce48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"/>
          <table:table-cell table:style-name="ce48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2"/>
          <table:table-cell table:style-name="ce21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2-27" calcext:value-type="date">
            <text:p>27.02.2023</text:p>
          </table:table-cell>
          <table:table-cell table:style-name="ce49" office:value-type="string" calcext:value-type="string">
            <text:p>yasemin okul</text:p>
          </table:table-cell>
          <table:table-cell table:style-name="ce49" table:number-columns-repeated="2"/>
          <table:table-cell table:style-name="ce48" office:value-type="float" office:value="-30374" calcext:value-type="float">
            <text:p>-30.374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08" calcext:value-type="date">
            <text:p>08.03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60" calcext:value-type="float">
            <text:p>-16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09" calcext:value-type="date">
            <text:p>09.03.2023</text:p>
          </table:table-cell>
          <table:table-cell table:style-name="ce49" office:value-type="string" calcext:value-type="string">
            <text:p>benzin çapa</text:p>
          </table:table-cell>
          <table:table-cell table:style-name="ce49" table:number-columns-repeated="2"/>
          <table:table-cell table:style-name="ce48" office:value-type="float" office:value="-160.04" calcext:value-type="float">
            <text:p>-160,0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10" calcext:value-type="float">
            <text:p>-11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5" calcext:value-type="date">
            <text:p>15.03.2023</text:p>
          </table:table-cell>
          <table:table-cell table:style-name="ce49" office:value-type="string" calcext:value-type="string">
            <text:p>dnz kk et yğ soğn bbr</text:p>
          </table:table-cell>
          <table:table-cell table:style-name="ce49" table:number-columns-repeated="2"/>
          <table:table-cell table:style-name="ce48" office:value-type="float" office:value="-229.95" calcext:value-type="float">
            <text:p>-229,9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Nisan <text:s/>Devir</text:p>
          </table:table-cell>
          <table:table-cell table:style-name="ce37"/>
          <table:table-cell table:style-name="ce39"/>
          <table:table-cell table:style-name="ce40" table:formula="of:=SUM([.E89:.E97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265" calcext:value-type="float">
            <text:p>1.265,00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93]*[.C93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19.5" calcext:value-type="float">
            <text:p>19,50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94]*[.C94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1.41" calcext:value-type="float">
            <text:p>21,41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95]*[.C95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Nisan Bakiye</text:p>
          </table:table-cell>
          <table:table-cell table:style-name="ce36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89:.E99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_23" table:style-name="ta3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2" table:default-cell-style-name="ce1"/>
        <table:table-column table:style-name="co27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YIS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0])" office:value-type="float" office:value="17911" calcext:value-type="float">
            <text:p>17.911,00</text:p>
          </table:table-cell>
          <table:table-cell table:style-name="ce45" table:formula="of:=SUM([.E4:.E39])" office:value-type="float" office:value="-20977.52" calcext:value-type="float">
            <text:p>-20.977,52</text:p>
          </table:table-cell>
          <table:table-cell table:style-name="ce45" table:formula="of:=SUM([.F4:.F41])" office:value-type="float" office:value="19800" calcext:value-type="float">
            <text:p>19.800,00</text:p>
          </table:table-cell>
          <table:table-cell table:style-name="ce45" table:formula="of:=SUM([.G4:.G41])" office:value-type="float" office:value="-25248.52" calcext:value-type="float">
            <text:p>-25.248,52</text:p>
          </table:table-cell>
          <table:table-cell table:style-name="ce45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67" calcext:value-type="float">
            <text:p>-267,00</text:p>
          </table:table-cell>
          <table:table-cell table:style-name="ce36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04" calcext:value-type="float">
            <text:p>-504,00</text:p>
          </table:table-cell>
          <table:table-cell table:style-name="ce36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/>
          <table:table-cell table:style-name="ce36" table:formula="of:=[.D53]*-1" office:value-type="float" office:value="-110" calcext:value-type="float">
            <text:p>-110,00</text:p>
          </table:table-cell>
          <table:table-cell table:style-name="ce36"/>
          <table:table-cell table:style-name="ce36" office:value-type="float" office:value="-110" calcext:value-type="float">
            <text:p>-110,00</text:p>
          </table:table-cell>
          <table:table-cell table:style-name="ce36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9]" office:value-type="float" office:value="-4975.71" calcext:value-type="float">
            <text:p>-4.975,71</text:p>
          </table:table-cell>
          <table:table-cell table:style-name="ce36"/>
          <table:table-cell table:style-name="ce36" office:value-type="float" office:value="-4975.71" calcext:value-type="float">
            <text:p>-4.975,71</text:p>
          </table:table-cell>
          <table:table-cell table:style-name="ce36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80]" office:value-type="float" office:value="-221.54" calcext:value-type="float">
            <text:p>-221,54</text:p>
          </table:table-cell>
          <table:table-cell/>
          <table:table-cell table:style-name="ce36" office:value-type="float" office:value="-221.54" calcext:value-type="float">
            <text:p>-221,54</text:p>
          </table:table-cell>
          <table:table-cell table:style-name="ce36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5-05" calcext:value-type="date">
            <text:p>05.05.2023</text:p>
          </table:table-cell>
          <table:table-cell table:style-name="ce47" office:value-type="string" calcext:value-type="string">
            <text:p>TUSDATA 1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12/12 Mrmr Ryl A Blok 8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table:style-name="ce36" office:value-type="float" office:value="-4300" calcext:value-type="float">
            <text:p>-4.300,00</text:p>
          </table:table-cell>
          <table:table-cell table:style-name="ce36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12/12</text:p>
          </table:table-cell>
          <table:table-cell table:style-name="ce47" table:number-columns-repeated="2"/>
          <table:table-cell table:style-name="ce36" office:value-type="float" office:value="-670.27" calcext:value-type="float">
            <text:p>-670,27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 blok D:82</text:p>
          </table:table-cell>
          <table:table-cell table:style-name="ce47" office:value-type="string" calcext:value-type="string">
            <text:p>devlet</text:p>
          </table:table-cell>
          <table:table-cell table:style-name="ce47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office:value-type="string" calcext:value-type="string">
            <text:p>devlet</text:p>
          </table:table-cell>
          <table:table-cell table:style-name="ce49"/>
          <table:table-cell table:style-name="ce36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office:value-type="string" calcext:value-type="string">
            <text:p>devlet</text:p>
          </table:table-cell>
          <table:table-cell table:style-name="ce49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0" calcext:value-type="float">
            <text:p>0,00</text:p>
          </table:table-cell>
          <table:table-cell table:style-name="ce36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6" table:number-columns-repeated="3"/>
          <table:table-cell table:style-name="ce36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office:value-type="float" office:value="7500" calcext:value-type="float">
            <text:p>7.500,00</text:p>
          </table:table-cell>
          <table:table-cell table:style-name="ce36"/>
          <table:table-cell table:style-name="ce36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office:value-type="float" office:value="2800" calcext:value-type="float">
            <text:p>2.800,00</text:p>
          </table:table-cell>
          <table:table-cell table:style-name="ce36"/>
          <table:table-cell table:style-name="ce36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56"/>
          <table:table-cell/>
          <table:table-cell office:value-type="float" office:value="3000" calcext:value-type="float">
            <text:p>3000</text:p>
          </table:table-cell>
          <table:table-cell/>
          <table:table-cell table:style-name="ce36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56"/>
          <table:table-cell/>
          <table:table-cell table:style-name="ce36"/>
          <table:table-cell table:style-name="ce36" office:value-type="float" office:value="-3450" calcext:value-type="float">
            <text:p>-3.450,00</text:p>
          </table:table-cell>
          <table:table-cell table:style-name="ce36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 table:number-rows-repeated="3">
          <table:table-cell table:style-name="ce41"/>
          <table:table-cell table:number-columns-repeated="2"/>
          <table:table-cell table:style-name="ce56"/>
          <table:table-cell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8/30 <text:s text:c="17"/>8*250 = 200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9/30 – 20/30 <text:s text:c="2"/>12*250 = 300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21/30-30/30 <text:s text:c="2"/>10*8845 = 8845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<text:s/>TOPLAM <text:s text:c="24"/>93450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TUSDATA anlaşma 31-3-2023 te yapıldı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TUSDATA NAKİT FİYATI <text:s/>57950/18,78 <text:s text:c="4"/>= 3085,73 USD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31-3-2023 USD <text:s text:c="3"/>iş alış <text:s text:c="7"/>18,78 <text:s text:c="11"/>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31-3-2023 ALTIN İŞ ALIŞ 1179,83</text:p>
          </table:table-cell>
          <table:table-cell table:style-name="ce47" table:number-columns-repeated="2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8:.D55])" office:value-type="float" office:value="2838.01" calcext:value-type="float">
            <text:p>2.838,01</text:p>
          </table:table-cell>
          <table:table-cell table:style-name="ce65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36" office:value-type="float" office:value="510" calcext:value-type="float">
            <text:p>51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36" office:value-type="float" office:value="938.5" calcext:value-type="float">
            <text:p>938,5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6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145.99" calcext:value-type="float">
            <text:p>-145,9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134.75" calcext:value-type="float">
            <text:p>-134,7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" office:value-type="string" calcext:value-type="string">
            <text:p><text:s/>3 – 3</text:p>
          </table:table-cell>
          <table:table-cell table:style-name="ce48" office:value-type="float" office:value="-378.34" calcext:value-type="float">
            <text:p>-378,3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3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2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2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2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table:style-name="ce49" office:value-type="string" calcext:value-type="string">
            <text:p>çapa bıçak 24 ad</text:p>
          </table:table-cell>
          <table:table-cell table:style-name="ce49" table:number-columns-repeated="2"/>
          <table:table-cell table:style-name="ce48" office:value-type="float" office:value="-800" calcext:value-type="float">
            <text:p>-8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49" table:number-columns-repeated="2"/>
          <table:table-cell table:style-name="ce48" office:value-type="float" office:value="-294.9" calcext:value-type="float">
            <text:p>-294,9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48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09" calcext:value-type="date">
            <text:p>09.04.2023</text:p>
          </table:table-cell>
          <table:table-cell table:number-columns-repeated="3"/>
          <table:table-cell table:style-name="ce48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48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1"/>
          <table:table-cell table:style-name="ce48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48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48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48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48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65" table:formula="of:=SUM([.E81:.E84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28" calcext:value-type="date">
            <text:p>28.03.2023</text:p>
          </table:table-cell>
          <table:table-cell table:style-name="ce49" office:value-type="string" calcext:value-type="string">
            <text:p>Belediye 17761</text:p>
          </table:table-cell>
          <table:table-cell table:style-name="ce49" table:number-columns-repeated="2"/>
          <table:table-cell table:style-name="ce48" office:value-type="float" office:value="-221.54" calcext:value-type="float">
            <text:p>-221,54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 office:value-type="string" calcext:value-type="string">
            <text:p>hesap kesim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2023 mAYIS <text:s/>Devir</text:p>
          </table:table-cell>
          <table:table-cell table:style-name="ce37"/>
          <table:table-cell table:style-name="ce39"/>
          <table:table-cell table:style-name="ce40" table:formula="of:=SUM([.E90:.E98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35" table:number-columns-repeated="2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288.25" calcext:value-type="float">
            <text:p>1.288,25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94]*[.C94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20.4752" calcext:value-type="float">
            <text:p>20,48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95]*[.C95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1.9024" calcext:value-type="float">
            <text:p>21,90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96]*[.C96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YIS Bakiye</text:p>
          </table:table-cell>
          <table:table-cell table:style-name="ce36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90:.E10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HAZİRAN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0])" office:value-type="float" office:value="27911" calcext:value-type="float">
            <text:p>27.911,00</text:p>
          </table:table-cell>
          <table:table-cell table:style-name="ce45" table:formula="of:=SUM([.E4:.E29])" office:value-type="float" office:value="-26572.63" calcext:value-type="float">
            <text:p>-26.572,63</text:p>
          </table:table-cell>
          <table:table-cell table:style-name="ce45" table:formula="of:=SUM([.F4:.F31])" office:value-type="float" office:value="19500" calcext:value-type="float">
            <text:p>19.500,00</text:p>
          </table:table-cell>
          <table:table-cell table:style-name="ce45" table:formula="of:=SUM([.G4:.G31])" office:value-type="float" office:value="-28830.22" calcext:value-type="float">
            <text:p>-28.830,22</text:p>
          </table:table-cell>
          <table:table-cell table:style-name="ce45" table:formula="of:=[.F2]+[.G2]" office:value-type="float" office:value="-9330.22" calcext:value-type="float">
            <text:p>-9.330,2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204" calcext:value-type="float">
            <text:p>-204,00</text:p>
          </table:table-cell>
          <table:table-cell table:style-name="ce36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411" calcext:value-type="float">
            <text:p>-411,00</text:p>
          </table:table-cell>
          <table:table-cell table:style-name="ce36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7" office:value-type="string" calcext:value-type="string">
            <text:p>TUSDATA 2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 table:style-name="ce47"/>
          <table:table-cell table:style-name="ce36"/>
          <table:table-cell table:style-name="ce36" office:value-type="float" office:value="-44" calcext:value-type="float">
            <text:p>-44,00</text:p>
          </table:table-cell>
          <table:table-cell table:style-name="ce36"/>
          <table:table-cell table:style-name="ce36" office:value-type="float" office:value="-44" calcext:value-type="float">
            <text:p>-44,00</text:p>
          </table:table-cell>
          <table:table-cell table:style-name="ce36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50" office:value-type="string" calcext:value-type="string">
            <text:p>KK 4876 İşbank</text:p>
          </table:table-cell>
          <table:table-cell table:style-name="ce47"/>
          <table:table-cell/>
          <table:table-cell table:style-name="ce36" table:formula="of:=[.E49]" office:value-type="float" office:value="-4946.47" calcext:value-type="float">
            <text:p>-4.946,47</text:p>
          </table:table-cell>
          <table:table-cell table:style-name="ce36"/>
          <table:table-cell table:style-name="ce36" office:value-type="float" office:value="-4946.47" calcext:value-type="float">
            <text:p>-4.946,47</text:p>
          </table:table-cell>
          <table:table-cell table:style-name="ce36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50" office:value-type="string" calcext:value-type="string">
            <text:p>KK 5165 Denizbank</text:p>
          </table:table-cell>
          <table:table-cell table:style-name="ce47"/>
          <table:table-cell/>
          <table:table-cell table:style-name="ce36" table:formula="of:=[.E84]" office:value-type="float" office:value="-1207.42" calcext:value-type="float">
            <text:p>-1.207,42</text:p>
          </table:table-cell>
          <table:table-cell/>
          <table:table-cell table:style-name="ce36" office:value-type="float" office:value="-1207.42" calcext:value-type="float">
            <text:p>-1.207,42</text:p>
          </table:table-cell>
          <table:table-cell table:style-name="ce36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6-07" calcext:value-type="date">
            <text:p>07.06.2023</text:p>
          </table:table-cell>
          <table:table-cell table:style-name="ce47" office:value-type="string" calcext:value-type="string">
            <text:p>Kira Adem Özen 1/12 Mrmr Ryl A Blok 82</text:p>
          </table:table-cell>
          <table:table-cell/>
          <table:table-cell table:style-name="ce47"/>
          <table:table-cell table:style-name="ce36" office:value-type="float" office:value="-5375" calcext:value-type="float">
            <text:p>-5.375,00</text:p>
          </table:table-cell>
          <table:table-cell/>
          <table:table-cell table:style-name="ce36" office:value-type="float" office:value="-5375" calcext:value-type="float">
            <text:p>-5.375,00</text:p>
          </table:table-cell>
          <table:table-cell table:style-name="ce36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%74,42 artış - 4300 * 25 % = 5375 <text:s/>-- 700 -5375 = 2125</text:p>
          </table:table-cell>
          <table:table-cell table:style-name="ce47" table:number-columns-repeated="2"/>
          <table:table-cell table:style-name="ce36" office:value-type="float" office:value="-2125" calcext:value-type="float">
            <text:p>-2.125,00</text:p>
          </table:table-cell>
          <table:table-cell/>
          <table:table-cell table:style-name="ce36" office:value-type="float" office:value="-2125" calcext:value-type="float">
            <text:p>-2.125,00</text:p>
          </table:table-cell>
          <table:table-cell table:style-name="ce36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office:value-type="string" calcext:value-type="string">
            <text:p>havale ücreti kira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16.06" calcext:value-type="float">
            <text:p>-16,06</text:p>
          </table:table-cell>
          <table:table-cell table:style-name="ce36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1" calcext:value-type="date">
            <text:p>1.Haz</text:p>
          </table:table-cell>
          <table:table-cell table:style-name="ce47" office:value-type="string" calcext:value-type="string">
            <text:p>Aidat Marmara Royal Site 1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670.27" calcext:value-type="float">
            <text:p>-670,27</text:p>
          </table:table-cell>
          <table:table-cell table:style-name="ce36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office:value-type="string" calcext:value-type="string">
            <text:p>devlet</text:p>
          </table:table-cell>
          <table:table-cell table:style-name="ce47"/>
          <table:table-cell table:style-name="ce36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 office:value-type="float" office:value="-104" calcext:value-type="float">
            <text:p>-104,00</text:p>
          </table:table-cell>
          <table:table-cell table:style-name="ce36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 office:value-type="float" office:value="-127" calcext:value-type="float">
            <text:p>-127,00</text:p>
          </table:table-cell>
          <table:table-cell table:style-name="ce36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500" calcext:value-type="float">
            <text:p>-3.500,00</text:p>
          </table:table-cell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2750" calcext:value-type="float">
            <text:p>-2.750,00</text:p>
          </table:table-cell>
          <table:table-cell table:style-name="ce36"/>
          <table:table-cell table:style-name="ce36" office:value-type="float" office:value="-2750" calcext:value-type="float">
            <text:p>-2.750,00</text:p>
          </table:table-cell>
          <table:table-cell table:style-name="ce36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maaş</text:p>
          </table:table-cell>
          <table:table-cell/>
          <table:table-cell table:style-name="ce225" office:value-type="currency" office:currency="TRY" office:value="7500" calcext:value-type="currency">
            <text:p>₺7.500,00</text:p>
          </table:table-cell>
          <table:table-cell/>
          <table:table-cell table:style-name="ce36" office:value-type="float" office:value="7500" calcext:value-type="float">
            <text:p>7.500,00</text:p>
          </table:table-cell>
          <table:table-cell table:style-name="ce36"/>
          <table:table-cell table:style-name="ce36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bayram</text:p>
          </table:table-cell>
          <table:table-cell/>
          <table:table-cell table:style-name="ce56"/>
          <table:table-cell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2]+[.F23]+[.G23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25" office:value-type="currency" office:currency="TRY" office:value="6500" calcext:value-type="currency">
            <text:p>₺6.500,00</text:p>
          </table:table-cell>
          <table:table-cell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H23]+[.F24]+[.G24]" office:value-type="float" office:value="-9230.22" calcext:value-type="float">
            <text:p>-9.23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56" office:value-type="currency" office:currency="TRY" office:value="10000" calcext:value-type="currency">
            <text:p>₺10.000,00</text:p>
          </table:table-cell>
          <table:table-cell table:number-columns-repeated="3"/>
          <table:table-cell table:style-name="ce36" table:formula="of:=[.H24]+[.F25]+[.G25]" office:value-type="float" office:value="-9230.22" calcext:value-type="float">
            <text:p>-9.230,2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-9230.22" calcext:value-type="float">
            <text:p>-9.230,22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işçilik motorcu yusuf</text:p>
          </table:table-cell>
          <table:table-cell/>
          <table:table-cell table:style-name="ce56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36" table:formula="of:=[.H26]+[.F27]+[.G27]" office:value-type="float" office:value="-9330.22" calcext:value-type="float">
            <text:p>-9.330,2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36"/>
          <table:table-cell/>
          <table:table-cell table:style-name="ce36" office:value-type="float" office:value="3500" calcext:value-type="float">
            <text:p>3.500,00</text:p>
          </table:table-cell>
          <table:table-cell table:style-name="ce36"/>
          <table:table-cell table:style-name="ce36" table:formula="of:=[.H27]+[.F28]+[.G28]" office:value-type="float" office:value="-5830.22" calcext:value-type="float">
            <text:p>-5.830,22</text:p>
          </table:table-cell>
          <table:table-cell table:number-columns-repeated="1016"/>
        </table:table-row>
        <table:table-row table:style-name="ro1">
          <table:table-cell table:style-name="ce82" office:value-type="date" office:date-value="2023-06-15" calcext:value-type="date">
            <text:p>15.Haz</text:p>
          </table:table-cell>
          <table:table-cell table:style-name="ce224" office:value-type="string" calcext:value-type="string">
            <text:p>ziraate havale</text:p>
          </table:table-cell>
          <table:table-cell table:number-columns-repeated="3"/>
          <table:table-cell table:style-name="ce36"/>
          <table:table-cell table:style-name="ce36" office:value-type="float" office:value="-3500" calcext:value-type="float">
            <text:p>-3.500,00</text:p>
          </table:table-cell>
          <table:table-cell table:style-name="ce36" table:formula="of:=[.H28]+[.F29]+[.G29]" office:value-type="float" office:value="-9330.22" calcext:value-type="float">
            <text:p>-9.330,2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8:.D45])" office:value-type="float" office:value="3377.9" calcext:value-type="float">
            <text:p>3.377,90</text:p>
          </table:table-cell>
          <table:table-cell table:style-name="ce65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36" office:value-type="float" office:value="557" calcext:value-type="float">
            <text:p>557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36" office:value-type="float" office:value="927" calcext:value-type="float">
            <text:p>927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65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7 – 9</text:p>
          </table:table-cell>
          <table:table-cell table:style-name="ce48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" office:value-type="string" calcext:value-type="string">
            <text:p><text:s/>4 – 4</text:p>
          </table:table-cell>
          <table:table-cell table:style-name="ce48" office:value-type="float" office:value="-164.98" calcext:value-type="float">
            <text:p>-164,98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3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81" office:value-type="string" calcext:value-type="string">
            <text:p><text:s/>3 – 3</text:p>
          </table:table-cell>
          <table:table-cell table:style-name="ce48" office:value-type="float" office:value="-240.06" calcext:value-type="float">
            <text:p>-240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3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2"/>
          <table:table-cell table:style-name="ce21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1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1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<text:s/>1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/>
          <table:table-cell table:style-name="ce8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kullanılan maxipuan</text:p>
          </table:table-cell>
          <table:table-cell table:style-name="ce49" office:value-type="float" office:value="-476.91" calcext:value-type="float">
            <text:p>-476,91</text:p>
          </table:table-cell>
          <table:table-cell table:style-name="ce8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48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Hepsiburada – lcd power</text:p>
          </table:table-cell>
          <table:table-cell table:style-name="ce49" table:number-columns-repeated="2"/>
          <table:table-cell table:style-name="ce48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48" office:value-type="float" office:value="-321" calcext:value-type="float">
            <text:p>-321,00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48" office:value-type="float" office:value="110.52" calcext:value-type="float">
            <text:p>110,52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/>
          <table:table-cell table:number-columns-repeated="3"/>
          <table:table-cell table:style-name="ce48" office:value-type="float" office:value="100.48" calcext:value-type="float">
            <text:p>100,48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84" office:value-type="date" office:date-value="2023-06-30" calcext:value-type="date">
            <text:p>30.06.2023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48"/>
          <table:table-cell table:number-columns-repeated="1019"/>
        </table:table-row>
        <table:table-row table:style-name="ro2">
          <table:table-cell table:style-name="ce41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48"/>
          <table:table-cell table:number-columns-repeated="1019"/>
        </table:table-row>
        <table:table-row table:style-name="ro2" table:number-rows-repeated="3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6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table:style-name="ce49" office:value-type="string" calcext:value-type="string">
            <text:p>Pide et</text:p>
          </table:table-cell>
          <table:table-cell table:style-name="ce49" table:number-columns-repeated="2"/>
          <table:table-cell table:style-name="ce48" office:value-type="float" office:value="-140" calcext:value-type="float">
            <text:p>-140,00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table:style-name="ce49" office:value-type="string" calcext:value-type="string">
            <text:p>Pide sebze erenler</text:p>
          </table:table-cell>
          <table:table-cell table:style-name="ce49" table:number-columns-repeated="2"/>
          <table:table-cell table:style-name="ce48" office:value-type="float" office:value="-35.78" calcext:value-type="float">
            <text:p>-35,78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9" calcext:value-type="date">
            <text:p>29.04.2023</text:p>
          </table:table-cell>
          <table:table-cell table:style-name="ce49" office:value-type="string" calcext:value-type="string">
            <text:p>ÖDEME</text:p>
          </table:table-cell>
          <table:table-cell table:style-name="ce49" office:value-type="float" office:value="-221.54" calcext:value-type="float">
            <text:p>-221,54</text:p>
          </table:table-cell>
          <table:table-cell table:style-name="ce49"/>
          <table:table-cell table:style-name="ce48"/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49" office:value-type="string" calcext:value-type="string">
            <text:p>mrkt</text:p>
          </table:table-cell>
          <table:table-cell table:style-name="ce49" table:number-columns-repeated="2"/>
          <table:table-cell table:style-name="ce48" office:value-type="float" office:value="-39.95" calcext:value-type="float">
            <text:p>-39,95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49" office:value-type="string" calcext:value-type="string">
            <text:p>mrkt</text:p>
          </table:table-cell>
          <table:table-cell table:style-name="ce49" table:number-columns-repeated="2"/>
          <table:table-cell table:style-name="ce48" office:value-type="float" office:value="-154.45" calcext:value-type="float">
            <text:p>-154,45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07" calcext:value-type="date">
            <text:p>07.04.2023</text:p>
          </table:table-cell>
          <table:table-cell table:style-name="ce69" office:value-type="string" calcext:value-type="string">
            <text:p>mrkt</text:p>
          </table:table-cell>
          <table:table-cell table:number-columns-repeated="2"/>
          <table:table-cell table:style-name="ce48" office:value-type="float" office:value="-260" calcext:value-type="float">
            <text:p>-26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48" office:value-type="float" office:value="-140" calcext:value-type="float">
            <text:p>-14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48" office:value-type="float" office:value="-57.07" calcext:value-type="float">
            <text:p>-57,07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48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1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48" office:value-type="float" office:value="-190" calcext:value-type="float">
            <text:p>-190,00</text:p>
          </table:table-cell>
          <table:table-cell table:style-name="ce3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style-name="ce37"/>
          <table:table-cell table:style-name="ce38" office:value-type="string" calcext:value-type="string">
            <text:p>2023 haziran <text:s/>Devir</text:p>
          </table:table-cell>
          <table:table-cell table:style-name="ce37"/>
          <table:table-cell table:style-name="ce39"/>
          <table:table-cell table:style-name="ce40" table:formula="of:=SUM([.E99:.E107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35" table:number-columns-repeated="2"/>
          <table:table-cell table:style-name="ce6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35" office:value-type="float" office:value="1380" calcext:value-type="float">
            <text:p>1.380,00</text:p>
          </table:table-cell>
          <table:table-cell table:style-name="ce35"/>
          <table:table-cell table:style-name="ce6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35" table:number-columns-repeated="2"/>
          <table:table-cell table:style-name="ce6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35" table:number-columns-repeated="2"/>
          <table:table-cell table:style-name="ce6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35" office:value-type="float" office:value="1438" calcext:value-type="float">
            <text:p>1.438,00</text:p>
          </table:table-cell>
          <table:table-cell table:style-name="ce35" office:value-type="float" office:value="111" calcext:value-type="float">
            <text:p>111,00</text:p>
          </table:table-cell>
          <table:table-cell table:style-name="ce67" table:formula="of:=[.D103]*[.C103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35" office:value-type="float" office:value="23.34" calcext:value-type="float">
            <text:p>23,34</text:p>
          </table:table-cell>
          <table:table-cell table:style-name="ce35" office:value-type="float" office:value="850" calcext:value-type="float">
            <text:p>850,00</text:p>
          </table:table-cell>
          <table:table-cell table:style-name="ce67" table:formula="of:=[.D104]*[.C104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35" office:value-type="float" office:value="25.3" calcext:value-type="float">
            <text:p>25,30</text:p>
          </table:table-cell>
          <table:table-cell table:style-name="ce35" office:value-type="float" office:value="100" calcext:value-type="float">
            <text:p>100,00</text:p>
          </table:table-cell>
          <table:table-cell table:style-name="ce67" table:formula="of:=[.D105]*[.C105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35" table:number-columns-repeated="2"/>
          <table:table-cell table:style-name="ce6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41"/>
          <table:table-cell office:value-type="string" calcext:value-type="string">
            <text:p>nakit</text:p>
          </table:table-cell>
          <table:table-cell table:style-name="ce35" table:number-columns-repeated="2"/>
          <table:table-cell table:style-name="ce6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6" office:value-type="string" calcext:value-type="string">
            <text:p>mAYIS Bakiye</text:p>
          </table:table-cell>
          <table:table-cell table:style-name="ce36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>
          <table:table-cell table:number-columns-repeated="3"/>
          <table:table-cell table:style-name="ce46" office:value-type="string" calcext:value-type="string">
            <text:p>Ay sonu BAKİYE</text:p>
          </table:table-cell>
          <table:table-cell table:formula="of:=SUM([.E99:.E109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0" table:default-cell-style-name="ce1"/>
        <table:table-column table:style-name="co25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3])" office:value-type="float" office:value="67911" calcext:value-type="float">
            <text:p>67.911,00</text:p>
          </table:table-cell>
          <table:table-cell table:style-name="ce45" table:formula="of:=SUM([.E4:.E32])" office:value-type="float" office:value="-35277.64" calcext:value-type="float">
            <text:p>-35.277,64</text:p>
          </table:table-cell>
          <table:table-cell table:style-name="ce45" table:formula="of:=SUM([.F4:.F34])" office:value-type="float" office:value="0" calcext:value-type="float">
            <text:p>0,00</text:p>
          </table:table-cell>
          <table:table-cell table:style-name="ce45" table:formula="of:=SUM([.G4:.G34])" office:value-type="float" office:value="-31810.31" calcext:value-type="float">
            <text:p>-31.810,31</text:p>
          </table:table-cell>
          <table:table-cell table:style-name="ce45" table:formula="of:=[.F2]+[.G2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table:style-name="ce36" office:value-type="float" office:value="-400" calcext:value-type="float">
            <text:p>-400,00</text:p>
          </table:table-cell>
          <table:table-cell table:style-name="ce36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198" calcext:value-type="float">
            <text:p>-198,00</text:p>
          </table:table-cell>
          <table:table-cell table:style-name="ce36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3/30</text:p>
          </table:table-cell>
          <table:table-cell table:style-name="ce47" table:number-columns-repeated="2"/>
          <table:table-cell table:style-name="ce36" office:value-type="float" office:value="-250" calcext:value-type="float">
            <text:p>-250,00</text:p>
          </table:table-cell>
          <table:table-cell/>
          <table:table-cell table:style-name="ce36" office:value-type="float" office:value="-254" calcext:value-type="float">
            <text:p>-254,00</text:p>
          </table:table-cell>
          <table:table-cell table:style-name="ce36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umut bayram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3500" calcext:value-type="float">
            <text:p>-3.500,00</text:p>
          </table:table-cell>
          <table:table-cell table:style-name="ce36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yasemin bayram</text:p>
          </table:table-cell>
          <table:table-cell table:style-name="ce47" table:number-columns-repeated="2"/>
          <table:table-cell table:style-name="ce48"/>
          <table:table-cell/>
          <table:table-cell table:style-name="ce36" office:value-type="float" office:value="-3500" calcext:value-type="float">
            <text:p>-3.500,00</text:p>
          </table:table-cell>
          <table:table-cell table:style-name="ce36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Default"/>
          <table:table-cell table:style-name="ce36" table:formula="of:=[.D46]*-1" office:value-type="float" office:value="-32.7" calcext:value-type="float">
            <text:p>-32,70</text:p>
          </table:table-cell>
          <table:table-cell table:style-name="Default"/>
          <table:table-cell table:style-name="ce36" table:formula="of:=[.E9]" office:value-type="float" office:value="-32.7" calcext:value-type="float">
            <text:p>-32,70</text:p>
          </table:table-cell>
          <table:table-cell table:style-name="ce36" table:formula="of:=[.H8]+[.G9]+[.G9]" office:value-type="float" office:value="-7917.4" calcext:value-type="float">
            <text:p>-7.917,4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6" table:formula="of:=[.E52]" office:value-type="float" office:value="-6143.73" calcext:value-type="float">
            <text:p>-6.143,73</text:p>
          </table:table-cell>
          <table:table-cell table:style-name="ce36"/>
          <table:table-cell table:style-name="ce36" office:value-type="float" office:value="-6143.73" calcext:value-type="float">
            <text:p>-6.143,73</text:p>
          </table:table-cell>
          <table:table-cell table:style-name="ce36" table:formula="of:=[.H9]+[.F10]+[.G10]" office:value-type="float" office:value="-14061.13" calcext:value-type="float">
            <text:p>-14.061,13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4" calcext:value-type="date">
            <text:p>4.Tem</text:p>
          </table:table-cell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6" table:formula="of:=[.E68]" office:value-type="float" office:value="-9326.47" calcext:value-type="float">
            <text:p>-9.326,47</text:p>
          </table:table-cell>
          <table:table-cell table:number-columns-repeated="2"/>
          <table:table-cell table:style-name="ce36" table:formula="of:=[.H10]+[.F11]+[.G11]" office:value-type="float" office:value="-14061.13" calcext:value-type="float">
            <text:p>-14.061,13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4" calcext:value-type="date">
            <text:p>4.Tem</text:p>
          </table:table-cell>
          <table:table-cell table:style-name="ce50" office:value-type="string" calcext:value-type="string">
            <text:p>KK 5165 Denizbank oto ödeme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3730.59" calcext:value-type="float">
            <text:p>-3.730,59</text:p>
          </table:table-cell>
          <table:table-cell table:style-name="ce36" table:formula="of:=[.H11]+[.F12]+[.G12]" office:value-type="float" office:value="-17791.72" calcext:value-type="float">
            <text:p>-17.791,72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6" calcext:value-type="date">
            <text:p>6.Tem</text:p>
          </table:table-cell>
          <table:table-cell table:style-name="ce143" office:value-type="string" calcext:value-type="string">
            <text:p>KK 5165 Denizbank ödeme</text:p>
          </table:table-cell>
          <table:table-cell table:number-columns-repeated="2"/>
          <table:table-cell table:style-name="ce36"/>
          <table:table-cell/>
          <table:table-cell table:style-name="ce36" office:value-type="float" office:value="-5595.88" calcext:value-type="float">
            <text:p>-5.595,88</text:p>
          </table:table-cell>
          <table:table-cell table:style-name="ce36" table:formula="of:=[.H12]+[.F13]+[.G13]" office:value-type="float" office:value="-23387.6" calcext:value-type="float">
            <text:p>-23.387,60</text:p>
          </table:table-cell>
          <table:table-cell table:style-name="ce142" table:formula="of:=[.G13]+1800" office:value-type="float" office:value="-3795.88" calcext:value-type="float">
            <text:p>3.795,88</text:p>
          </table:table-cell>
          <table:table-cell table:number-columns-repeated="1015"/>
        </table:table-row>
        <table:table-row table:style-name="ro2">
          <table:table-cell table:style-name="ce41" office:value-type="date" office:date-value="2023-07-06" calcext:value-type="date">
            <text:p>06.07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36" office:value-type="float" office:value="-5375" calcext:value-type="float">
            <text:p>-5.375,00</text:p>
          </table:table-cell>
          <table:table-cell/>
          <table:table-cell table:style-name="ce36" office:value-type="float" office:value="-5375" calcext:value-type="float">
            <text:p>-5.375,00</text:p>
          </table:table-cell>
          <table:table-cell table:style-name="ce36" table:formula="of:=[.H13]+[.F14]+[.G14]" office:value-type="float" office:value="-28762.6" calcext:value-type="float">
            <text:p>-28.762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7-06" calcext:value-type="date">
            <text:p>06.07.2023</text:p>
          </table:table-cell>
          <table:table-cell table:style-name="ce47" table:number-columns-repeated="3"/>
          <table:table-cell table:style-name="ce36" office:value-type="float" office:value="-2125" calcext:value-type="float">
            <text:p>-2.125,00</text:p>
          </table:table-cell>
          <table:table-cell/>
          <table:table-cell table:style-name="ce36" office:value-type="float" office:value="-2125" calcext:value-type="float">
            <text:p>-2.125,00</text:p>
          </table:table-cell>
          <table:table-cell table:style-name="ce36" table:formula="of:=[.H14]+[.F15]+[.G15]" office:value-type="float" office:value="-30887.6" calcext:value-type="float">
            <text:p>-30.887,60</text:p>
          </table:table-cell>
          <table:table-cell table:number-columns-repeated="1016"/>
        </table:table-row>
        <table:table-row table:style-name="ro2">
          <table:table-cell table:style-name="ce82" office:value-type="date" office:date-value="2023-07-05" calcext:value-type="date">
            <text:p>5.Tem</text:p>
          </table:table-cell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36" office:value-type="float" office:value="-674.74" calcext:value-type="float">
            <text:p>-674,74</text:p>
          </table:table-cell>
          <table:table-cell table:style-name="ce48"/>
          <table:table-cell table:style-name="ce36" office:value-type="float" office:value="-955.41" calcext:value-type="float">
            <text:p>-955,41</text:p>
          </table:table-cell>
          <table:table-cell table:style-name="ce36" table:formula="of:=[.H15]+[.F16]+[.G16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7]+[.F18]+[.G18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8]+[.F19]+[.G19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9]+[.F20]+[.G20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20]+[.F21]+[.G21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21]+[.F22]+[.G22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67" office:value-type="float" office:value="50000" calcext:value-type="float">
            <text:p>50.000,00</text:p>
          </table:table-cell>
          <table:table-cell table:style-name="ce48"/>
          <table:table-cell table:style-name="ce36" table:number-columns-repeated="2"/>
          <table:table-cell table:style-name="ce36" table:formula="of:=[.H22]+[.F23]+[.G23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table:style-name="ce67" office:value-type="float" office:value="1111" calcext:value-type="float">
            <text:p>1.111,00</text:p>
          </table:table-cell>
          <table:table-cell table:style-name="ce48"/>
          <table:table-cell table:style-name="ce36" table:number-columns-repeated="2"/>
          <table:table-cell table:style-name="ce36" table:formula="of:=[.H23]+[.F24]+[.G24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24]+[.F25]+[.G25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5]+[.F26]+[.G26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6]+[.F27]+[.G27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number-columns-repeated="3"/>
          <table:table-cell table:style-name="ce36" table:formula="of:=[.H27]+[.F28]+[.G28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8]+[.F29]+[.G29]" office:value-type="float" office:value="-31843.01" calcext:value-type="float">
            <text:p>-31.843,0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1:.D48])" office:value-type="float" office:value="3120.43" calcext:value-type="float">
            <text:p>3.120,43</text:p>
          </table:table-cell>
          <table:table-cell table:style-name="ce65" table:formula="of:=SUM([.E41:.E48])" office:value-type="float" office:value="1344.7" calcext:value-type="float">
            <text:p>1.344,7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36" office:value-type="float" office:value="990" calcext:value-type="float">
            <text:p>990,00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/>
          <table:table-cell table:style-name="ce49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53:.E65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8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4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4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2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2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<text:s/>2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3" office:value-type="string" calcext:value-type="string">
            <text:p><text:s/>1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3" office:value-type="string" calcext:value-type="string">
            <text:p><text:s/>1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3" office:value-type="string" calcext:value-type="string">
            <text:p><text:s/>1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3" office:value-type="string" calcext:value-type="string">
            <text:p><text:s/>1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1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41" office:value-type="date" office:date-value="2023-06-14" calcext:value-type="date">
            <text:p>14.06.2023</text:p>
          </table:table-cell>
          <table:table-cell table:style-name="ce49" office:value-type="string" calcext:value-type="string">
            <text:p>akgünler taşucu mersin flying anka</text:p>
          </table:table-cell>
          <table:table-cell table:number-columns-repeated="2"/>
          <table:table-cell table:style-name="ce48" office:value-type="float" office:value="-1129" calcext:value-type="float">
            <text:p>-1.129,00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41"/>
          <table:table-cell table:style-name="ce49"/>
          <table:table-cell/>
          <table:table-cell table:style-name="ce43" office:value-type="string" calcext:value-type="string">
            <text:p>HESAP KESİM</text:p>
          </table:table-cell>
          <table:table-cell table:style-name="ce48"/>
          <table:table-cell table:style-name="ce36"/>
          <table:table-cell table:number-columns-repeated="1018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9:.E96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4" calcext:value-type="date">
            <text:p>24.05.2023</text:p>
          </table:table-cell>
          <table:table-cell table:style-name="ce49" office:value-type="string" calcext:value-type="string">
            <text:p>ET 2 GÜNLÜK</text:p>
          </table:table-cell>
          <table:table-cell table:style-name="ce49" table:number-columns-repeated="2"/>
          <table:table-cell table:style-name="ce48" office:value-type="float" office:value="-350" calcext:value-type="float">
            <text:p>-35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4" calcext:value-type="date">
            <text:p>24.05.2023</text:p>
          </table:table-cell>
          <table:table-cell table:style-name="ce49" office:value-type="string" calcext:value-type="string">
            <text:p>SEBZE</text:p>
          </table:table-cell>
          <table:table-cell table:style-name="ce49" table:number-columns-repeated="2"/>
          <table:table-cell table:style-name="ce48" office:value-type="float" office:value="-63.15" calcext:value-type="float">
            <text:p>-6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6" calcext:value-type="date">
            <text:p>26.05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29" calcext:value-type="date">
            <text:p>29.05.2023</text:p>
          </table:table-cell>
          <table:table-cell table:style-name="ce49" office:value-type="string" calcext:value-type="string">
            <text:p>ET</text:p>
          </table:table-cell>
          <table:table-cell table:style-name="ce49" table:number-columns-repeated="2"/>
          <table:table-cell table:style-name="ce48" office:value-type="float" office:value="-150" calcext:value-type="float">
            <text:p>-150,00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5-31" calcext:value-type="date">
            <text:p>31.05.2023</text:p>
          </table:table-cell>
          <table:table-cell table:style-name="ce69" office:value-type="string" calcext:value-type="string">
            <text:p>ET</text:p>
          </table:table-cell>
          <table:table-cell table:number-columns-repeated="2"/>
          <table:table-cell table:style-name="ce48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table:style-name="ce49" office:value-type="string" calcext:value-type="string">
            <text:p>ET</text:p>
          </table:table-cell>
          <table:table-cell table:number-columns-repeated="2"/>
          <table:table-cell table:style-name="ce48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3" calcext:value-type="date">
            <text:p>3.Haz</text:p>
          </table:table-cell>
          <table:table-cell table:style-name="ce49" office:value-type="string" calcext:value-type="string">
            <text:p>AUDİ YAĞ FİLTRE</text:p>
          </table:table-cell>
          <table:table-cell table:number-columns-repeated="2"/>
          <table:table-cell table:style-name="ce48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9" office:value-type="string" calcext:value-type="string">
            <text:p>ERENLER</text:p>
          </table:table-cell>
          <table:table-cell table:number-columns-repeated="2"/>
          <table:table-cell table:style-name="ce48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5" calcext:value-type="date">
            <text:p>5.Haz</text:p>
          </table:table-cell>
          <table:table-cell table:style-name="ce49" office:value-type="string" calcext:value-type="string">
            <text:p>ET</text:p>
          </table:table-cell>
          <table:table-cell table:number-columns-repeated="2"/>
          <table:table-cell table:style-name="ce48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7" calcext:value-type="date">
            <text:p>7.Haz</text:p>
          </table:table-cell>
          <table:table-cell table:style-name="ce49" office:value-type="string" calcext:value-type="string">
            <text:p>ET</text:p>
          </table:table-cell>
          <table:table-cell/>
          <table:table-cell table:style-name="ce21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8" calcext:value-type="date">
            <text:p>8.Haz</text:p>
          </table:table-cell>
          <table:table-cell table:style-name="ce49" office:value-type="string" calcext:value-type="string">
            <text:p>ET</text:p>
          </table:table-cell>
          <table:table-cell/>
          <table:table-cell table:style-name="ce21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48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48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48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48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2">
          <table:table-cell table:style-name="ce82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48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4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48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5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<text:span text:style-name="T1">kbrs </text:span>benzin</text:p>
          </table:table-cell>
          <table:table-cell table:number-columns-repeated="2"/>
          <table:table-cell table:style-name="ce48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5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<text:span text:style-name="T1">kbrs  </text:span>premium inn</text:p>
          </table:table-cell>
          <table:table-cell table:number-columns-repeated="2"/>
          <table:table-cell table:style-name="ce48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4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48" office:value-type="float" office:value="-8" calcext:value-type="float">
            <text:p>-8,00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48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48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 office:value-type="string" calcext:value-type="string">
            <text:p>HESAP KESİM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<text:s/>- AĞUSTOS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9])" office:value-type="float" office:value="87911" calcext:value-type="float">
            <text:p>87.911,00</text:p>
          </table:table-cell>
          <table:table-cell table:style-name="ce45" table:formula="of:=SUM([.E4:.E28])" office:value-type="float" office:value="-26248.12" calcext:value-type="float">
            <text:p>-26.248,12</text:p>
          </table:table-cell>
          <table:table-cell table:style-name="ce45" table:formula="of:=SUM([.F4:.F30])" office:value-type="float" office:value="0" calcext:value-type="float">
            <text:p>0,00</text:p>
          </table:table-cell>
          <table:table-cell table:style-name="ce45" table:formula="of:=SUM([.G4:.G30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4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6]" office:value-type="float" office:value="0" calcext:value-type="float">
            <text:p>0,00</text:p>
          </table:table-cell>
          <table:table-cell table:style-name="ce35"/>
          <table:table-cell table:style-name="ce36" table:formula="of:=[.E36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8]" office:value-type="float" office:value="-5147.63" calcext:value-type="float">
            <text:p>-5.147,63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6]" office:value-type="float" office:value="-1325.75" calcext:value-type="float">
            <text:p>-1.325,75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3-24 aylık kira 5000 TL üzerine tüfe</text:p>
          </table:table-cell>
          <table:table-cell/>
          <table:table-cell table:style-name="ce56"/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7:.D44])" office:value-type="float" office:value="0" calcext:value-type="float">
            <text:p>0,00</text:p>
          </table:table-cell>
          <table:table-cell table:style-name="ce65" table:formula="of:=SUM([.E37:.E44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9:.E63])" office:value-type="float" office:value="-5147.63" calcext:value-type="float">
            <text:p>-5147,6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49"/>
          <table:table-cell table:style-name="ce49" office:value-type="string" calcext:value-type="string">
            <text:p><text:s/>9 – 9</text:p>
          </table:table-cell>
          <table:table-cell table:style-name="ce48" office:value-type="float" office:value="-1111.11" calcext:value-type="float">
            <text:p>-1.111,11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5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5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3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3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<text:s/>3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2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3" office:value-type="string" calcext:value-type="string">
            <text:p><text:s/>2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3" office:value-type="string" calcext:value-type="string">
            <text:p><text:s/>2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3" office:value-type="string" calcext:value-type="string">
            <text:p><text:s/>2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3" office:value-type="string" calcext:value-type="string">
            <text:p><text:s/>2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48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7:.E78])" office:value-type="float" office:value="-1325.75" calcext:value-type="float">
            <text:p>-1325,75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5">
          <table:table-cell table:style-name="ce41" office:value-type="date" office:date-value="2023-06-28" calcext:value-type="date">
            <text:p>28.06.2023</text:p>
          </table:table-cell>
          <table:table-cell table:style-name="ce49" office:value-type="string" calcext:value-type="string">
            <text:p><text:span text:style-name="T1">kbrs </text:span>korcan iletişim kıbrıs</text:p>
          </table:table-cell>
          <table:table-cell table:style-name="ce49" table:number-columns-repeated="2"/>
          <table:table-cell table:style-name="ce48" office:value-type="float" office:value="-27.99" calcext:value-type="float">
            <text:p>-27,99</text:p>
          </table:table-cell>
          <table:table-cell table:style-name="ce36" table:number-columns-repeated="3"/>
          <table:table-cell table:number-columns-repeated="1016"/>
        </table:table-row>
        <table:table-row table:style-name="ro5">
          <table:table-cell table:style-name="ce41" office:value-type="date" office:date-value="2023-06-30" calcext:value-type="date">
            <text:p>30.06.2023</text:p>
          </table:table-cell>
          <table:table-cell table:style-name="ce49" office:value-type="string" calcext:value-type="string">
            <text:p><text:span text:style-name="T1">kbrs  </text:span>benzin m nissan</text:p>
          </table:table-cell>
          <table:table-cell table:style-name="ce49" table:number-columns-repeated="2"/>
          <table:table-cell table:style-name="ce48" office:value-type="float" office:value="-900" calcext:value-type="float">
            <text:p>-900,00</text:p>
          </table:table-cell>
          <table:table-cell table:style-name="ce36" table:number-columns-repeated="3"/>
          <table:table-cell table:number-columns-repeated="1016"/>
        </table:table-row>
        <table:table-row table:style-name="ro5">
          <table:table-cell table:style-name="ce41" office:value-type="date" office:date-value="2023-07-01" calcext:value-type="date">
            <text:p>01.07.2023</text:p>
          </table:table-cell>
          <table:table-cell table:style-name="ce49" office:value-type="string" calcext:value-type="string">
            <text:p><text:span text:style-name="T1">kbrs </text:span>atlex co</text:p>
          </table:table-cell>
          <table:table-cell table:style-name="ce49" table:number-columns-repeated="2"/>
          <table:table-cell table:style-name="ce48" office:value-type="float" office:value="-207.59" calcext:value-type="float">
            <text:p>-207,5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7-04" calcext:value-type="date">
            <text:p>04.07.2023</text:p>
          </table:table-cell>
          <table:table-cell table:style-name="ce49" office:value-type="string" calcext:value-type="string">
            <text:p>ödeme oto</text:p>
          </table:table-cell>
          <table:table-cell table:style-name="ce49" office:value-type="float" office:value="3730.59" calcext:value-type="float">
            <text:p>3730,59</text:p>
          </table:table-cell>
          <table:table-cell table:style-name="ce49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7-06" calcext:value-type="date">
            <text:p>06.07.2023</text:p>
          </table:table-cell>
          <table:table-cell table:style-name="ce69" office:value-type="string" calcext:value-type="string">
            <text:p>ödeme</text:p>
          </table:table-cell>
          <table:table-cell table:style-name="ce230" office:value-type="float" office:value="5595.88" calcext:value-type="float">
            <text:p>5595,88</text:p>
          </table:table-cell>
          <table:table-cell/>
          <table:table-cell table:style-name="ce48"/>
          <table:table-cell table:number-columns-repeated="1019"/>
        </table:table-row>
        <table:table-row table:style-name="ro4">
          <table:table-cell table:number-columns-repeated="2"/>
          <table:table-cell table:style-name="ce43" table:formula="of:=SUM([.C71:.C72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8])" office:value-type="float" office:value="124300" calcext:value-type="float">
            <text:p>124.300,00</text:p>
          </table:table-cell>
          <table:table-cell table:style-name="ce45" table:formula="of:=SUM([.E4:.E27])" office:value-type="float" office:value="-23868.53" calcext:value-type="float">
            <text:p>-23.868,53</text:p>
          </table:table-cell>
          <table:table-cell table:style-name="ce45" table:formula="of:=SUM([.F4:.F29])" office:value-type="float" office:value="0" calcext:value-type="float">
            <text:p>0,00</text:p>
          </table:table-cell>
          <table:table-cell table:style-name="ce45" table:formula="of:=SUM([.G4:.G29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5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5]" office:value-type="float" office:value="0" calcext:value-type="float">
            <text:p>0,00</text:p>
          </table:table-cell>
          <table:table-cell table:style-name="ce35"/>
          <table:table-cell table:style-name="ce36" table:formula="of:=[.E35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7]" office:value-type="float" office:value="-3903.62" calcext:value-type="float">
            <text:p>-3.903,62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56" office:value-type="currency" office:currency="TRY" office:value="37500" calcext:value-type="currency">
            <text:p>₺37.500,00</text:p>
          </table:table-cell>
          <table:table-cell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56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36"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0" calcext:value-type="float">
            <text:p>0,00</text:p>
          </table:table-cell>
          <table:table-cell table:style-name="ce65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8:.E60])" office:value-type="float" office:value="-3903.62" calcext:value-type="float">
            <text:p>-3903,62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6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" office:value-type="string" calcext:value-type="string">
            <text:p><text:s/>6 – 6</text:p>
          </table:table-cell>
          <table:table-cell table:style-name="ce48" office:value-type="float" office:value="-376.49" calcext:value-type="float">
            <text:p>-376,49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4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4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<text:s/>4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3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office:value-type="float" office:value="0" calcext:value-type="float">
            <text:p>0,00</text:p>
          </table:table-cell>
          <table:table-cell table:style-name="ce36" table:number-columns-repeated="2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3" office:value-type="string" calcext:value-type="string">
            <text:p><text:s/>3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3" office:value-type="string" calcext:value-type="string">
            <text:p><text:s/>3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3" office:value-type="string" calcext:value-type="string">
            <text:p><text:s/>3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3" office:value-type="string" calcext:value-type="string">
            <text:p><text:s/>3 – 4</text:p>
          </table:table-cell>
          <table:table-cell table:style-name="ce48" office:value-type="float" office:value="-133.15" calcext:value-type="float">
            <text:p>-133,15</text:p>
          </table:table-cell>
          <table:table-cell table:number-columns-repeated="1019"/>
        </table:table-row>
        <table:table-row table:style-name="ro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8])" office:value-type="float" office:value="16800" calcext:value-type="float">
            <text:p>16.800,00</text:p>
          </table:table-cell>
          <table:table-cell table:style-name="ce45" table:formula="of:=SUM([.E4:.E27])" office:value-type="float" office:value="-78492.04" calcext:value-type="float">
            <text:p>-78.492,04</text:p>
          </table:table-cell>
          <table:table-cell table:style-name="ce45" table:formula="of:=SUM([.F4:.F28])" office:value-type="float" office:value="0" calcext:value-type="float">
            <text:p>0,00</text:p>
          </table:table-cell>
          <table:table-cell table:style-name="ce45" table:formula="of:=SUM([.G4:.G28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6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5]" office:value-type="float" office:value="0" calcext:value-type="float">
            <text:p>0,00</text:p>
          </table:table-cell>
          <table:table-cell table:style-name="ce35"/>
          <table:table-cell table:style-name="ce36" table:formula="of:=[.E35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7]" office:value-type="float" office:value="-3527.13" calcext:value-type="float">
            <text:p>-3.527,13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300" calcext:value-type="float">
            <text:p>-3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8" office:value-type="float" office:value="-55000" calcext:value-type="float">
            <text:p>-55.0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number-columns-repeated="3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6:.D43])" office:value-type="float" office:value="0" calcext:value-type="float">
            <text:p>0,00</text:p>
          </table:table-cell>
          <table:table-cell table:style-name="ce65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8:.E60])" office:value-type="float" office:value="-3527.13" calcext:value-type="float">
            <text:p>-3527,13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7 – 10</text:p>
          </table:table-cell>
          <table:table-cell table:style-name="ce48" office:value-type="float" office:value="-61.39" calcext:value-type="float">
            <text:p>-61,39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<text:s/>5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5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<text:s/>5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4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yşe Balcı</text:p>
          </table:table-cell>
          <table:table-cell table:style-name="ce49" office:value-type="float" office:value="148.6" calcext:value-type="float">
            <text:p>148,6</text:p>
          </table:table-cell>
          <table:table-cell table:style-name="ce83" office:value-type="string" calcext:value-type="string">
            <text:p><text:s/>4 – 4</text:p>
          </table:table-cell>
          <table:table-cell table:style-name="ce48" office:value-type="float" office:value="-37.15" calcext:value-type="float">
            <text:p>-37,15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POBA - atila ev</text:p>
          </table:table-cell>
          <table:table-cell table:style-name="ce49" office:value-type="float" office:value="244.8" calcext:value-type="float">
            <text:p>244,8</text:p>
          </table:table-cell>
          <table:table-cell table:style-name="ce83" office:value-type="string" calcext:value-type="string">
            <text:p><text:s/>4 – 4</text:p>
          </table:table-cell>
          <table:table-cell table:style-name="ce48" office:value-type="float" office:value="-61.2" calcext:value-type="float">
            <text:p>-61,20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table:style-name="ce49" office:value-type="string" calcext:value-type="string">
            <text:p>BELEDİYE ALUMBA</text:p>
          </table:table-cell>
          <table:table-cell table:style-name="ce49" office:value-type="float" office:value="1204.5" calcext:value-type="float">
            <text:p>1204,5</text:p>
          </table:table-cell>
          <table:table-cell table:style-name="ce83" office:value-type="string" calcext:value-type="string">
            <text:p><text:s/>4 – 4</text:p>
          </table:table-cell>
          <table:table-cell table:style-name="ce48" office:value-type="float" office:value="-301.13" calcext:value-type="float">
            <text:p>-301,13</text:p>
          </table:table-cell>
          <table:table-cell table:style-name="ce36" table:number-columns-repeated="3"/>
          <table:table-cell table:number-columns-repeated="1016"/>
        </table:table-row>
        <table:table-row table:style-name="ro4">
          <table:table-cell table:style-name="ce4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49" office:value-type="float" office:value="532.6" calcext:value-type="float">
            <text:p>532,6</text:p>
          </table:table-cell>
          <table:table-cell table:style-name="ce83" office:value-type="string" calcext:value-type="string">
            <text:p><text:s/>4 – 4</text:p>
          </table:table-cell>
          <table:table-cell table:style-name="ce48" office:value-type="float" office:value="-133.15" calcext:value-type="float">
            <text:p>-133,1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27])" office:value-type="float" office:value="196800" calcext:value-type="float">
            <text:p>196.800,00</text:p>
          </table:table-cell>
          <table:table-cell table:style-name="ce45" table:formula="of:=SUM([.E4:.E26])" office:value-type="float" office:value="-23659.41" calcext:value-type="float">
            <text:p>-23.659,41</text:p>
          </table:table-cell>
          <table:table-cell table:style-name="ce45" table:formula="of:=SUM([.F4:.F28])" office:value-type="float" office:value="0" calcext:value-type="float">
            <text:p>0,00</text:p>
          </table:table-cell>
          <table:table-cell table:style-name="ce45" table:formula="of:=SUM([.G4:.G28])" office:value-type="float" office:value="0" calcext:value-type="float">
            <text:p>0,00</text:p>
          </table:table-cell>
          <table:table-cell table:style-name="ce45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7/3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34]" office:value-type="float" office:value="0" calcext:value-type="float">
            <text:p>0,00</text:p>
          </table:table-cell>
          <table:table-cell table:style-name="ce35"/>
          <table:table-cell table:style-name="ce36" table:formula="of:=[.E34]" office:value-type="float" office:value="0" calcext:value-type="float">
            <text:p>0,00</text:p>
          </table:table-cell>
          <table:table-cell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35" table:formula="of:=[.E46]" office:value-type="float" office:value="-2994.5" calcext:value-type="float">
            <text:p>-2.994,50</text:p>
          </table:table-cell>
          <table:table-cell table:style-name="ce36"/>
          <table:table-cell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35" table:formula="of:=[.E62]" office:value-type="float" office:value="-190.17" calcext:value-type="float">
            <text:p>-190,17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56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56" office:value-type="currency" office:currency="TRY" office:value="120000" calcext:value-type="currency">
            <text:p>₺120.000,00</text:p>
          </table:table-cell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36"/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/>
          <table:table-cell table:style-name="ce57"/>
          <table:table-cell table:number-columns-repeated="3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35:.D42])" office:value-type="float" office:value="0" calcext:value-type="float">
            <text:p>0,00</text:p>
          </table:table-cell>
          <table:table-cell table:style-name="ce65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47:.E59])" office:value-type="float" office:value="-2994.5" calcext:value-type="float">
            <text:p>-2994,5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8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Amazon – asus b660 plus anakart</text:p>
          </table:table-cell>
          <table:table-cell table:style-name="ce49" office:value-type="float" office:value="3299" calcext:value-type="float">
            <text:p>3299</text:p>
          </table:table-cell>
          <table:table-cell table:style-name="ce21" office:value-type="string" calcext:value-type="string">
            <text:p>6 – 6</text:p>
          </table:table-cell>
          <table:table-cell table:style-name="ce48" office:value-type="float" office:value="-549.83" calcext:value-type="float">
            <text:p>-549,83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6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49" office:value-type="float" office:value="3123.29" calcext:value-type="float">
            <text:p>3123,29</text:p>
          </table:table-cell>
          <table:table-cell table:style-name="ce83" office:value-type="string" calcext:value-type="string">
            <text:p>6 – 6</text:p>
          </table:table-cell>
          <table:table-cell table:style-name="ce48" office:value-type="float" office:value="-520.55" calcext:value-type="float">
            <text:p>-520,55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5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63:.E74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4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4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_23" table:style-name="ta1">
        <table:table-column table:style-name="co23" table:default-cell-style-name="ce1"/>
        <table:table-column table:style-name="co32" table:default-cell-style-name="ce1"/>
        <table:table-column table:style-name="co2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27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3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1])" office:value-type="float" office:value="136800" calcext:value-type="float">
            <text:p>136.800,00</text:p>
          </table:table-cell>
          <table:table-cell table:style-name="ce45" table:formula="of:=SUM([.E4:.E31])" office:value-type="float" office:value="-116552.37" calcext:value-type="float">
            <text:p>-116.552,37</text:p>
          </table:table-cell>
          <table:table-cell table:style-name="ce45" table:formula="of:=SUM([.F4:.F31])" office:value-type="float" office:value="0" calcext:value-type="float">
            <text:p>0,00</text:p>
          </table:table-cell>
          <table:table-cell table:style-name="ce45" table:formula="of:=SUM([.G4:.G31])" office:value-type="float" office:value="-11271.36" calcext:value-type="float">
            <text:p>-11.271,36</text:p>
          </table:table-cell>
          <table:table-cell table:style-name="ce45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5847500300 Kümbet D09</text:p>
          </table:table-cell>
          <table:table-cell table:style-name="ce47" table:number-columns-repeated="2"/>
          <table:table-cell table:style-name="ce48" office:value-type="float" office:value="-400" calcext:value-type="float">
            <text:p>-400,00</text:p>
          </table:table-cell>
          <table:table-cell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Elektrik 8222520300 Kümbet D10</text:p>
          </table:table-cell>
          <table:table-cell table:style-name="ce47" table:number-columns-repeated="2"/>
          <table:table-cell table:style-name="ce48" office:value-type="float" office:value="-500" calcext:value-type="float">
            <text:p>-500,00</text:p>
          </table:table-cell>
          <table:table-cell table:number-columns-repeated="2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8/30 <text:s text:c="17"/>8*250 = 200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9/30 – 20/30 <text:s text:c="2"/>12*250 = 3000</text:p>
          </table:table-cell>
          <table:table-cell table:style-name="ce47" table:number-columns-repeated="2"/>
          <table:table-cell table:style-name="ce48" office:value-type="float" office:value="-3000" calcext:value-type="float">
            <text:p>-3.000,00</text:p>
          </table:table-cell>
          <table:table-cell table:number-columns-repeated="2"/>
          <table:table-cell table:style-name="ce3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21/30-30/30 <text:s text:c="2"/>10*8845 = 88450</text:p>
          </table:table-cell>
          <table:table-cell table:style-name="ce47" table:number-columns-repeated="2"/>
          <table:table-cell table:style-name="ce48" office:value-type="float" office:value="-88450" calcext:value-type="float">
            <text:p>-88.450,00</text:p>
          </table:table-cell>
          <table:table-cell table:number-columns-repeated="2"/>
          <table:table-cell table:style-name="ce3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TUSDATA <text:s/>TOPLAM <text:s text:c="24"/>93450</text:p>
          </table:table-cell>
          <table:table-cell table:style-name="ce47" table:number-columns-repeated="2"/>
          <table:table-cell table:style-name="ce48" office:value-type="float" office:value="-250" calcext:value-type="float">
            <text:p>-250,00</text:p>
          </table:table-cell>
          <table:table-cell table:number-columns-repeated="2"/>
          <table:table-cell table:style-name="ce3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Elektrik 9522138254 Sanayi</text:p>
          </table:table-cell>
          <table:table-cell/>
          <table:table-cell table:style-name="ce36" table:formula="of:=[.D47]" office:value-type="float" office:value="0" calcext:value-type="float">
            <text:p>0,00</text:p>
          </table:table-cell>
          <table:table-cell table:style-name="ce35"/>
          <table:table-cell table:style-name="ce36" table:formula="of:=[.E47]" office:value-type="float" office:value="0" calcext:value-type="float">
            <text:p>0,00</text:p>
          </table:table-cell>
          <table:table-cell/>
          <table:table-cell table:style-name="ce3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4876 İşbank</text:p>
          </table:table-cell>
          <table:table-cell table:number-columns-repeated="2"/>
          <table:table-cell table:style-name="ce48" table:formula="of:=[.E59]" office:value-type="float" office:value="-4377.63" calcext:value-type="float">
            <text:p>-4.377,63</text:p>
          </table:table-cell>
          <table:table-cell table:style-name="ce36"/>
          <table:table-cell/>
          <table:table-cell table:style-name="ce3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50" office:value-type="string" calcext:value-type="string">
            <text:p>KK 5165 Denizbank</text:p>
          </table:table-cell>
          <table:table-cell table:number-columns-repeated="2"/>
          <table:table-cell table:style-name="ce48" table:formula="of:=[.E76]" office:value-type="float" office:value="0" calcext:value-type="float">
            <text:p>0,00</text:p>
          </table:table-cell>
          <table:table-cell table:number-columns-repeated="2"/>
          <table:table-cell table:style-name="ce3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01-07" calcext:value-type="date">
            <text:p>07.01.2023</text:p>
          </table:table-cell>
          <table:table-cell table:style-name="ce47" office:value-type="string" calcext:value-type="string">
            <text:p>Kira Adem Özen /12 Mrmr Ryl A Blok 82</text:p>
          </table:table-cell>
          <table:table-cell table:style-name="ce47" table:number-columns-repeated="2"/>
          <table:table-cell table:style-name="ce48" office:value-type="float" office:value="-7500" calcext:value-type="float">
            <text:p>-7.500,00</text:p>
          </table:table-cell>
          <table:table-cell table:number-columns-repeated="2"/>
          <table:table-cell table:style-name="ce3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idat Marmara Royal Site /12</text:p>
          </table:table-cell>
          <table:table-cell table:style-name="ce47" table:number-columns-repeated="2"/>
          <table:table-cell table:style-name="ce48" office:value-type="float" office:value="-674.74" calcext:value-type="float">
            <text:p>-674,74</text:p>
          </table:table-cell>
          <table:table-cell table:style-name="ce48"/>
          <table:table-cell table:style-name="ce36"/>
          <table:table-cell table:style-name="ce3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Doğalgaz Marmara Royal Ablok D:82</text:p>
          </table:table-cell>
          <table:table-cell table:style-name="ce47" table:number-columns-repeated="2"/>
          <table:table-cell table:style-name="ce48" office:value-type="float" office:value="-150" calcext:value-type="float">
            <text:p>-150,00</text:p>
          </table:table-cell>
          <table:table-cell table:style-name="ce48"/>
          <table:table-cell table:style-name="ce36"/>
          <table:table-cell table:style-name="ce3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4 Kümbet D10</text:p>
          </table:table-cell>
          <table:table-cell table:style-name="ce49" table:number-columns-repeated="2"/>
          <table:table-cell table:style-name="ce48" office:value-type="float" office:value="-1000" calcext:value-type="float">
            <text:p>-1.000,00</text:p>
          </table:table-cell>
          <table:table-cell table:style-name="ce48"/>
          <table:table-cell table:style-name="ce36"/>
          <table:table-cell table:style-name="ce3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oğalgaz 800004222959 Kümbet D09</text:p>
          </table:table-cell>
          <table:table-cell table:style-name="ce49" table:number-columns-repeated="2"/>
          <table:table-cell table:style-name="ce48" office:value-type="float" office:value="-100" calcext:value-type="float">
            <text:p>-10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3300" calcext:value-type="float">
            <text:p>-3.300,00</text:p>
          </table:table-cell>
          <table:table-cell table:style-name="ce36" table:number-columns-repeated="2"/>
          <table:table-cell table:style-name="ce3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8"/>
          <table:table-cell table:style-name="ce36" table:number-columns-repeated="2"/>
          <table:table-cell table:style-name="ce3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6" office:value-type="currency" office:currency="TRY" office:value="7500" calcext:value-type="currency">
            <text:p>₺7.500,00</text:p>
          </table:table-cell>
          <table:table-cell/>
          <table:table-cell table:style-name="ce36" table:number-columns-repeated="2"/>
          <table:table-cell table:style-name="ce3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6" office:value-type="currency" office:currency="TRY" office:value="2800" calcext:value-type="currency">
            <text:p>₺2.800,00</text:p>
          </table:table-cell>
          <table:table-cell/>
          <table:table-cell table:style-name="ce36" table:number-columns-repeated="2"/>
          <table:table-cell table:style-name="ce3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56" office:value-type="currency" office:currency="TRY" office:value="6500" calcext:value-type="currency">
            <text:p>₺6.500,00</text:p>
          </table:table-cell>
          <table:table-cell/>
          <table:table-cell table:style-name="ce36" table:number-columns-repeated="2"/>
          <table:table-cell table:style-name="ce36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56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36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 table:number-columns-repeated="2"/>
          <table:table-cell table:style-name="ce36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41" office:value-type="string" calcext:value-type="string">
            <text:p>2023 YILI NAZAN BALCI</text:p>
          </table:table-cell>
          <table:table-cell table:number-columns-repeated="4"/>
          <table:table-cell table:style-name="ce85" table:formula="of:=[.H39]" office:value-type="float" office:value="-11271.36" calcext:value-type="float">
            <text:p>-11.271,36</text:p>
          </table:table-cell>
          <table:table-cell table:style-name="ce36"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>
          <table:table-cell table:style-name="ce41" office:value-type="string" calcext:value-type="string">
            <text:p>2023 YILI NAZAN BALCI</text:p>
          </table:table-cell>
          <table:table-cell table:number-columns-repeated="2"/>
          <table:table-cell table:style-name="ce56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86" office:value-type="float" office:value="6920" calcext:value-type="float">
            <text:p>6920</text:p>
          </table:table-cell>
          <table:table-cell table:style-name="ce87" office:value-type="percentage" office:value="0.23482" calcext:value-type="percentage">
            <text:p>23,482%</text:p>
          </table:table-cell>
          <table:table-cell table:style-name="ce26" table:formula="of:=[.C33]*[.D33]*-1" office:value-type="float" office:value="-1624.9544" calcext:value-type="float">
            <text:p>-1.624,95</text:p>
          </table:table-cell>
          <table:table-cell/>
          <table:table-cell table:style-name="ce48" table:formula="of:=[.C33]*[.D33]*-1" office:value-type="float" office:value="-1624.9544" calcext:value-type="float">
            <text:p>-1.624,95</text:p>
          </table:table-cell>
          <table:table-cell table:style-name="ce36"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87" office:value-type="percentage" office:value="0.23482" calcext:value-type="percentage">
            <text:p>23,482%</text:p>
          </table:table-cell>
          <table:table-cell table:style-name="ce26" table:formula="of:=[.C34]*[.D34]*-1" office:value-type="float" office:value="-3052.66" calcext:value-type="float">
            <text:p>-3.052,66</text:p>
          </table:table-cell>
          <table:table-cell/>
          <table:table-cell table:style-name="ce48" table:formula="of:=[.C34]*[.D34]*-1" office:value-type="float" office:value="-3052.66" calcext:value-type="float">
            <text:p>-3.052,66</text:p>
          </table:table-cell>
          <table:table-cell table:style-name="ce36"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87" office:value-type="percentage" office:value="0.23482" calcext:value-type="percentage">
            <text:p>23,482%</text:p>
          </table:table-cell>
          <table:table-cell table:style-name="ce26" table:formula="of:=[.C35]*[.D35]*-1" office:value-type="float" office:value="-6593.7456" calcext:value-type="float">
            <text:p>-6.593,75</text:p>
          </table:table-cell>
          <table:table-cell/>
          <table:table-cell table:style-name="ce48" table:formula="of:=[.C35]*[.D35]*-1" office:value-type="float" office:value="-6593.7456" calcext:value-type="float">
            <text:p>-6.593,75</text:p>
          </table:table-cell>
          <table:table-cell table:style-name="ce36"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36"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36"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36"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/>
          <table:table-cell table:style-name="ce85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37" office:value-type="string" calcext:value-type="string">
            <text:p>KALAN BAKİYELER</text:p>
          </table:table-cell>
          <table:table-cell table:style-name="ce37" table:number-columns-repeated="3"/>
          <table:table-cell table:style-name="ce39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58"/>
          <table:table-cell table:style-name="ce53" table:number-columns-repeated="3"/>
          <table:table-cell table:style-name="ce59"/>
          <table:table-cell table:number-columns-repeated="2"/>
          <table:table-cell table:style-name="ce36"/>
          <table:table-cell table:number-columns-repeated="1016"/>
        </table:table-row>
        <table:table-row table:style-name="ro2" table:number-rows-repeated="2">
          <table:table-cell table:style-name="ce58"/>
          <table:table-cell table:style-name="ce53"/>
          <table:table-cell table:style-name="ce60"/>
          <table:table-cell table:style-name="ce53" table:number-columns-repeated="2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 table:number-columns-repeated="4"/>
          <table:table-cell table:style-name="ce55"/>
          <table:table-cell table:style-name="ce13" table:number-columns-repeated="1016"/>
        </table:table-row>
        <table:table-row table:style-name="ro2">
          <table:table-cell table:style-name="ce63" office:value-type="date" office:date-value="2023-01-03" calcext:value-type="date">
            <text:p>03.01.2023</text:p>
          </table:table-cell>
          <table:table-cell table:style-name="ce64" office:value-type="string" calcext:value-type="string">
            <text:p>9522138254 Sanayi Elektrik</text:p>
          </table:table-cell>
          <table:table-cell table:style-name="ce37"/>
          <table:table-cell table:style-name="ce65" table:formula="of:=SUM([.D48:.D55])" office:value-type="float" office:value="0" calcext:value-type="float">
            <text:p>0,00</text:p>
          </table:table-cell>
          <table:table-cell table:style-name="ce65" table:formula="of:=SUM([.E48:.E55])" office:value-type="float" office:value="0" calcext:value-type="float">
            <text:p>0,00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6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36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49" table:number-columns-repeated="2"/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/>
          <table:table-cell/>
          <table:table-cell table:style-name="ce49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2"/>
          <table:table-cell table:style-name="ce48"/>
          <table:table-cell table:style-name="ce3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7"/>
          <table:table-cell table:number-columns-repeated="1022"/>
        </table:table-row>
        <table:table-row table:style-name="ro2">
          <table:table-cell/>
          <table:table-cell table:style-name="ce56"/>
          <table:table-cell table:number-columns-repeated="1022"/>
        </table:table-row>
        <table:table-row table:style-name="ro2">
          <table:table-cell table:style-name="ce37"/>
          <table:table-cell table:style-name="ce38" office:value-type="string" calcext:value-type="string">
            <text:p>İşbank 4876 KK <text:s text:c="22"/></text:p>
          </table:table-cell>
          <table:table-cell table:style-name="ce37"/>
          <table:table-cell table:style-name="ce39"/>
          <table:table-cell table:style-name="ce40" table:formula="of:=SUM([.E60:.E73])" office:value-type="float" office:value="-4377.63" calcext:value-type="float">
            <text:p>-4377,63</text:p>
          </table:table-cell>
          <table:table-cell table:number-columns-repeated="1019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9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" office:value-type="string" calcext:value-type="string">
            <text:p><text:s/>10 – 10</text:p>
          </table:table-cell>
          <table:table-cell table:style-name="ce48" office:value-type="float" office:value="-61.39" calcext:value-type="float">
            <text:p>-61,39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7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8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4-27" calcext:value-type="date">
            <text:p>27.04.2023</text:p>
          </table:table-cell>
          <table:table-cell table:style-name="ce49" office:value-type="string" calcext:value-type="string">
            <text:p>Pazarama – i7-13700 + KC3000-512gb</text:p>
          </table:table-cell>
          <table:table-cell table:style-name="ce49" office:value-type="float" office:value="10764.57" calcext:value-type="float">
            <text:p>10764,57</text:p>
          </table:table-cell>
          <table:table-cell table:style-name="ce21" office:value-type="string" calcext:value-type="string">
            <text:p><text:s/>9 – 9</text:p>
          </table:table-cell>
          <table:table-cell table:style-name="ce48" office:value-type="float" office:value="-1196.06" calcext:value-type="float">
            <text:p>-1.196,06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 office:value-type="date" office:date-value="2023-06-01" calcext:value-type="date">
            <text:p>01.06.2023</text:p>
          </table:table-cell>
          <table:table-cell table:style-name="ce49" office:value-type="string" calcext:value-type="string">
            <text:p>Amazon 27"Monitor</text:p>
          </table:table-cell>
          <table:table-cell/>
          <table:table-cell table:style-name="ce83" office:value-type="string" calcext:value-type="string">
            <text:p><text:s/>6 – 6</text:p>
          </table:table-cell>
          <table:table-cell table:style-name="ce48" office:value-type="float" office:value="-666.67" calcext:value-type="float">
            <text:p>-666,67</text:p>
          </table:table-cell>
          <table:table-cell table:style-name="ce36" table:number-columns-repeated="3"/>
          <table:table-cell table:number-columns-repeated="1016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 table:number-columns-repeated="2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3"/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/>
          <table:table-cell table:style-name="ce38" office:value-type="string" calcext:value-type="string">
            <text:p>Denizbank 5165 kk</text:p>
          </table:table-cell>
          <table:table-cell table:style-name="ce37" table:number-columns-repeated="2"/>
          <table:table-cell table:style-name="ce40" table:formula="of:=SUM([.E77:.E88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number-columns-repeated="2"/>
          <table:table-cell table:style-name="ce4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i" table:style-name="ta1">
        <table:table-column table:style-name="co19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35"/>
        <table:table-column table:style-name="co12" table:number-columns-repeated="1018" table:default-cell-style-name="ce1"/>
        <table:table-row table:style-name="ro4">
          <table:table-cell table:number-columns-repeated="4"/>
          <table:table-cell table:style-name="ce237" office:value-type="string" calcext:value-type="string">
            <text:p>Peri</text:p>
          </table:table-cell>
          <table:table-cell table:style-name="ce237" office:value-type="string" calcext:value-type="string">
            <text:p>BAKİYE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38" office:value-type="string" calcext:value-type="string">
            <text:p>ödeme</text:p>
          </table:table-cell>
          <table:table-cell table:number-columns-repeated="1019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23" calcext:value-type="date">
            <text:p>23.11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67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1-23" calcext:value-type="date">
            <text:p>23.11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2-12-19" calcext:value-type="date">
            <text:p>19.12.2022</text:p>
          </table:table-cell>
          <table:table-cell table:style-name="ce43" office:value-type="string" calcext:value-type="string">
            <text:p>peri ödeme</text:p>
          </table:table-cell>
          <table:table-cell/>
          <table:table-cell table:style-name="ce67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15" calcext:value-type="date">
            <text:p>15.01.2023</text:p>
          </table:table-cell>
          <table:table-cell table:style-name="ce43" office:value-type="string" calcext:value-type="string">
            <text:p>peri havale</text:p>
          </table:table-cell>
          <table:table-cell/>
          <table:table-cell table:style-name="ce67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67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67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67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67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67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2-24" calcext:value-type="date">
            <text:p>24.02.2023</text:p>
          </table:table-cell>
          <table:table-cell table:style-name="ce43" office:value-type="string" calcext:value-type="string">
            <text:p>iş havale</text:p>
          </table:table-cell>
          <table:table-cell/>
          <table:table-cell table:style-name="ce67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4-15" calcext:value-type="date">
            <text:p>15.04.2023</text:p>
          </table:table-cell>
          <table:table-cell table:style-name="ce43" office:value-type="string" calcext:value-type="string">
            <text:p>iş havale</text:p>
          </table:table-cell>
          <table:table-cell/>
          <table:table-cell table:style-name="ce67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67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67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67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89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89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89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5" calcext:value-type="date">
            <text:p>0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89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date" office:date-value="2023-07-07" calcext:value-type="date">
            <text:p>0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89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89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89"/>
          <table:table-cell table:style-name="ce240"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PLAMLAR</text:p>
          </table:table-cell>
          <table:table-cell table:formula="of:=SUM([.D3:.D32])" office:value-type="float" office:value="22144" calcext:value-type="float">
            <text:p>22.144,00</text:p>
          </table:table-cell>
          <table:table-cell table:style-name="ce67" table:formula="of:=SUM([.E3:.E33])" office:value-type="float" office:value="15936" calcext:value-type="float">
            <text:p>15.936,00</text:p>
          </table:table-cell>
          <table:table-cell table:style-name="ce241" table:formula="of:=[.D34]-[.E34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6" table:default-cell-style-name="ce1"/>
        <table:table-column table:style-name="co2" table:default-cell-style-name="ce1"/>
        <table:table-column table:style-name="co2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35"/>
        <table:table-column table:style-name="co10" table:default-cell-style-name="ce35"/>
        <table:table-column table:style-name="co38" table:default-cell-style-name="ce35"/>
        <table:table-column table:style-name="co29" table:default-cell-style-name="ce1"/>
        <table:table-column table:style-name="co12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21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2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3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table:formula="of:=['12'.D2]" office:value-type="float" office:value="15475.96" calcext:value-type="float">
            <text:p>15.475,96</text:p>
          </table:table-cell>
          <table:table-cell table:style-name="ce15" table:formula="of:=['12'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'12'.F2]" office:value-type="float" office:value="22052.39" calcext:value-type="float">
            <text:p>22.052,39</text:p>
          </table:table-cell>
          <table:table-cell table:style-name="ce15" table:formula="of:=['12'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4" office:value-type="string" calcext:value-type="string">
            <text:p>TOPLAM</text:p>
          </table:table-cell>
          <table:table-cell table:style-name="ce25" table:formula="of:=SUM([.B3:.B14])" office:value-type="float" office:value="446314.05" calcext:value-type="float">
            <text:p>446.314,05</text:p>
          </table:table-cell>
          <table:table-cell table:style-name="ce26" table:formula="of:=SUM([.C3:.C14])" office:value-type="float" office:value="-262242.81" calcext:value-type="float">
            <text:p>-262.242,81</text:p>
          </table:table-cell>
          <table:table-cell table:style-name="ce90" table:formula="of:=[.B15]+[.C15]" office:value-type="float" office:value="184071.24" calcext:value-type="float">
            <text:p>184.071,24</text:p>
          </table:table-cell>
          <table:table-cell table:style-name="ce25" table:formula="of:=SUM([.E3:.E14])" office:value-type="float" office:value="545372.04" calcext:value-type="float">
            <text:p>545.372,04</text:p>
          </table:table-cell>
          <table:table-cell table:style-name="ce26" table:formula="of:=SUM([.F3:.F14])" office:value-type="float" office:value="-316596.7" calcext:value-type="float">
            <text:p>-316.596,70</text:p>
          </table:table-cell>
          <table:table-cell table:style-name="ce90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28"/>
          <table:table-cell table:style-name="ce28" table:formula="of:=SUM([.J9:.J14])" office:value-type="float" office:value="351" calcext:value-type="float">
            <text:p>351</text:p>
          </table:table-cell>
          <table:table-cell table:style-name="ce29" table:formula="of:=SUM([.K9:.K14])" office:value-type="float" office:value="82.38321" calcext:value-type="float">
            <text:p>82,38</text:p>
          </table:table-cell>
          <table:table-cell table:style-name="ce29" table:formula="of:=SUM([.L9:.L14])" office:value-type="float" office:value="268.61679" calcext:value-type="float">
            <text:p>268,62</text:p>
          </table:table-cell>
          <table:table-cell table:style-name="ce29" table:formula="of:=SUM([.M3:.M14])" office:value-type="float" office:value="86.05" calcext:value-type="float">
            <text:p>86,05</text:p>
          </table:table-cell>
          <table:table-cell table:style-name="ce29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91" office:value-type="float" office:value="12" calcext:value-type="float">
            <text:p>Tpl / 12</text:p>
          </table:table-cell>
          <table:table-cell table:style-name="ce92" table:formula="of:=[.B15]/[.A16]" office:value-type="float" office:value="37192.8375" calcext:value-type="float">
            <text:p>37.192,84</text:p>
          </table:table-cell>
          <table:table-cell table:style-name="ce93" table:formula="of:=[.C15]/[.A16]" office:value-type="float" office:value="-21853.5675" calcext:value-type="float">
            <text:p>-21.853,57</text:p>
          </table:table-cell>
          <table:table-cell table:style-name="ce93"/>
          <table:table-cell table:style-name="ce93" table:formula="of:=[.E15]/[.A16]" office:value-type="float" office:value="45447.67" calcext:value-type="float">
            <text:p>45.447,67</text:p>
          </table:table-cell>
          <table:table-cell table:style-name="ce93" table:formula="of:=[.F15]/[.A16]" office:value-type="float" office:value="-26383.0583333333" calcext:value-type="float">
            <text:p>-26.383,06</text:p>
          </table:table-cell>
          <table:table-cell table:style-name="ce93" table:formula="of:=[.G15]/[.A16]" office:value-type="float" office:value="19064.6116666667" calcext:value-type="float">
            <text:p>19.064,61</text:p>
          </table:table-cell>
          <table:table-cell table:style-name="ce33"/>
          <table:table-cell table:style-name="ce34"/>
          <table:table-cell table:style-name="ce93" table:formula="of:=[.J15]/12" office:value-type="float" office:value="29.25" calcext:value-type="float">
            <text:p>29,25</text:p>
          </table:table-cell>
          <table:table-cell table:style-name="ce93" table:formula="of:=[.K15]/12" office:value-type="float" office:value="6.8652675" calcext:value-type="float">
            <text:p>6,87</text:p>
          </table:table-cell>
          <table:table-cell table:style-name="ce93" table:formula="of:=[.L15]/12" office:value-type="float" office:value="22.3847325" calcext:value-type="float">
            <text:p>22,38</text:p>
          </table:table-cell>
          <table:table-cell table:style-name="ce93" table:formula="of:=[.M15]/12" office:value-type="float" office:value="7.17083333333333" calcext:value-type="float">
            <text:p>7,17</text:p>
          </table:table-cell>
          <table:table-cell table:style-name="ce93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5" table:number-columns-repeated="2"/>
          <table:table-cell table:number-columns-repeated="2"/>
          <table:table-cell table:style-name="ce36" table:number-columns-repeated="2"/>
          <table:table-cell table:style-name="ce21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2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22" table:default-cell-style-name="ce1"/>
        <table:table-column table:style-name="co21" table:default-cell-style-name="ce36"/>
        <table:table-column table:style-name="co26" table:number-columns-repeated="3" table:default-cell-style-name="ce36"/>
        <table:table-column table:style-name="co13" table:default-cell-style-name="ce1"/>
        <table:table-column table:style-name="co12" table:number-columns-repeated="1015" table:default-cell-style-name="ce1"/>
        <table:table-row table:style-name="ro2">
          <table:table-cell/>
          <table:table-cell table:style-name="ce94" office:value-type="float" office:value="11.1" calcext:value-type="float">
            <text:p>11,1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95" office:value-type="string" calcext:value-type="string">
            <text:p>- OCAK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3:.D57])" office:value-type="float" office:value="7333.3" calcext:value-type="float">
            <text:p>7.333,30</text:p>
          </table:table-cell>
          <table:table-cell table:style-name="ce45" table:formula="of:=SUM([.E3:.E57])" office:value-type="float" office:value="-6834.05" calcext:value-type="float">
            <text:p>-6.834,05</text:p>
          </table:table-cell>
          <table:table-cell table:style-name="ce45" table:formula="of:=SUM([.F3:.F57])" office:value-type="float" office:value="46462.64" calcext:value-type="float">
            <text:p>46.462,64</text:p>
          </table:table-cell>
          <table:table-cell table:style-name="ce45" table:formula="of:=SUM([.G3:.G57])" office:value-type="float" office:value="-6834.05" calcext:value-type="float">
            <text:p>-6.834,05</text:p>
          </table:table-cell>
          <table:table-cell table:style-name="ce45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3" calcext:value-type="date">
            <text:p>13.01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2" office:value-type="float" office:value="-130.3" calcext:value-type="float">
            <text:p>-130,30</text:p>
          </table:table-cell>
          <table:table-cell table:style-name="ce42"/>
          <table:table-cell table:style-name="ce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3" calcext:value-type="date">
            <text:p>03.01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2" office:value-type="float" office:value="-255.4" calcext:value-type="float">
            <text:p>-255,40</text:p>
          </table:table-cell>
          <table:table-cell table:style-name="ce42"/>
          <table:table-cell table:style-name="ce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7" calcext:value-type="date">
            <text:p>17.01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17" calcext:value-type="date">
            <text:p>17.01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04" calcext:value-type="date">
            <text:p>04.01.2022</text:p>
          </table:table-cell>
          <table:table-cell table:style-name="ce96" office:value-type="string" calcext:value-type="string">
            <text:p>4876 KK</text:p>
          </table:table-cell>
          <table:table-cell table:style-name="ce96" office:value-type="string" calcext:value-type="string">
            <text:p>B</text:p>
          </table:table-cell>
          <table:table-cell table:style-name="ce96"/>
          <table:table-cell table:style-name="ce42" table:number-columns-repeated="2"/>
          <table:table-cell table:style-name="ce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6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36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2" table:number-rows-repeated="2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4"/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/>
          <table:table-cell table:style-name="ce43"/>
          <table:table-cell table:number-columns-repeated="1015"/>
        </table:table-row>
        <table:table-row table:style-name="ro2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1023"/>
        </table:table-row>
        <table:table-row table:style-name="ro2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number-columns-repeated="1023"/>
        </table:table-row>
        <table:table-row table:style-name="ro2" table:number-rows-repeated="17">
          <table:table-cell table:style-name="ce41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2" table:number-rows-repeated="4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 table:style-name="ce41"/>
          <table:table-cell table:style-name="ce43" table:number-columns-repeated="3"/>
          <table:table-cell table:number-columns-repeated="1020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>
          <table:table-cell/>
          <table:table-cell table:style-name="ce43" table:number-columns-repeated="3"/>
          <table:table-cell table:style-name="ce48"/>
          <table:table-cell table:number-columns-repeated="1019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>
          <table:table-cell/>
          <table:table-cell table:style-name="ce43" table:number-columns-repeated="3"/>
          <table:table-cell table:style-name="ce48"/>
          <table:table-cell table:number-columns-repeated="1019"/>
        </table:table-row>
        <table:table-row table:style-name="ro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43" table:number-columns-repeated="3"/>
          <table:table-cell table:number-columns-repeated="1020"/>
        </table:table-row>
        <table:table-row table:style-name="ro2" table:number-rows-repeated="2">
          <table:table-cell table:style-name="ce41"/>
          <table:table-cell table:style-name="ce47" table:number-columns-repeated="3"/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number-columns-repeated="1018"/>
        </table:table-row>
        <table:table-row table:style-name="ro2" table:number-rows-repeated="5">
          <table:table-cell table:style-name="ce41"/>
          <table:table-cell table:number-columns-repeated="1023"/>
        </table:table-row>
        <table:table-row table:style-name="ro2" table:number-rows-repeated="3">
          <table:table-cell table:style-name="ce41"/>
          <table:table-cell table:style-name="ce49" table:number-columns-repeated="3"/>
          <table:table-cell table:number-columns-repeated="1020"/>
        </table:table-row>
        <table:table-row table:style-name="ro2" table:number-rows-repeated="9">
          <table:table-cell table:style-name="ce41"/>
          <table:table-cell table:number-columns-repeated="1023"/>
        </table:table-row>
        <table:table-row table:style-name="ro2">
          <table:table-cell table:style-name="ce41"/>
          <table:table-cell table:number-columns-repeated="3"/>
          <table:table-cell table:style-name="ce48" table:number-columns-repeated="3"/>
          <table:table-cell table:number-columns-repeated="1017"/>
        </table:table-row>
        <table:table-row table:style-name="ro2" table:number-rows-repeated="7">
          <table:table-cell/>
          <table:table-cell table:style-name="ce43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41" table:default-cell-style-name="ce1"/>
        <table:table-column table:style-name="co39" table:default-cell-style-name="ce1"/>
        <table:table-column table:style-name="co40" table:default-cell-style-name="ce1"/>
        <table:table-column table:style-name="co35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4.81" calcext:value-type="float">
            <text:p>4,81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ŞUBAT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3])" office:value-type="float" office:value="10567.09" calcext:value-type="float">
            <text:p>10.567,09</text:p>
          </table:table-cell>
          <table:table-cell table:style-name="ce45" table:formula="of:=SUM([.E5:.E63])" office:value-type="float" office:value="-21938.15" calcext:value-type="float">
            <text:p>-21.938,15</text:p>
          </table:table-cell>
          <table:table-cell table:style-name="ce45" table:formula="of:=SUM([.F5:.F63])" office:value-type="float" office:value="11567.09" calcext:value-type="float">
            <text:p>11.567,09</text:p>
          </table:table-cell>
          <table:table-cell table:style-name="ce45" table:formula="of:=SUM([.G5:.G63])" office:value-type="float" office:value="-21938.15" calcext:value-type="float">
            <text:p>-21.938,15</text:p>
          </table:table-cell>
          <table:table-cell table:style-name="ce45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/>
          <table:table-cell table:style-name="ce48" table:number-columns-repeated="2"/>
          <table:table-cell table:style-name="ce42"/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/>
          <table:table-cell table:style-name="ce48" table:number-columns-repeated="2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6" office:value-type="float" office:value="508.99" calcext:value-type="float">
            <text:p>508,99</text:p>
          </table:table-cell>
          <table:table-cell/>
          <table:table-cell table:style-name="ce36" office:value-type="float" office:value="508.99" calcext:value-type="float">
            <text:p>508,99</text:p>
          </table:table-cell>
          <table:table-cell table:style-name="ce36"/>
          <table:table-cell table:style-name="ce36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6" office:value-type="float" office:value="1487.83" calcext:value-type="float">
            <text:p>1.487,83</text:p>
          </table:table-cell>
          <table:table-cell/>
          <table:table-cell table:style-name="ce36" office:value-type="float" office:value="1487.83" calcext:value-type="float">
            <text:p>1.487,83</text:p>
          </table:table-cell>
          <table:table-cell table:style-name="ce36"/>
          <table:table-cell table:style-name="ce36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6" office:value-type="float" office:value="489.66" calcext:value-type="float">
            <text:p>489,66</text:p>
          </table:table-cell>
          <table:table-cell/>
          <table:table-cell table:style-name="ce36" office:value-type="float" office:value="489.66" calcext:value-type="float">
            <text:p>489,66</text:p>
          </table:table-cell>
          <table:table-cell table:style-name="ce36"/>
          <table:table-cell table:style-name="ce36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6" office:value-type="float" office:value="60.24" calcext:value-type="float">
            <text:p>60,24</text:p>
          </table:table-cell>
          <table:table-cell/>
          <table:table-cell table:style-name="ce36" office:value-type="float" office:value="60.24" calcext:value-type="float">
            <text:p>60,24</text:p>
          </table:table-cell>
          <table:table-cell table:style-name="ce36"/>
          <table:table-cell table:style-name="ce36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4" calcext:value-type="date">
            <text:p>14.02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2319.48" calcext:value-type="float">
            <text:p>-2.319,48</text:p>
          </table:table-cell>
          <table:table-cell table:style-name="ce36"/>
          <table:table-cell table:style-name="ce36" office:value-type="float" office:value="-2319.48" calcext:value-type="float">
            <text:p>-2.319,48</text:p>
          </table:table-cell>
          <table:table-cell table:style-name="ce36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182.2" calcext:value-type="float">
            <text:p>-182,20</text:p>
          </table:table-cell>
          <table:table-cell table:style-name="ce36"/>
          <table:table-cell table:style-name="ce36" office:value-type="float" office:value="-182.2" calcext:value-type="float">
            <text:p>-182,20</text:p>
          </table:table-cell>
          <table:table-cell table:style-name="ce36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3" calcext:value-type="date">
            <text:p>03.02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436.3" calcext:value-type="float">
            <text:p>-436,30</text:p>
          </table:table-cell>
          <table:table-cell table:style-name="ce36"/>
          <table:table-cell table:style-name="ce36" office:value-type="float" office:value="-436.3" calcext:value-type="float">
            <text:p>-436,30</text:p>
          </table:table-cell>
          <table:table-cell table:style-name="ce36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 table:number-columns-repeated="3"/>
          <table:table-cell table:style-name="ce36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8" calcext:value-type="date">
            <text:p>18.02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44.38" calcext:value-type="float">
            <text:p>-44,38</text:p>
          </table:table-cell>
          <table:table-cell table:style-name="ce36"/>
          <table:table-cell table:style-name="ce36" office:value-type="float" office:value="-44.38" calcext:value-type="float">
            <text:p>-44,38</text:p>
          </table:table-cell>
          <table:table-cell table:style-name="ce36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18" calcext:value-type="date">
            <text:p>18.02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1078.07" calcext:value-type="float">
            <text:p>-1.078,07</text:p>
          </table:table-cell>
          <table:table-cell table:style-name="ce36"/>
          <table:table-cell table:style-name="ce36" office:value-type="float" office:value="-1078.07" calcext:value-type="float">
            <text:p>-1.078,07</text:p>
          </table:table-cell>
          <table:table-cell table:style-name="ce36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04" calcext:value-type="date">
            <text:p>04.02.2022</text:p>
          </table:table-cell>
          <table:table-cell table:style-name="ce96" office:value-type="string" calcext:value-type="string">
            <text:p>4876 KK</text:p>
          </table:table-cell>
          <table:table-cell table:style-name="ce96" office:value-type="string" calcext:value-type="string">
            <text:p>B</text:p>
          </table:table-cell>
          <table:table-cell table:style-name="ce96"/>
          <table:table-cell table:style-name="ce36" table:number-columns-repeated="2"/>
          <table:table-cell table:style-name="ce36" office:value-type="float" office:value="-5577.72" calcext:value-type="float">
            <text:p>-5.577,72</text:p>
          </table:table-cell>
          <table:table-cell table:style-name="ce36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36" office:value-type="float" office:value="-15" calcext:value-type="float">
            <text:p>-15,00</text:p>
          </table:table-cell>
          <table:table-cell table:style-name="ce36" table:number-columns-repeated="2"/>
          <table:table-cell table:style-name="ce36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balmer bilgisayar</text:p>
          </table:table-cell>
          <table:table-cell table:style-name="ce49" table:number-columns-repeated="2"/>
          <table:table-cell table:style-name="ce36" office:value-type="float" office:value="-5254.4" calcext:value-type="float">
            <text:p>-5.254,40</text:p>
          </table:table-cell>
          <table:table-cell table:style-name="ce36" table:number-columns-repeated="2"/>
          <table:table-cell table:style-name="ce36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banggood lcd controller</text:p>
          </table:table-cell>
          <table:table-cell table:style-name="ce49" table:number-columns-repeated="2"/>
          <table:table-cell table:style-name="ce36" office:value-type="float" office:value="-308.32" calcext:value-type="float">
            <text:p>-308,32</text:p>
          </table:table-cell>
          <table:table-cell table:style-name="ce36" table:number-columns-repeated="2"/>
          <table:table-cell table:style-name="ce36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36" table:number-columns-repeated="3"/>
          <table:table-cell table:style-name="ce36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400" calcext:value-type="float">
            <text:p>-1.400,00</text:p>
          </table:table-cell>
          <table:table-cell table:style-name="ce36"/>
          <table:table-cell table:style-name="ce36" office:value-type="float" office:value="-1400" calcext:value-type="float">
            <text:p>-1.400,00</text:p>
          </table:table-cell>
          <table:table-cell table:style-name="ce36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7900" calcext:value-type="float">
            <text:p>-7.900,00</text:p>
          </table:table-cell>
          <table:table-cell table:style-name="ce36"/>
          <table:table-cell table:style-name="ce36" office:value-type="float" office:value="-7900" calcext:value-type="float">
            <text:p>-7.900,00</text:p>
          </table:table-cell>
          <table:table-cell table:style-name="ce36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36" office:value-type="float" office:value="2000" calcext:value-type="float">
            <text:p>2.000,00</text:p>
          </table:table-cell>
          <table:table-cell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36"/>
          <table:table-cell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1"/>
          <table:table-cell table:number-columns-repeated="3"/>
          <table:table-cell table:style-name="ce36" table:number-columns-repeated="4"/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36"/>
          <table:table-cell table:style-name="ce48" table:number-columns-repeated="2"/>
          <table:table-cell table:style-name="ce36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26" table:number-columns-repeated="2" table:default-cell-style-name="ce1"/>
        <table:table-column table:style-name="co13" table:default-cell-style-name="ce1"/>
        <table:table-column table:style-name="co12" table:number-columns-repeated="1015" table:default-cell-style-name="ce1"/>
        <table:table-row table:style-name="ro2">
          <table:table-cell/>
          <table:table-cell table:style-name="ce94" office:value-type="float" office:value="5.46" calcext:value-type="float">
            <text:p>5,46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RT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1])" office:value-type="float" office:value="36859.61" calcext:value-type="float">
            <text:p>36.859,61</text:p>
          </table:table-cell>
          <table:table-cell table:style-name="ce45" table:formula="of:=SUM([.E5:.E61])" office:value-type="float" office:value="-30109.3" calcext:value-type="float">
            <text:p>-30.109,30</text:p>
          </table:table-cell>
          <table:table-cell table:style-name="ce45" table:formula="of:=SUM([.F5:.F61])" office:value-type="float" office:value="35859.61" calcext:value-type="float">
            <text:p>35.859,61</text:p>
          </table:table-cell>
          <table:table-cell table:style-name="ce45" table:formula="of:=SUM([.G5:.G61])" office:value-type="float" office:value="-30109.3" calcext:value-type="float">
            <text:p>-30.109,30</text:p>
          </table:table-cell>
          <table:table-cell table:style-name="ce45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style-name="ce43" table:number-columns-repeated="2"/>
          <table:table-cell table:style-name="ce48" table:number-columns-repeated="3"/>
          <table:table-cell table:style-name="ce36"/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3" table:number-columns-repeated="3"/>
          <table:table-cell table:style-name="ce48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375.6" calcext:value-type="float">
            <text:p>375,60</text:p>
          </table:table-cell>
          <table:table-cell/>
          <table:table-cell table:style-name="ce36" office:value-type="float" office:value="375.6" calcext:value-type="float">
            <text:p>375,60</text:p>
          </table:table-cell>
          <table:table-cell table:style-name="ce36"/>
          <table:table-cell table:style-name="ce36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1137.88" calcext:value-type="float">
            <text:p>1.137,88</text:p>
          </table:table-cell>
          <table:table-cell/>
          <table:table-cell table:style-name="ce36" office:value-type="float" office:value="1137.88" calcext:value-type="float">
            <text:p>1.137,88</text:p>
          </table:table-cell>
          <table:table-cell table:style-name="ce36"/>
          <table:table-cell table:style-name="ce36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256.45" calcext:value-type="float">
            <text:p>256,45</text:p>
          </table:table-cell>
          <table:table-cell/>
          <table:table-cell table:style-name="ce36" office:value-type="float" office:value="256.45" calcext:value-type="float">
            <text:p>256,45</text:p>
          </table:table-cell>
          <table:table-cell table:style-name="ce36"/>
          <table:table-cell table:style-name="ce36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6" office:value-type="float" office:value="69.31" calcext:value-type="float">
            <text:p>69,31</text:p>
          </table:table-cell>
          <table:table-cell/>
          <table:table-cell table:style-name="ce36" office:value-type="float" office:value="69.31" calcext:value-type="float">
            <text:p>69,31</text:p>
          </table:table-cell>
          <table:table-cell table:style-name="ce36"/>
          <table:table-cell table:style-name="ce36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11" calcext:value-type="date">
            <text:p>11.03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6" office:value-type="float" office:value="-1608.4" calcext:value-type="float">
            <text:p>-1.608,40</text:p>
          </table:table-cell>
          <table:table-cell table:style-name="ce36"/>
          <table:table-cell table:style-name="ce36" office:value-type="float" office:value="-1608.4" calcext:value-type="float">
            <text:p>-1.608,40</text:p>
          </table:table-cell>
          <table:table-cell table:style-name="ce36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04" calcext:value-type="date">
            <text:p>04.03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167" calcext:value-type="float">
            <text:p>-167,00</text:p>
          </table:table-cell>
          <table:table-cell table:style-name="ce48"/>
          <table:table-cell table:style-name="ce48" office:value-type="float" office:value="-167" calcext:value-type="float">
            <text:p>-167,00</text:p>
          </table:table-cell>
          <table:table-cell table:style-name="ce36" table:formula="of:=[.H9]+[.F10]+[.G10]" office:value-type="float" office:value="63.8399999999999" calcext:value-type="float">
            <text:p>63,84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7" office:value-type="string" calcext:value-type="string">
            <text:p>8222520300 /CK ÇEPESAŞ/FATURA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36" office:value-type="float" office:value="-428" calcext:value-type="float">
            <text:p>-428,00</text:p>
          </table:table-cell>
          <table:table-cell table:style-name="ce48"/>
          <table:table-cell table:style-name="ce48" office:value-type="float" office:value="-428" calcext:value-type="float">
            <text:p>-428,00</text:p>
          </table:table-cell>
          <table:table-cell table:style-name="ce36" table:formula="of:=[.H10]+[.F11]+[.G11]" office:value-type="float" office:value="-364.16" calcext:value-type="float">
            <text:p>-364,1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office:value-type="string" calcext:value-type="string">
            <text:p>B</text:p>
          </table:table-cell>
          <table:table-cell/>
          <table:table-cell table:style-name="ce36" office:value-type="float" office:value="-37.23" calcext:value-type="float">
            <text:p>-37,23</text:p>
          </table:table-cell>
          <table:table-cell table:style-name="ce36"/>
          <table:table-cell table:style-name="ce36" office:value-type="float" office:value="-37.23" calcext:value-type="float">
            <text:p>-37,23</text:p>
          </table:table-cell>
          <table:table-cell table:style-name="ce36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374398 /TOKATAMASY/FATURA</text:p>
          </table:table-cell>
          <table:table-cell table:style-name="ce49" office:value-type="string" calcext:value-type="string">
            <text:p>B</text:p>
          </table:table-cell>
          <table:table-cell/>
          <table:table-cell table:style-name="ce36" office:value-type="float" office:value="-632.92" calcext:value-type="float">
            <text:p>-632,92</text:p>
          </table:table-cell>
          <table:table-cell table:style-name="ce36"/>
          <table:table-cell table:style-name="ce36" office:value-type="float" office:value="-632.92" calcext:value-type="float">
            <text:p>-632,92</text:p>
          </table:table-cell>
          <table:table-cell table:style-name="ce36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 table:number-columns-repeated="2"/>
          <table:table-cell table:style-name="ce36" table:formula="of:=[.H14]+[.F15]+[.G15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vodafone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48" table:number-columns-repeated="2"/>
          <table:table-cell table:style-name="ce36" table:formula="of:=[.H15]+[.F16]+[.G16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daü yasemin 21-22 <text:s/>bahar okul ücreti</text:p>
          </table:table-cell>
          <table:table-cell table:style-name="ce49" table:number-columns-repeated="2"/>
          <table:table-cell table:style-name="ce36" office:value-type="float" office:value="-21510.75" calcext:value-type="float">
            <text:p>-21.510,75</text:p>
          </table:table-cell>
          <table:table-cell table:style-name="ce48" table:number-columns-repeated="2"/>
          <table:table-cell table:style-name="ce36" table:formula="of:=[.H16]+[.F17]+[.G17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office:value-type="string" calcext:value-type="string">
            <text:p>06 yb 1397 1. taksit</text:p>
          </table:table-cell>
          <table:table-cell table:style-name="ce49" table:number-columns-repeated="2"/>
          <table:table-cell table:style-name="ce36" office:value-type="float" office:value="-169" calcext:value-type="float">
            <text:p>-169,00</text:p>
          </table:table-cell>
          <table:table-cell table:style-name="ce48" table:number-columns-repeated="2"/>
          <table:table-cell table:style-name="ce36" table:formula="of:=[.H17]+[.F18]+[.G18]" office:value-type="float" office:value="-1034.31" calcext:value-type="float">
            <text:p>-1.034,31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07" calcext:value-type="date">
            <text:p>07.03.2022</text:p>
          </table:table-cell>
          <table:table-cell table:style-name="ce96" office:value-type="string" calcext:value-type="string">
            <text:p>4876 KK</text:p>
          </table:table-cell>
          <table:table-cell table:style-name="ce96" office:value-type="string" calcext:value-type="string">
            <text:p>B</text:p>
          </table:table-cell>
          <table:table-cell table:style-name="ce96"/>
          <table:table-cell table:style-name="ce36"/>
          <table:table-cell table:style-name="ce48"/>
          <table:table-cell table:style-name="ce48" office:value-type="float" office:value="-21729.75" calcext:value-type="float">
            <text:p>-21.729,75</text:p>
          </table:table-cell>
          <table:table-cell table:style-name="ce36" table:formula="of:=[.H18]+[.F19]+[.G19]" office:value-type="float" office:value="-22764.06" calcext:value-type="float">
            <text:p>-22.764,0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3"/>
          <table:table-cell table:style-name="ce36" table:formula="of:=[.H19]+[.F20]+[.G20]" office:value-type="float" office:value="-22764.06" calcext:value-type="float">
            <text:p>-22.764,06</text:p>
          </table:table-cell>
          <table:table-cell table:style-name="ce43"/>
          <table:table-cell table:number-columns-repeated="1015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503" calcext:value-type="float">
            <text:p>-1.503,00</text:p>
          </table:table-cell>
          <table:table-cell/>
          <table:table-cell table:style-name="ce36" office:value-type="float" office:value="-1503" calcext:value-type="float">
            <text:p>-1.503,00</text:p>
          </table:table-cell>
          <table:table-cell table:style-name="ce36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503" calcext:value-type="float">
            <text:p>-1.503,00</text:p>
          </table:table-cell>
          <table:table-cell/>
          <table:table-cell table:style-name="ce36" office:value-type="float" office:value="-1503" calcext:value-type="float">
            <text:p>-1.503,00</text:p>
          </table:table-cell>
          <table:table-cell table:style-name="ce36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36"/>
          <table:table-cell table:style-name="ce36" office:value-type="float" office:value="-1000" calcext:value-type="float">
            <text:p>-1.000,00</text:p>
          </table:table-cell>
          <table:table-cell/>
          <table:table-cell table:style-name="ce36" office:value-type="float" office:value="-1000" calcext:value-type="float">
            <text:p>-1.000,00</text:p>
          </table:table-cell>
          <table:table-cell table:style-name="ce36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000" calcext:value-type="float">
            <text:p>1.000,00</text:p>
          </table:table-cell>
          <table:table-cell/>
          <table:table-cell table:style-name="ce36" office:value-type="float" office:value="0" calcext:value-type="float">
            <text:p>0,00</text:p>
          </table:table-cell>
          <table:table-cell table:style-name="ce36"/>
          <table:table-cell table:style-name="ce36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float" office:value="28000" calcext:value-type="float">
            <text:p>28.000,00</text:p>
          </table:table-cell>
          <table:table-cell table:style-name="ce36"/>
          <table:table-cell table:style-name="ce36" office:value-type="float" office:value="28000" calcext:value-type="float">
            <text:p>28.000,00</text:p>
          </table:table-cell>
          <table:table-cell/>
          <table:table-cell table:style-name="ce36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48000 TL-28000 7 aylık peşin</text:p>
          </table:table-cell>
          <table:table-cell table:style-name="ce36" table:number-columns-repeated="4"/>
          <table:table-cell/>
          <table:table-cell table:style-name="ce36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Aylık 4000</text:p>
          </table:table-cell>
          <table:table-cell table:style-name="ce36" table:number-columns-repeated="4"/>
          <table:table-cell/>
          <table:table-cell table:style-name="ce36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" table:style-name="ta4">
        <table:table-column table:style-name="co13" table:default-cell-style-name="ce1"/>
        <table:table-column table:style-name="co45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7.25" calcext:value-type="float">
            <text:p>7,2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NİSAN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5:.D66])" office:value-type="float" office:value="15937.59" calcext:value-type="float">
            <text:p>15.937,59</text:p>
          </table:table-cell>
          <table:table-cell table:style-name="ce45" table:formula="of:=SUM([.E5:.E66])" office:value-type="float" office:value="-11790.68" calcext:value-type="float">
            <text:p>-11.790,68</text:p>
          </table:table-cell>
          <table:table-cell table:style-name="ce45" table:formula="of:=SUM([.F5:.F66])" office:value-type="float" office:value="17940.28" calcext:value-type="float">
            <text:p>17.940,28</text:p>
          </table:table-cell>
          <table:table-cell table:style-name="ce45" table:formula="of:=SUM([.G5:.G66])" office:value-type="float" office:value="-11140.68" calcext:value-type="float">
            <text:p>-11.140,68</text:p>
          </table:table-cell>
          <table:table-cell table:style-name="ce45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6"/>
          <table:table-cell table:number-columns-repeated="2"/>
          <table:table-cell table:style-name="ce36" table:number-columns-repeated="4"/>
          <table:table-cell table:number-columns-repeated="1016"/>
        </table:table-row>
        <table:table-row table:style-name="ro2">
          <table:table-cell table:style-name="ce41"/>
          <table:table-cell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36"/>
          <table:table-cell table:style-name="ce36" office:value-type="float" office:value="260" calcext:value-type="float">
            <text:p>260,00</text:p>
          </table:table-cell>
          <table:table-cell table:style-name="ce36"/>
          <table:table-cell table:style-name="ce36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36"/>
          <table:table-cell table:style-name="ce36" office:value-type="float" office:value="1089.63" calcext:value-type="float">
            <text:p>1.089,63</text:p>
          </table:table-cell>
          <table:table-cell table:style-name="ce36"/>
          <table:table-cell table:style-name="ce36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36"/>
          <table:table-cell table:style-name="ce36" office:value-type="float" office:value="384.4" calcext:value-type="float">
            <text:p>384,40</text:p>
          </table:table-cell>
          <table:table-cell table:style-name="ce36"/>
          <table:table-cell table:style-name="ce36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36"/>
          <table:table-cell table:style-name="ce36" office:value-type="float" office:value="85.88" calcext:value-type="float">
            <text:p>85,88</text:p>
          </table:table-cell>
          <table:table-cell table:style-name="ce36"/>
          <table:table-cell table:style-name="ce36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78.43" calcext:value-type="float">
            <text:p>-1.578,43</text:p>
          </table:table-cell>
          <table:table-cell table:style-name="ce36"/>
          <table:table-cell table:style-name="ce36" office:value-type="float" office:value="-1578.43" calcext:value-type="float">
            <text:p>-1.578,43</text:p>
          </table:table-cell>
          <table:table-cell table:style-name="ce36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383.8" calcext:value-type="float">
            <text:p>-383,80</text:p>
          </table:table-cell>
          <table:table-cell table:style-name="ce48"/>
          <table:table-cell table:style-name="ce36" office:value-type="float" office:value="-383.8" calcext:value-type="float">
            <text:p>-383,80</text:p>
          </table:table-cell>
          <table:table-cell table:style-name="ce36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171.6" calcext:value-type="float">
            <text:p>-171,60</text:p>
          </table:table-cell>
          <table:table-cell table:style-name="ce48"/>
          <table:table-cell table:style-name="ce36" office:value-type="float" office:value="-171.6" calcext:value-type="float">
            <text:p>-171,60</text:p>
          </table:table-cell>
          <table:table-cell table:style-name="ce36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/>
          <table:table-cell table:style-name="ce48"/>
          <table:table-cell table:style-name="ce36"/>
          <table:table-cell table:style-name="ce36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600" calcext:value-type="float">
            <text:p>-600,00</text:p>
          </table:table-cell>
          <table:table-cell table:style-name="ce36" table:number-columns-repeated="2"/>
          <table:table-cell table:style-name="ce36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36" table:number-columns-repeated="2"/>
          <table:table-cell table:style-name="ce36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/>
          <table:table-cell table:style-name="ce36"/>
          <table:table-cell table:style-name="ce36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97" office:value-type="string" calcext:value-type="string">
            <text:p>06 yb 1397 2. taksit</text:p>
          </table:table-cell>
          <table:table-cell table:style-name="ce97" table:number-columns-repeated="2"/>
          <table:table-cell table:style-name="ce98" office:value-type="float" office:value="-169" calcext:value-type="float">
            <text:p>-169,00</text:p>
          </table:table-cell>
          <table:table-cell table:style-name="ce99"/>
          <table:table-cell table:style-name="ce98"/>
          <table:table-cell table:style-name="ce36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HAS KOMP ÇORUM</text:p>
          </table:table-cell>
          <table:table-cell table:style-name="ce49" table:number-columns-repeated="2"/>
          <table:table-cell table:style-name="ce36" office:value-type="float" office:value="-3270" calcext:value-type="float">
            <text:p>-3.270,00</text:p>
          </table:table-cell>
          <table:table-cell table:style-name="ce48"/>
          <table:table-cell table:style-name="ce36"/>
          <table:table-cell table:style-name="ce36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yıllık kk ücreti</text:p>
          </table:table-cell>
          <table:table-cell table:style-name="ce49" table:number-columns-repeated="2"/>
          <table:table-cell table:style-name="ce36" office:value-type="float" office:value="-238" calcext:value-type="float">
            <text:p>-238,00</text:p>
          </table:table-cell>
          <table:table-cell table:style-name="ce48"/>
          <table:table-cell table:style-name="ce36"/>
          <table:table-cell table:style-name="ce36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yıllık kk ücreti bsmv</text:p>
          </table:table-cell>
          <table:table-cell table:style-name="ce49" table:number-columns-repeated="2"/>
          <table:table-cell table:style-name="ce36" office:value-type="float" office:value="-11.9" calcext:value-type="float">
            <text:p>-11,90</text:p>
          </table:table-cell>
          <table:table-cell table:style-name="ce48"/>
          <table:table-cell table:style-name="ce36"/>
          <table:table-cell table:style-name="ce36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amazon 240gbWd ssd-braun-64gb 1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48"/>
          <table:table-cell table:style-name="ce36"/>
          <table:table-cell table:style-name="ce36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gib gov tr kira damga v.</text:p>
          </table:table-cell>
          <table:table-cell table:style-name="ce49" table:number-columns-repeated="2"/>
          <table:table-cell table:style-name="ce36" office:value-type="float" office:value="-132.3" calcext:value-type="float">
            <text:p>-132,30</text:p>
          </table:table-cell>
          <table:table-cell table:style-name="ce48"/>
          <table:table-cell table:style-name="ce36"/>
          <table:table-cell table:style-name="ce36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101" table:number-columns-repeated="2"/>
          <table:table-cell table:style-name="ce102" office:value-type="float" office:value="-3998.85" calcext:value-type="float">
            <text:p>-3.998,85</text:p>
          </table:table-cell>
          <table:table-cell table:style-name="ce36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 table:number-columns-repeated="2"/>
          <table:table-cell table:style-name="ce36"/>
          <table:table-cell table:style-name="ce36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4" calcext:value-type="float">
            <text:p>-1.504,00</text:p>
          </table:table-cell>
          <table:table-cell/>
          <table:table-cell table:style-name="ce36" office:value-type="float" office:value="-1504" calcext:value-type="float">
            <text:p>-1.504,00</text:p>
          </table:table-cell>
          <table:table-cell table:style-name="ce36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4" calcext:value-type="float">
            <text:p>-1.504,00</text:p>
          </table:table-cell>
          <table:table-cell/>
          <table:table-cell table:style-name="ce36" office:value-type="float" office:value="-1504" calcext:value-type="float">
            <text:p>-1.504,00</text:p>
          </table:table-cell>
          <table:table-cell table:style-name="ce36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/>
          <table:table-cell table:style-name="ce36" office:value-type="float" office:value="-500" calcext:value-type="float">
            <text:p>-500,00</text:p>
          </table:table-cell>
          <table:table-cell table:style-name="ce36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6" office:value-type="float" office:value="1600" calcext:value-type="float">
            <text:p>1.600,00</text:p>
          </table:table-cell>
          <table:table-cell/>
          <table:table-cell table:style-name="ce55" office:value-type="float" office:value="1600" calcext:value-type="float">
            <text:p>1.600,00</text:p>
          </table:table-cell>
          <table:table-cell table:style-name="ce36"/>
          <table:table-cell table:style-name="ce36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0" calcext:value-type="date">
            <text:p>10.05.2022</text:p>
          </table:table-cell>
          <table:table-cell table:style-name="ce103" office:value-type="string" calcext:value-type="string">
            <text:p>Doğuş Kira 9/12-2022-23 <text:s text:c="3"/>+2000</text:p>
          </table:table-cell>
          <table:table-cell table:style-name="ce104"/>
          <table:table-cell table:style-name="ce36" office:value-type="float" office:value="3000" calcext:value-type="float">
            <text:p>3.000,00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35" office:value-type="float" office:value="4000" calcext:value-type="float">
            <text:p>4.000,00</text:p>
          </table:table-cell>
          <table:table-cell/>
          <table:table-cell table:style-name="ce35" office:value-type="float" office:value="4000" calcext:value-type="float">
            <text:p>4.000,00</text:p>
          </table:table-cell>
          <table:table-cell/>
          <table:table-cell table:style-name="ce36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otorcu Mesut Kira ++++ 21-5-2022 Boşalttı</text:p>
          </table:table-cell>
          <table:table-cell/>
          <table:table-cell table:style-name="ce36"/>
          <table:table-cell/>
          <table:table-cell table:style-name="ce55"/>
          <table:table-cell table:style-name="ce36"/>
          <table:table-cell table:style-name="ce36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4"/>
          <table:table-cell table:style-name="ce36" table:number-columns-repeated="3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 office:value-type="string" calcext:value-type="string">
            <text:p>tüfe</text:p>
          </table:table-cell>
          <table:table-cell table:style-name="ce94" office:value-type="float" office:value="2.98" calcext:value-type="float">
            <text:p>2,98</text:p>
          </table:table-cell>
          <table:table-cell table:number-columns-repeated="3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MAYIS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32])" office:value-type="float" office:value="11328.34" calcext:value-type="float">
            <text:p>11.328,34</text:p>
          </table:table-cell>
          <table:table-cell table:style-name="ce45" table:formula="of:=SUM([.E4:.E68])" office:value-type="float" office:value="-7712.66" calcext:value-type="float">
            <text:p>-7.712,66</text:p>
          </table:table-cell>
          <table:table-cell table:style-name="ce45" table:formula="of:=SUM([.F4:.F65])" office:value-type="float" office:value="9522.37" calcext:value-type="float">
            <text:p>9.522,37</text:p>
          </table:table-cell>
          <table:table-cell table:style-name="ce45" table:formula="of:=SUM([.G4:.G65])" office:value-type="float" office:value="-7722.66" calcext:value-type="float">
            <text:p>-7.722,66</text:p>
          </table:table-cell>
          <table:table-cell table:style-name="ce45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2"/>
          <table:table-cell table:style-name="ce42" table:number-columns-repeated="3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3"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36"/>
          <table:table-cell table:style-name="ce36" office:value-type="float" office:value="155" calcext:value-type="float">
            <text:p>155,00</text:p>
          </table:table-cell>
          <table:table-cell table:style-name="ce36"/>
          <table:table-cell table:style-name="ce36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36"/>
          <table:table-cell table:style-name="ce36" office:value-type="float" office:value="1035" calcext:value-type="float">
            <text:p>1.035,00</text:p>
          </table:table-cell>
          <table:table-cell table:style-name="ce36"/>
          <table:table-cell table:style-name="ce36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36"/>
          <table:table-cell table:style-name="ce36" office:value-type="float" office:value="350" calcext:value-type="float">
            <text:p>350,00</text:p>
          </table:table-cell>
          <table:table-cell table:style-name="ce36"/>
          <table:table-cell table:style-name="ce36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36"/>
          <table:table-cell table:style-name="ce36" office:value-type="float" office:value="230" calcext:value-type="float">
            <text:p>230,00</text:p>
          </table:table-cell>
          <table:table-cell table:style-name="ce36"/>
          <table:table-cell table:style-name="ce36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6"/>
          <table:table-cell table:style-name="ce36" office:value-type="float" office:value="82" calcext:value-type="float">
            <text:p>82,00</text:p>
          </table:table-cell>
          <table:table-cell table:style-name="ce36"/>
          <table:table-cell table:style-name="ce36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10" calcext:value-type="date">
            <text:p>10.05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360.1" calcext:value-type="float">
            <text:p>-1.360,10</text:p>
          </table:table-cell>
          <table:table-cell table:style-name="ce36"/>
          <table:table-cell table:style-name="ce36" office:value-type="float" office:value="-1360.1" calcext:value-type="float">
            <text:p>-1.360,10</text:p>
          </table:table-cell>
          <table:table-cell table:style-name="ce36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197.1" calcext:value-type="float">
            <text:p>-197,10</text:p>
          </table:table-cell>
          <table:table-cell table:style-name="ce36"/>
          <table:table-cell table:style-name="ce36" office:value-type="float" office:value="-197.1" calcext:value-type="float">
            <text:p>-197,10</text:p>
          </table:table-cell>
          <table:table-cell table:style-name="ce36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365.7" calcext:value-type="float">
            <text:p>-365,70</text:p>
          </table:table-cell>
          <table:table-cell table:style-name="ce36"/>
          <table:table-cell table:style-name="ce36" office:value-type="float" office:value="-365.7" calcext:value-type="float">
            <text:p>-365,70</text:p>
          </table:table-cell>
          <table:table-cell table:style-name="ce36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54.54" calcext:value-type="float">
            <text:p>-54,54</text:p>
          </table:table-cell>
          <table:table-cell table:style-name="ce36"/>
          <table:table-cell table:style-name="ce36" office:value-type="float" office:value="-54.54" calcext:value-type="float">
            <text:p>-54,54</text:p>
          </table:table-cell>
          <table:table-cell table:style-name="ce36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327.25" calcext:value-type="float">
            <text:p>-327,25</text:p>
          </table:table-cell>
          <table:table-cell table:style-name="ce36"/>
          <table:table-cell table:style-name="ce36" office:value-type="float" office:value="-327.25" calcext:value-type="float">
            <text:p>-327,25</text:p>
          </table:table-cell>
          <table:table-cell table:style-name="ce36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97" office:value-type="string" calcext:value-type="string">
            <text:p>audi benzin</text:p>
          </table:table-cell>
          <table:table-cell table:style-name="ce97" table:number-columns-repeated="2"/>
          <table:table-cell table:style-name="ce98" office:value-type="float" office:value="-100" calcext:value-type="float">
            <text:p>-100,00</text:p>
          </table:table-cell>
          <table:table-cell table:style-name="ce98" table:number-columns-repeated="2"/>
          <table:table-cell table:style-name="ce36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erenler gıda</text:p>
          </table:table-cell>
          <table:table-cell table:style-name="ce49" table:number-columns-repeated="2"/>
          <table:table-cell table:style-name="ce36" office:value-type="float" office:value="-115.31" calcext:value-type="float">
            <text:p>-115,31</text:p>
          </table:table-cell>
          <table:table-cell table:style-name="ce36" table:number-columns-repeated="2"/>
          <table:table-cell table:style-name="ce36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erenler gıda</text:p>
          </table:table-cell>
          <table:table-cell table:style-name="ce49" table:number-columns-repeated="2"/>
          <table:table-cell table:style-name="ce36" office:value-type="float" office:value="-39.18" calcext:value-type="float">
            <text:p>-39,18</text:p>
          </table:table-cell>
          <table:table-cell table:style-name="ce36" table:number-columns-repeated="2"/>
          <table:table-cell table:style-name="ce36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udi benzin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 2240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ahçe su parası</text:p>
          </table:table-cell>
          <table:table-cell table:style-name="ce49" table:number-columns-repeated="2"/>
          <table:table-cell table:style-name="ce36" office:value-type="float" office:value="-205.83" calcext:value-type="float">
            <text:p>-205,83</text:p>
          </table:table-cell>
          <table:table-cell table:style-name="ce36" table:number-columns-repeated="2"/>
          <table:table-cell table:style-name="ce36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2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05" calcext:value-type="date">
            <text:p>05.05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101"/>
          <table:table-cell table:style-name="ce102"/>
          <table:table-cell table:style-name="ce102" office:value-type="float" office:value="-907.97" calcext:value-type="float">
            <text:p>-907,97</text:p>
          </table:table-cell>
          <table:table-cell table:style-name="ce36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5" calcext:value-type="float">
            <text:p>-1.505,00</text:p>
          </table:table-cell>
          <table:table-cell table:style-name="ce36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5" calcext:value-type="float">
            <text:p>-1.505,00</text:p>
          </table:table-cell>
          <table:table-cell table:style-name="ce36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04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style-name="ce105"/>
          <table:table-cell table:style-name="ce106" office:value-type="string" calcext:value-type="string">
            <text:p>SnyF-Kynkçı Merdal 9/12-2022</text:p>
          </table:table-cell>
          <table:table-cell table:style-name="ce106"/>
          <table:table-cell table:style-name="ce107" office:value-type="float" office:value="4000" calcext:value-type="float">
            <text:p>4.000,00</text:p>
          </table:table-cell>
          <table:table-cell table:style-name="ce106"/>
          <table:table-cell table:style-name="ce108" table:number-columns-repeated="2"/>
          <table:table-cell table:style-name="ce36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36" table:number-columns-repeated="3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36" table:number-columns-repeated="4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" table:style-name="ta4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4.95" calcext:value-type="float">
            <text:p>4,9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HAZİRAN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44])" office:value-type="float" office:value="17837.05" calcext:value-type="float">
            <text:p>17.837,05</text:p>
          </table:table-cell>
          <table:table-cell table:style-name="ce45" table:formula="of:=SUM([.E4:.E80])" office:value-type="float" office:value="-28058.1" calcext:value-type="float">
            <text:p>-28.058,10</text:p>
          </table:table-cell>
          <table:table-cell table:style-name="ce45" table:formula="of:=SUM([.F4:.F77])" office:value-type="float" office:value="16654.19" calcext:value-type="float">
            <text:p>16.654,19</text:p>
          </table:table-cell>
          <table:table-cell table:style-name="ce45" table:formula="of:=SUM([.G4:.G77])" office:value-type="float" office:value="-28058.1" calcext:value-type="float">
            <text:p>-28.058,10</text:p>
          </table:table-cell>
          <table:table-cell table:style-name="ce45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3" table:number-columns-repeated="3"/>
          <table:table-cell table:style-name="ce36" table:number-columns-repeated="3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06"/>
          <table:table-cell table:style-name="ce109" office:value-type="string" calcext:value-type="string">
            <text:p>Mesut Elektrik</text:p>
          </table:table-cell>
          <table:table-cell table:style-name="ce109"/>
          <table:table-cell table:style-name="ce109" office:value-type="float" office:value="182.86" calcext:value-type="float">
            <text:p>182,86</text:p>
          </table:table-cell>
          <table:table-cell table:style-name="ce110" table:number-columns-repeated="3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36"/>
          <table:table-cell table:style-name="ce36" office:value-type="float" office:value="996.77" calcext:value-type="float">
            <text:p>996,77</text:p>
          </table:table-cell>
          <table:table-cell table:style-name="ce36"/>
          <table:table-cell table:style-name="ce36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36"/>
          <table:table-cell table:style-name="ce36" office:value-type="float" office:value="249.02" calcext:value-type="float">
            <text:p>249,02</text:p>
          </table:table-cell>
          <table:table-cell table:style-name="ce36"/>
          <table:table-cell table:style-name="ce36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36"/>
          <table:table-cell table:style-name="ce36" office:value-type="float" office:value="140.4" calcext:value-type="float">
            <text:p>140,40</text:p>
          </table:table-cell>
          <table:table-cell table:style-name="ce36"/>
          <table:table-cell table:style-name="ce36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2">
          <table:table-cell/>
          <table:table-cell table:style-name="ce100" office:value-type="string" calcext:value-type="string">
            <text:p>9522138254 /CK ÇEPESAŞ/FATURA</text:p>
          </table:table-cell>
          <table:table-cell table:style-name="ce100" table:number-columns-repeated="2"/>
          <table:table-cell table:style-name="ce102" office:value-type="float" office:value="-1317.2" calcext:value-type="float">
            <text:p>-1.317,20</text:p>
          </table:table-cell>
          <table:table-cell table:style-name="ce102"/>
          <table:table-cell table:style-name="ce102" office:value-type="float" office:value="-1317.2" calcext:value-type="float">
            <text:p>-1.317,20</text:p>
          </table:table-cell>
          <table:table-cell table:style-name="ce36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.1" calcext:value-type="float">
            <text:p>-200,10</text:p>
          </table:table-cell>
          <table:table-cell table:style-name="ce48"/>
          <table:table-cell table:style-name="ce36" office:value-type="float" office:value="-200.1" calcext:value-type="float">
            <text:p>-200,10</text:p>
          </table:table-cell>
          <table:table-cell table:style-name="ce36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395.4" calcext:value-type="float">
            <text:p>-395,40</text:p>
          </table:table-cell>
          <table:table-cell table:style-name="ce48"/>
          <table:table-cell table:style-name="ce36" office:value-type="float" office:value="-395.4" calcext:value-type="float">
            <text:p>-395,40</text:p>
          </table:table-cell>
          <table:table-cell table:style-name="ce36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 table:number-columns-repeated="2"/>
          <table:table-cell table:style-name="ce36"/>
          <table:table-cell table:style-name="ce36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7" calcext:value-type="date">
            <text:p>07.06.2022</text:p>
          </table:table-cell>
          <table:table-cell table:style-name="ce47" office:value-type="string" calcext:value-type="string">
            <text:p>Yasemin İstanbul Kira</text:p>
          </table:table-cell>
          <table:table-cell table:style-name="ce47" table:number-columns-repeated="2"/>
          <table:table-cell table:style-name="ce48" table:number-columns-repeated="2"/>
          <table:table-cell table:style-name="ce36"/>
          <table:table-cell table:style-name="ce36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4820" calcext:value-type="float">
            <text:p>-4.820,00</text:p>
          </table:table-cell>
          <table:table-cell table:style-name="ce36"/>
          <table:table-cell table:style-name="ce36" office:value-type="float" office:value="-4820" calcext:value-type="float">
            <text:p>-4.820,00</text:p>
          </table:table-cell>
          <table:table-cell table:style-name="ce36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36" office:value-type="float" office:value="-250" calcext:value-type="float">
            <text:p>-250,00</text:p>
          </table:table-cell>
          <table:table-cell table:style-name="ce36"/>
          <table:table-cell table:style-name="ce36" office:value-type="float" office:value="-250" calcext:value-type="float">
            <text:p>-250,00</text:p>
          </table:table-cell>
          <table:table-cell table:style-name="ce36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36" table:number-columns-repeated="3"/>
          <table:table-cell table:style-name="ce36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36" table:number-columns-repeated="3"/>
          <table:table-cell table:style-name="ce36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36" table:number-columns-repeated="3"/>
          <table:table-cell table:style-name="ce36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2800" calcext:value-type="float">
            <text:p>-12.800,00</text:p>
          </table:table-cell>
          <table:table-cell table:style-name="ce36"/>
          <table:table-cell table:style-name="ce36" office:value-type="float" office:value="-12800" calcext:value-type="float">
            <text:p>-12.800,00</text:p>
          </table:table-cell>
          <table:table-cell table:style-name="ce36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36" office:value-type="float" office:value="-421.5" calcext:value-type="float">
            <text:p>-421,50</text:p>
          </table:table-cell>
          <table:table-cell table:style-name="ce36"/>
          <table:table-cell table:style-name="ce36" office:value-type="float" office:value="-421.5" calcext:value-type="float">
            <text:p>-421,50</text:p>
          </table:table-cell>
          <table:table-cell table:style-name="ce36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48" table:number-columns-repeated="2"/>
          <table:table-cell table:style-name="ce36"/>
          <table:table-cell table:style-name="ce36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97" office:value-type="string" calcext:value-type="string">
            <text:p>amazon 240gbWd ssd-braun-64gb 3/6</text:p>
          </table:table-cell>
          <table:table-cell table:style-name="ce97" table:number-columns-repeated="2"/>
          <table:table-cell table:style-name="ce98" office:value-type="float" office:value="-177.65" calcext:value-type="float">
            <text:p>-177,65</text:p>
          </table:table-cell>
          <table:table-cell table:style-name="ce98" table:number-columns-repeated="2"/>
          <table:table-cell table:style-name="ce36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kat avm</text:p>
          </table:table-cell>
          <table:table-cell table:style-name="ce49" table:number-columns-repeated="2"/>
          <table:table-cell table:style-name="ce36" office:value-type="float" office:value="-389.06" calcext:value-type="float">
            <text:p>-389,06</text:p>
          </table:table-cell>
          <table:table-cell table:style-name="ce36" table:number-columns-repeated="2"/>
          <table:table-cell table:style-name="ce36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enzin <text:s text:c="2"/>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igros şimşek yem</text:p>
          </table:table-cell>
          <table:table-cell table:style-name="ce49" table:number-columns-repeated="2"/>
          <table:table-cell table:style-name="ce36" office:value-type="float" office:value="-225" calcext:value-type="float">
            <text:p>-225,00</text:p>
          </table:table-cell>
          <table:table-cell table:style-name="ce36" table:number-columns-repeated="2"/>
          <table:table-cell table:style-name="ce36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fide bahçe</text:p>
          </table:table-cell>
          <table:table-cell table:style-name="ce49" table:number-columns-repeated="2"/>
          <table:table-cell table:style-name="ce36" office:value-type="float" office:value="-300" calcext:value-type="float">
            <text:p>-300,00</text:p>
          </table:table-cell>
          <table:table-cell table:style-name="ce36" table:number-columns-repeated="2"/>
          <table:table-cell table:style-name="ce36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Benzin + gaz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e 2240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06" calcext:value-type="date">
            <text:p>06.06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101"/>
          <table:table-cell table:style-name="ce102"/>
          <table:table-cell table:style-name="ce102" office:value-type="float" office:value="-1561.71" calcext:value-type="float">
            <text:p>-1.561,71</text:p>
          </table:table-cell>
          <table:table-cell table:style-name="ce36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6" calcext:value-type="date">
            <text:p>16.06.2022</text:p>
          </table:table-cell>
          <table:table-cell table:style-name="ce49" office:value-type="string" calcext:value-type="string">
            <text:p>8758480300 çepesaş</text:p>
          </table:table-cell>
          <table:table-cell table:style-name="ce49" table:number-columns-repeated="2"/>
          <table:table-cell table:style-name="ce36" office:value-type="float" office:value="-99.5" calcext:value-type="float">
            <text:p>-99,50</text:p>
          </table:table-cell>
          <table:table-cell table:style-name="ce36"/>
          <table:table-cell table:style-name="ce36" office:value-type="float" office:value="-130.73" calcext:value-type="float">
            <text:p>-130,73</text:p>
          </table:table-cell>
          <table:table-cell table:style-name="ce36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7" calcext:value-type="date">
            <text:p>17.06.2022</text:p>
          </table:table-cell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49.96" calcext:value-type="float">
            <text:p>-49,96</text:p>
          </table:table-cell>
          <table:table-cell table:style-name="ce36"/>
          <table:table-cell table:style-name="ce36" office:value-type="float" office:value="-49.96" calcext:value-type="float">
            <text:p>-49,96</text:p>
          </table:table-cell>
          <table:table-cell table:style-name="ce36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16" calcext:value-type="date">
            <text:p>16.06.2022</text:p>
          </table:table-cell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130.73" calcext:value-type="float">
            <text:p>-130,73</text:p>
          </table:table-cell>
          <table:table-cell table:style-name="ce36"/>
          <table:table-cell table:style-name="ce36" office:value-type="float" office:value="-99.5" calcext:value-type="float">
            <text:p>-99,50</text:p>
          </table:table-cell>
          <table:table-cell table:style-name="ce36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1506" calcext:value-type="float">
            <text:p>-1.506,00</text:p>
          </table:table-cell>
          <table:table-cell table:style-name="ce36"/>
          <table:table-cell table:style-name="ce36" office:value-type="float" office:value="-1506" calcext:value-type="float">
            <text:p>-1.506,00</text:p>
          </table:table-cell>
          <table:table-cell table:style-name="ce36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1506" calcext:value-type="float">
            <text:p>-1.506,00</text:p>
          </table:table-cell>
          <table:table-cell table:style-name="ce36"/>
          <table:table-cell table:style-name="ce36" office:value-type="float" office:value="-1506" calcext:value-type="float">
            <text:p>-1.506,00</text:p>
          </table:table-cell>
          <table:table-cell table:style-name="ce36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36" office:value-type="float" office:value="-3000" calcext:value-type="float">
            <text:p>-3.000,00</text:p>
          </table:table-cell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office:value-type="float" office:value="3020.37" calcext:value-type="float">
            <text:p>3.020,37</text:p>
          </table:table-cell>
          <table:table-cell table:style-name="ce36"/>
          <table:table-cell table:style-name="ce36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table:style-name="ce106"/>
          <table:table-cell table:style-name="ce106" office:value-type="string" calcext:value-type="string">
            <text:p>Doğuş Kira 11/12-2022-23</text:p>
          </table:table-cell>
          <table:table-cell table:style-name="ce106"/>
          <table:table-cell table:style-name="ce108" office:value-type="float" office:value="5000" calcext:value-type="float">
            <text:p>5.000,00</text:p>
          </table:table-cell>
          <table:table-cell table:style-name="ce108" table:number-columns-repeated="3"/>
          <table:table-cell table:style-name="ce36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35" office:value-type="float" office:value="6597.63" calcext:value-type="float">
            <text:p>6.597,63</text:p>
          </table:table-cell>
          <table:table-cell/>
          <table:table-cell table:style-name="ce36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"/>
          <table:table-cell/>
          <table:table-cell table:style-name="ce35"/>
          <table:table-cell/>
          <table:table-cell table:style-name="ce36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SnyF-Kynkçı Merdal 9/12-2022</text:p>
          </table:table-cell>
          <table:table-cell table:style-name="ce103" table:number-columns-repeated="3"/>
          <table:table-cell table:style-name="ce112" office:value-type="float" office:value="4000" calcext:value-type="float">
            <text:p>4.000,00</text:p>
          </table:table-cell>
          <table:table-cell table:style-name="ce103"/>
          <table:table-cell table:style-name="ce36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 table:style-name="ce106"/>
          <table:table-cell table:style-name="ce106" office:value-type="string" calcext:value-type="string">
            <text:p>SnyF-Kynkçı Merdal 10/12-2022</text:p>
          </table:table-cell>
          <table:table-cell table:style-name="ce106"/>
          <table:table-cell table:style-name="ce113" office:value-type="float" office:value="4000" calcext:value-type="float">
            <text:p>4.000,00</text:p>
          </table:table-cell>
          <table:table-cell table:style-name="ce106" table:number-columns-repeated="3"/>
          <table:table-cell table:style-name="ce36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2.37" calcext:value-type="float">
            <text:p>2,37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TEMMUZ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90])" office:value-type="float" office:value="27131.07" calcext:value-type="float">
            <text:p>27.131,07</text:p>
          </table:table-cell>
          <table:table-cell table:style-name="ce45" table:formula="of:=SUM([.E4:.E90])" office:value-type="float" office:value="-17400.82" calcext:value-type="float">
            <text:p>-17.400,82</text:p>
          </table:table-cell>
          <table:table-cell table:style-name="ce45" table:formula="of:=SUM([.F4:.F87])" office:value-type="float" office:value="16133.3" calcext:value-type="float">
            <text:p>16.133,30</text:p>
          </table:table-cell>
          <table:table-cell table:style-name="ce45" table:formula="of:=SUM([.G4:.G87])" office:value-type="float" office:value="-20600.82" calcext:value-type="float">
            <text:p>-20.600,82</text:p>
          </table:table-cell>
          <table:table-cell table:style-name="ce45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style-name="ce43" table:number-columns-repeated="2"/>
          <table:table-cell table:style-name="ce36" table:number-columns-repeated="4"/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36"/>
          <table:table-cell office:value-type="float" office:value="1060" calcext:value-type="float">
            <text:p>1060</text:p>
          </table:table-cell>
          <table:table-cell table:style-name="ce36"/>
          <table:table-cell table:style-name="ce36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36"/>
          <table:table-cell office:value-type="float" office:value="325" calcext:value-type="float">
            <text:p>325</text:p>
          </table:table-cell>
          <table:table-cell table:style-name="ce36"/>
          <table:table-cell table:style-name="ce36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36"/>
          <table:table-cell table:style-name="ce36" office:value-type="float" office:value="48.8" calcext:value-type="float">
            <text:p>48,80</text:p>
          </table:table-cell>
          <table:table-cell table:style-name="ce36"/>
          <table:table-cell table:style-name="ce36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13" calcext:value-type="date">
            <text:p>13.07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429.2" calcext:value-type="float">
            <text:p>-1.429,20</text:p>
          </table:table-cell>
          <table:table-cell table:style-name="ce36"/>
          <table:table-cell table:style-name="ce36" office:value-type="float" office:value="-1429.2" calcext:value-type="float">
            <text:p>-1.429,20</text:p>
          </table:table-cell>
          <table:table-cell table:style-name="ce36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36" table:number-columns-repeated="3"/>
          <table:table-cell table:style-name="ce36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4" calcext:value-type="date">
            <text:p>04.07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19" calcext:value-type="float">
            <text:p>-219,00</text:p>
          </table:table-cell>
          <table:table-cell table:style-name="ce48"/>
          <table:table-cell table:style-name="ce36" office:value-type="float" office:value="-219" calcext:value-type="float">
            <text:p>-219,00</text:p>
          </table:table-cell>
          <table:table-cell table:style-name="ce36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4" calcext:value-type="date">
            <text:p>04.07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38.6" calcext:value-type="float">
            <text:p>-438,60</text:p>
          </table:table-cell>
          <table:table-cell table:style-name="ce48"/>
          <table:table-cell table:style-name="ce36" office:value-type="float" office:value="-438.6" calcext:value-type="float">
            <text:p>-438,60</text:p>
          </table:table-cell>
          <table:table-cell table:style-name="ce36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7" table:number-columns-repeated="3"/>
          <table:table-cell table:style-name="ce36"/>
          <table:table-cell table:style-name="ce48"/>
          <table:table-cell table:style-name="ce36"/>
          <table:table-cell table:style-name="ce36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table:style-name="ce47" office:value-type="string" calcext:value-type="string">
            <text:p>ziraat pervine havale kredi için</text:p>
          </table:table-cell>
          <table:table-cell table:style-name="ce47" table:number-columns-repeated="2"/>
          <table:table-cell table:style-name="ce36"/>
          <table:table-cell table:style-name="ce48"/>
          <table:table-cell table:style-name="ce36" office:value-type="float" office:value="-3450" calcext:value-type="float">
            <text:p>-3.450,00</text:p>
          </table:table-cell>
          <table:table-cell table:style-name="ce36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35" office:value-type="float" office:value="3450" calcext:value-type="float">
            <text:p>3.450,00</text:p>
          </table:table-cell>
          <table:table-cell/>
          <table:table-cell table:style-name="ce36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4"/>
          <table:table-cell table:style-name="ce35"/>
          <table:table-cell/>
          <table:table-cell table:style-name="ce36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36" office:value-type="float" office:value="-4.89" calcext:value-type="float">
            <text:p>-4,89</text:p>
          </table:table-cell>
          <table:table-cell table:style-name="ce35"/>
          <table:table-cell table:style-name="ce36" office:value-type="float" office:value="-4.89" calcext:value-type="float">
            <text:p>-4,89</text:p>
          </table:table-cell>
          <table:table-cell table:style-name="ce36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table:style-name="ce47" office:value-type="string" calcext:value-type="string">
            <text:p>Adem Özen Kira Ödemesi 2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7" calcext:value-type="date">
            <text:p>07.07.2022</text:p>
          </table:table-cell>
          <table:table-cell table:style-name="ce47" office:value-type="string" calcext:value-type="string">
            <text:p>MarRyl Aidat 2/12</text:p>
          </table:table-cell>
          <table:table-cell table:style-name="ce47" table:number-columns-repeated="2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396.5" calcext:value-type="float">
            <text:p>-396,50</text:p>
          </table:table-cell>
          <table:table-cell table:style-name="ce36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48" office:value-type="float" office:value="-50" calcext:value-type="float">
            <text:p>-50,00</text:p>
          </table:table-cell>
          <table:table-cell table:style-name="ce36" table:number-columns-repeated="2"/>
          <table:table-cell table:style-name="ce36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4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pçam</text:p>
          </table:table-cell>
          <table:table-cell table:style-name="ce49" table:number-columns-repeated="2"/>
          <table:table-cell table:style-name="ce36" office:value-type="float" office:value="-300" calcext:value-type="float">
            <text:p>-300,00</text:p>
          </table:table-cell>
          <table:table-cell table:style-name="ce36" table:number-columns-repeated="2"/>
          <table:table-cell table:style-name="ce36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istanbulkart</text:p>
          </table:table-cell>
          <table:table-cell table:style-name="ce49" table:number-columns-repeated="2"/>
          <table:table-cell table:style-name="ce36" office:value-type="float" office:value="-31.99" calcext:value-type="float">
            <text:p>-31,99</text:p>
          </table:table-cell>
          <table:table-cell table:style-name="ce36" table:number-columns-repeated="2"/>
          <table:table-cell table:style-name="ce36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yakkabı dechatlon ½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kamil bebek</text:p>
          </table:table-cell>
          <table:table-cell table:style-name="ce49" table:number-columns-repeated="2"/>
          <table:table-cell table:style-name="ce36" office:value-type="float" office:value="-344.2" calcext:value-type="float">
            <text:p>-344,20</text:p>
          </table:table-cell>
          <table:table-cell table:style-name="ce36" table:number-columns-repeated="2"/>
          <table:table-cell table:style-name="ce36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pçam eskişehir tokat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tokat avm</text:p>
          </table:table-cell>
          <table:table-cell table:style-name="ce49" table:number-columns-repeated="2"/>
          <table:table-cell table:style-name="ce36" office:value-type="float" office:value="-256.89" calcext:value-type="float">
            <text:p>-256,89</text:p>
          </table:table-cell>
          <table:table-cell table:style-name="ce36" table:number-columns-repeated="2"/>
          <table:table-cell table:style-name="ce36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sen yıl petrol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101 merdiven</text:p>
          </table:table-cell>
          <table:table-cell table:style-name="ce49" table:number-columns-repeated="2"/>
          <table:table-cell table:style-name="ce36" office:value-type="float" office:value="-529.9" calcext:value-type="float">
            <text:p>-529,90</text:p>
          </table:table-cell>
          <table:table-cell table:style-name="ce36" table:number-columns-repeated="2"/>
          <table:table-cell table:style-name="ce36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vodafon</text:p>
          </table:table-cell>
          <table:table-cell table:style-name="ce49" table:number-columns-repeated="2"/>
          <table:table-cell table:style-name="ce36" office:value-type="float" office:value="-70" calcext:value-type="float">
            <text:p>-70,00</text:p>
          </table:table-cell>
          <table:table-cell table:style-name="ce36" table:number-columns-repeated="2"/>
          <table:table-cell table:style-name="ce36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05" calcext:value-type="date">
            <text:p>05.07.2022</text:p>
          </table:table-cell>
          <table:table-cell table:style-name="ce49" office:value-type="string" calcext:value-type="string">
            <text:p>4876 KK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2610.63" calcext:value-type="float">
            <text:p>-2.610,63</text:p>
          </table:table-cell>
          <table:table-cell table:style-name="ce36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erdiven alüminyum motorcu ibo iade</text:p>
          </table:table-cell>
          <table:table-cell table:style-name="ce49"/>
          <table:table-cell table:style-name="ce114" office:value-type="float" office:value="200" calcext:value-type="float">
            <text:p>200,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/>
          <table:table-cell table:style-name="ce36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6" office:value-type="float" office:value="-2107" calcext:value-type="float">
            <text:p>-2.107,00</text:p>
          </table:table-cell>
          <table:table-cell table:style-name="ce36"/>
          <table:table-cell table:style-name="ce36" office:value-type="float" office:value="-2107" calcext:value-type="float">
            <text:p>-2.107,00</text:p>
          </table:table-cell>
          <table:table-cell table:style-name="ce36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6" office:value-type="float" office:value="-2107" calcext:value-type="float">
            <text:p>-2.107,00</text:p>
          </table:table-cell>
          <table:table-cell table:style-name="ce36"/>
          <table:table-cell table:style-name="ce36" office:value-type="float" office:value="-2107" calcext:value-type="float">
            <text:p>-2.107,00</text:p>
          </table:table-cell>
          <table:table-cell table:style-name="ce36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6" office:value-type="float" office:value="-500" calcext:value-type="float">
            <text:p>-500,00</text:p>
          </table:table-cell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6" office:value-type="float" office:value="-1500" calcext:value-type="float">
            <text:p>-1.500,00</text:p>
          </table:table-cell>
          <table:table-cell table:style-name="ce36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36" office:value-type="float" office:value="-1038" calcext:value-type="float">
            <text:p>-1.038,00</text:p>
          </table:table-cell>
          <table:table-cell/>
          <table:table-cell table:style-name="ce36" office:value-type="float" office:value="-1038" calcext:value-type="float">
            <text:p>-1.038,00</text:p>
          </table:table-cell>
          <table:table-cell table:style-name="ce36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maaş bayramlık</text:p>
          </table:table-cell>
          <table:table-cell table:style-name="ce49"/>
          <table:table-cell table:style-name="ce114" office:value-type="float" office:value="1100" calcext:value-type="float">
            <text:p>1.100,00</text:p>
          </table:table-cell>
          <table:table-cell table:style-name="ce36"/>
          <table:table-cell table:style-name="ce36" office:value-type="float" office:value="1100" calcext:value-type="float">
            <text:p>1.100,00</text:p>
          </table:table-cell>
          <table:table-cell table:style-name="ce36"/>
          <table:table-cell table:style-name="ce36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48" office:value-type="float" office:value="4299.5" calcext:value-type="float">
            <text:p>4.299,5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/>
          <table:table-cell table:style-name="ce36" table:number-columns-repeated="2"/>
          <table:table-cell table:style-name="ce36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Doğuş Kira 11/12-2022-23 <text:span text:style-name="T3">BANKADAN</text:span></text:p>
          </table:table-cell>
          <table:table-cell table:style-name="ce103"/>
          <table:table-cell table:style-name="ce115" office:value-type="float" office:value="4000" calcext:value-type="float">
            <text:p>4.000,00</text:p>
          </table:table-cell>
          <table:table-cell table:style-name="ce103"/>
          <table:table-cell table:style-name="ce112" office:value-type="float" office:value="4000" calcext:value-type="float">
            <text:p>4.000,00</text:p>
          </table:table-cell>
          <table:table-cell table:style-name="ce55"/>
          <table:table-cell table:style-name="ce36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61"/>
          <table:table-cell table:style-name="ce116" office:value-type="string" calcext:value-type="string">
            <text:p>Doğuş Kira 11/12-2022-23 kalan bakiye</text:p>
          </table:table-cell>
          <table:table-cell table:style-name="ce116"/>
          <table:table-cell table:style-name="ce117" office:value-type="float" office:value="1000" calcext:value-type="float">
            <text:p>1.000,00</text:p>
          </table:table-cell>
          <table:table-cell table:style-name="ce116"/>
          <table:table-cell table:style-name="ce118"/>
          <table:table-cell table:style-name="ce119"/>
          <table:table-cell table:style-name="ce36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48" office:value-type="float" office:value="5000" calcext:value-type="float">
            <text:p>5.000,00</text:p>
          </table:table-cell>
          <table:table-cell table:style-name="ce36" table:number-columns-repeated="3"/>
          <table:table-cell table:style-name="ce36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67" office:value-type="float" office:value="4000" calcext:value-type="float">
            <text:p>4.000,00</text:p>
          </table:table-cell>
          <table:table-cell table:style-name="ce36" table:number-columns-repeated="3"/>
          <table:table-cell table:style-name="ce36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8"/>
          <table:table-cell table:style-name="ce36" table:number-columns-repeated="3"/>
          <table:table-cell table:style-name="ce36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106"/>
          <table:table-cell table:style-name="ce106" office:value-type="string" calcext:value-type="string">
            <text:p>SnyF-Kynkçı Merdal elektrik</text:p>
          </table:table-cell>
          <table:table-cell table:style-name="ce106"/>
          <table:table-cell table:style-name="ce120" office:value-type="float" office:value="445.63" calcext:value-type="float">
            <text:p>445,63</text:p>
          </table:table-cell>
          <table:table-cell table:style-name="ce108"/>
          <table:table-cell table:style-name="ce106"/>
          <table:table-cell table:style-name="ce108"/>
          <table:table-cell table:style-name="ce36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106" office:value-type="string" calcext:value-type="string">
            <text:p>SnyF-Kynkçı Merdal 10/12-2022</text:p>
          </table:table-cell>
          <table:table-cell table:style-name="ce106"/>
          <table:table-cell table:style-name="ce121" office:value-type="float" office:value="4000" calcext:value-type="float">
            <text:p>4.000,00</text:p>
          </table:table-cell>
          <table:table-cell table:style-name="ce116" table:number-columns-repeated="3"/>
          <table:table-cell table:style-name="ce36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1.46" calcext:value-type="float">
            <text:p>1,46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AĞUSTOS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52])" office:value-type="float" office:value="34617.91" calcext:value-type="float">
            <text:p>34.617,91</text:p>
          </table:table-cell>
          <table:table-cell table:style-name="ce45" table:formula="of:=SUM([.E4:.E84])" office:value-type="float" office:value="-11695.35" calcext:value-type="float">
            <text:p>-11.695,35</text:p>
          </table:table-cell>
          <table:table-cell table:style-name="ce45" table:formula="of:=SUM([.F4:.F81])" office:value-type="float" office:value="102061.66" calcext:value-type="float">
            <text:p>102.061,66</text:p>
          </table:table-cell>
          <table:table-cell table:style-name="ce45" table:formula="of:=SUM([.G4:.G81])" office:value-type="float" office:value="-33894.33" calcext:value-type="float">
            <text:p>-33.894,33</text:p>
          </table:table-cell>
          <table:table-cell table:style-name="ce45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36"/>
          <table:table-cell table:style-name="ce36" office:value-type="float" office:value="900" calcext:value-type="float">
            <text:p>900,00</text:p>
          </table:table-cell>
          <table:table-cell table:style-name="ce36"/>
          <table:table-cell table:style-name="ce36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36"/>
          <table:table-cell table:style-name="ce36" office:value-type="float" office:value="208.85" calcext:value-type="float">
            <text:p>208,85</text:p>
          </table:table-cell>
          <table:table-cell table:style-name="ce36"/>
          <table:table-cell table:style-name="ce36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36"/>
          <table:table-cell table:style-name="ce36" office:value-type="float" office:value="488.3" calcext:value-type="float">
            <text:p>488,30</text:p>
          </table:table-cell>
          <table:table-cell table:style-name="ce36"/>
          <table:table-cell table:style-name="ce36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36"/>
          <table:table-cell table:style-name="ce36" office:value-type="float" office:value="69.38" calcext:value-type="float">
            <text:p>69,38</text:p>
          </table:table-cell>
          <table:table-cell table:style-name="ce36"/>
          <table:table-cell table:style-name="ce36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/>
          <table:table-cell table:style-name="ce69"/>
          <table:table-cell table:style-name="ce36" office:value-type="float" office:value="-1311.2" calcext:value-type="float">
            <text:p>-1.311,20</text:p>
          </table:table-cell>
          <table:table-cell table:style-name="ce36"/>
          <table:table-cell table:style-name="ce36" office:value-type="float" office:value="-1311.2" calcext:value-type="float">
            <text:p>-1.311,20</text:p>
          </table:table-cell>
          <table:table-cell table:style-name="ce36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5847500300 /CK ÇEPESAŞ/FATURA</text:p>
          </table:table-cell>
          <table:table-cell table:style-name="ce47"/>
          <table:table-cell table:style-name="ce122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 office:value-type="float" office:value="-254.9" calcext:value-type="float">
            <text:p>-254,90</text:p>
          </table:table-cell>
          <table:table-cell table:style-name="ce36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8222520300 /CK ÇEPESAŞ/FATURA</text:p>
          </table:table-cell>
          <table:table-cell table:style-name="ce47"/>
          <table:table-cell table:style-name="ce122"/>
          <table:table-cell table:style-name="ce36" office:value-type="float" office:value="-400" calcext:value-type="float">
            <text:p>-400,00</text:p>
          </table:table-cell>
          <table:table-cell table:style-name="ce48"/>
          <table:table-cell table:style-name="ce36" office:value-type="float" office:value="-531.9" calcext:value-type="float">
            <text:p>-531,90</text:p>
          </table:table-cell>
          <table:table-cell table:style-name="ce36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5" calcext:value-type="date">
            <text:p>15.08.2022</text:p>
          </table:table-cell>
          <table:table-cell table:style-name="ce49" office:value-type="string" calcext:value-type="string">
            <text:p>8758480300 /CK ÇEPESAŞ/FATURA</text:p>
          </table:table-cell>
          <table:table-cell table:style-name="ce47"/>
          <table:table-cell table:style-name="ce122"/>
          <table:table-cell table:style-name="ce48" table:number-columns-repeated="2"/>
          <table:table-cell table:style-name="ce36" office:value-type="float" office:value="-149.3" calcext:value-type="float">
            <text:p>-149,30</text:p>
          </table:table-cell>
          <table:table-cell table:style-name="ce36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Adem Özen Kira Ödemesi 3/12</text:p>
          </table:table-cell>
          <table:table-cell table:style-name="ce47"/>
          <table:table-cell table:style-name="ce12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MarRyl Aidat 3/12</text:p>
          </table:table-cell>
          <table:table-cell table:style-name="ce47"/>
          <table:table-cell table:style-name="ce122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396.5" calcext:value-type="float">
            <text:p>-396,50</text:p>
          </table:table-cell>
          <table:table-cell table:style-name="ce36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/>
          <table:table-cell table:style-name="ce69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140.51" calcext:value-type="float">
            <text:p>-140,51</text:p>
          </table:table-cell>
          <table:table-cell table:style-name="ce36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/>
          <table:table-cell table:style-name="ce69"/>
          <table:table-cell table:style-name="ce36" office:value-type="float" office:value="-50" calcext:value-type="float">
            <text:p>-50,00</text:p>
          </table:table-cell>
          <table:table-cell table:style-name="ce36"/>
          <table:table-cell table:style-name="ce36" office:value-type="float" office:value="-59.47" calcext:value-type="float">
            <text:p>-59,47</text:p>
          </table:table-cell>
          <table:table-cell table:style-name="ce36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amazon 240gbWd ssd-braun-64gb 5/6</text:p>
          </table:table-cell>
          <table:table-cell table:style-name="ce49"/>
          <table:table-cell table:style-name="ce69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decathlon ayakkabı</text:p>
          </table:table-cell>
          <table:table-cell table:style-name="ce49"/>
          <table:table-cell table:style-name="ce69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float" office:value="2240" calcext:value-type="float">
            <text:p>2240</text:p>
          </table:table-cell>
          <table:table-cell table:style-name="ce49"/>
          <table:table-cell table:style-name="ce69"/>
          <table:table-cell table:style-name="ce36" office:value-type="float" office:value="-60" calcext:value-type="float">
            <text:p>-60,00</text:p>
          </table:table-cell>
          <table:table-cell table:style-name="ce36" table:number-columns-repeated="2"/>
          <table:table-cell table:style-name="ce36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4" calcext:value-type="date">
            <text:p>04.08.2022</text:p>
          </table:table-cell>
          <table:table-cell table:style-name="ce49" office:value-type="string" calcext:value-type="string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337.65" calcext:value-type="float">
            <text:p>-337,65</text:p>
          </table:table-cell>
          <table:table-cell table:style-name="ce36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6" calcext:value-type="date">
            <text:p>26.08.2022</text:p>
          </table:table-cell>
          <table:table-cell table:style-name="ce49" office:value-type="string" calcext:value-type="string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08" calcext:value-type="float">
            <text:p>-2.108,00</text:p>
          </table:table-cell>
          <table:table-cell table:style-name="ce36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08" calcext:value-type="float">
            <text:p>-2.108,00</text:p>
          </table:table-cell>
          <table:table-cell table:style-name="ce36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43"/>
          <table:table-cell table:style-name="ce36" office:value-type="float" office:value="-1500" calcext:value-type="float">
            <text:p>-1.500,00</text:p>
          </table:table-cell>
          <table:table-cell table:number-columns-repeated="2"/>
          <table:table-cell table:style-name="ce36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038" calcext:value-type="float">
            <text:p>-1.038,00</text:p>
          </table:table-cell>
          <table:table-cell table:style-name="ce36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000" calcext:value-type="float">
            <text:p>-3.000,00</text:p>
          </table:table-cell>
          <table:table-cell table:style-name="ce36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638" calcext:value-type="float">
            <text:p>-638,00</text:p>
          </table:table-cell>
          <table:table-cell table:style-name="ce36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enzin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400" calcext:value-type="float">
            <text:p>-400,00</text:p>
          </table:table-cell>
          <table:table-cell table:style-name="ce36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872.16" calcext:value-type="float">
            <text:p>-1.872,16</text:p>
          </table:table-cell>
          <table:table-cell table:style-name="ce36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.74" calcext:value-type="float">
            <text:p>-3,74</text:p>
          </table:table-cell>
          <table:table-cell table:style-name="ce36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700" calcext:value-type="float">
            <text:p>-700,00</text:p>
          </table:table-cell>
          <table:table-cell table:style-name="ce36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380" calcext:value-type="float">
            <text:p>-380,00</text:p>
          </table:table-cell>
          <table:table-cell table:style-name="ce36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200" calcext:value-type="float">
            <text:p>-200,00</text:p>
          </table:table-cell>
          <table:table-cell table:style-name="ce36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/>
          <table:table-cell table:style-name="ce43" table:number-columns-repeated="2"/>
          <table:table-cell/>
          <table:table-cell table:style-name="ce36" office:value-type="float" office:value="-100" calcext:value-type="float">
            <text:p>-100,00</text:p>
          </table:table-cell>
          <table:table-cell table:style-name="ce36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/>
          <table:table-cell table:style-name="ce43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36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3" table:number-columns-repeated="2"/>
          <table:table-cell table:number-columns-repeated="2"/>
          <table:table-cell table:style-name="ce36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table:style-name="ce36" office:value-type="float" office:value="25000" calcext:value-type="float">
            <text:p>25.000,00</text:p>
          </table:table-cell>
          <table:table-cell table:style-name="ce36"/>
          <table:table-cell table:style-name="ce36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table:style-name="ce36" office:value-type="float" office:value="-5365" calcext:value-type="float">
            <text:p>-5.365,00</text:p>
          </table:table-cell>
          <table:table-cell table:style-name="ce36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table:style-name="ce36" office:value-type="float" office:value="40000" calcext:value-type="float">
            <text:p>40.000,00</text:p>
          </table:table-cell>
          <table:table-cell table:style-name="ce36"/>
          <table:table-cell table:style-name="ce36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41"/>
          <table:table-cell/>
          <table:table-cell table:style-name="ce49"/>
          <table:table-cell table:style-name="ce69"/>
          <table:table-cell table:style-name="ce48"/>
          <table:table-cell table:style-name="ce36" table:number-columns-repeated="2"/>
          <table:table-cell table:style-name="ce36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43"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43"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 table:style-name="ce43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67" office:value-type="float" office:value="20000" calcext:value-type="float">
            <text:p>20.000,00</text:p>
          </table:table-cell>
          <table:table-cell table:style-name="ce43"/>
          <table:table-cell table:number-columns-repeated="2"/>
          <table:table-cell table:style-name="ce36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67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123" office:value-type="string" calcext:value-type="string">
            <text:p>GEÇEN AYLARDAN BAKİYE</text:p>
          </table:table-cell>
          <table:table-cell table:number-columns-repeated="5"/>
          <table:table-cell table:style-name="ce36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70" office:value-type="string" calcext:value-type="string">
            <text:p>Doğuş Kira 11/12-2022-23 kalan bakiye</text:p>
          </table:table-cell>
          <table:table-cell table:style-name="ce70"/>
          <table:table-cell table:style-name="ce73" office:value-type="float" office:value="1000" calcext:value-type="float">
            <text:p>1.000,00</text:p>
          </table:table-cell>
          <table:table-cell table:style-name="ce70"/>
          <table:table-cell table:style-name="ce124" office:value-type="float" office:value="1000" calcext:value-type="float">
            <text:p>1.000,00</text:p>
          </table:table-cell>
          <table:table-cell/>
          <table:table-cell table:style-name="ce36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103" office:value-type="string" calcext:value-type="string">
            <text:p>Doğuş Kira 12/12-2022-23 BANKADAN</text:p>
          </table:table-cell>
          <table:table-cell table:style-name="ce103" office:value-type="string" calcext:value-type="string">
            <text:p>BH</text:p>
          </table:table-cell>
          <table:table-cell table:style-name="ce115" office:value-type="float" office:value="5000" calcext:value-type="float">
            <text:p>5.000,00</text:p>
          </table:table-cell>
          <table:table-cell table:style-name="ce103"/>
          <table:table-cell table:style-name="ce112" office:value-type="float" office:value="5000" calcext:value-type="float">
            <text:p>5.000,00</text:p>
          </table:table-cell>
          <table:table-cell/>
          <table:table-cell table:style-name="ce36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2">
          <table:table-cell/>
          <table:table-cell table:style-name="ce70" office:value-type="string" calcext:value-type="string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table:style-name="ce70" office:value-type="float" office:value="445.63" calcext:value-type="float">
            <text:p>445,63</text:p>
          </table:table-cell>
          <table:table-cell/>
          <table:table-cell table:style-name="ce36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126" office:value-type="string" calcext:value-type="string">
            <text:p>SnyF-Kynkçı Merdal 10/12-2022</text:p>
          </table:table-cell>
          <table:table-cell table:style-name="ce126"/>
          <table:table-cell table:style-name="ce127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126" office:value-type="string" calcext:value-type="string">
            <text:p>SnyF-Kynkçı Merdal 11/12-2022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3.08" calcext:value-type="float">
            <text:p>3,08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EYLÜL 2022</text:p>
          </table:table-cell>
          <table:table-cell table:style-name="ce128"/>
          <table:table-cell table:style-name="ce44" office:value-type="string" calcext:value-type="string">
            <text:p>TOPLAM</text:p>
          </table:table-cell>
          <table:table-cell table:style-name="ce45" table:formula="of:=SUM([.D5:.D42])" office:value-type="float" office:value="66162.31" calcext:value-type="float">
            <text:p>66.162,31</text:p>
          </table:table-cell>
          <table:table-cell table:style-name="ce45" table:formula="of:=SUM([.E5:.E69])" office:value-type="float" office:value="-61978.72" calcext:value-type="float">
            <text:p>-61.978,72</text:p>
          </table:table-cell>
          <table:table-cell table:style-name="ce45" table:formula="of:=SUM([.F5:.F66])" office:value-type="float" office:value="9260.5" calcext:value-type="float">
            <text:p>9.260,50</text:p>
          </table:table-cell>
          <table:table-cell table:style-name="ce45" table:formula="of:=SUM([.G5:.G66])" office:value-type="float" office:value="-25729.24" calcext:value-type="float">
            <text:p>-25.729,24</text:p>
          </table:table-cell>
          <table:table-cell table:style-name="ce45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36"/>
          <table:table-cell table:style-name="ce36" office:value-type="float" office:value="1155" calcext:value-type="float">
            <text:p>1.155,00</text:p>
          </table:table-cell>
          <table:table-cell table:style-name="ce36"/>
          <table:table-cell table:style-name="ce36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36"/>
          <table:table-cell table:style-name="ce36" office:value-type="float" office:value="905" calcext:value-type="float">
            <text:p>905,00</text:p>
          </table:table-cell>
          <table:table-cell table:style-name="ce36"/>
          <table:table-cell table:style-name="ce36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6"/>
          <table:table-cell table:style-name="ce36" office:value-type="float" office:value="51" calcext:value-type="float">
            <text:p>51,00</text:p>
          </table:table-cell>
          <table:table-cell table:style-name="ce36"/>
          <table:table-cell table:style-name="ce36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763.74" calcext:value-type="float">
            <text:p>-1.763,74</text:p>
          </table:table-cell>
          <table:table-cell table:style-name="ce36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 office:value-type="float" office:value="-229.9" calcext:value-type="float">
            <text:p>-229,90</text:p>
          </table:table-cell>
          <table:table-cell table:style-name="ce36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 table:style-name="ce48"/>
          <table:table-cell table:style-name="ce36" office:value-type="float" office:value="-501.1" calcext:value-type="float">
            <text:p>-501,10</text:p>
          </table:table-cell>
          <table:table-cell table:style-name="ce36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7" office:value-type="string" calcext:value-type="string">
            <text:p>nakit istanbul</text:p>
          </table:table-cell>
          <table:table-cell table:style-name="ce47" table:number-columns-repeated="2"/>
          <table:table-cell table:style-name="ce36"/>
          <table:table-cell table:style-name="ce48"/>
          <table:table-cell table:style-name="ce36" office:value-type="float" office:value="-1000" calcext:value-type="float">
            <text:p>-1.000,00</text:p>
          </table:table-cell>
          <table:table-cell table:style-name="ce36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12" calcext:value-type="date">
            <text:p>12.09.2022</text:p>
          </table:table-cell>
          <table:table-cell table:style-name="ce47" office:value-type="string" calcext:value-type="string">
            <text:p>Adem Özen Kira Ödemesi 4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7" office:value-type="string" calcext:value-type="string">
            <text:p>MarRyl Aidat 4/12</text:p>
          </table:table-cell>
          <table:table-cell table:style-name="ce47" table:number-columns-repeated="2"/>
          <table:table-cell table:style-name="ce36" office:value-type="float" office:value="-396.5" calcext:value-type="float">
            <text:p>-396,50</text:p>
          </table:table-cell>
          <table:table-cell table:style-name="ce48"/>
          <table:table-cell table:style-name="ce36" office:value-type="float" office:value="-696.5" calcext:value-type="float">
            <text:p>-696,50</text:p>
          </table:table-cell>
          <table:table-cell table:style-name="ce36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61.44" calcext:value-type="float">
            <text:p>-61,44</text:p>
          </table:table-cell>
          <table:table-cell table:style-name="ce36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000374398 /TOKATAMASY/FATURA</text:p>
          </table:table-cell>
          <table:table-cell table:style-name="ce49" table:number-columns-repeated="2"/>
          <table:table-cell table:style-name="ce36" office:value-type="float" office:value="-50" calcext:value-type="float">
            <text:p>-50,00</text:p>
          </table:table-cell>
          <table:table-cell table:style-name="ce36"/>
          <table:table-cell table:style-name="ce36" office:value-type="float" office:value="-26.33" calcext:value-type="float">
            <text:p>-26,33</text:p>
          </table:table-cell>
          <table:table-cell table:style-name="ce36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3" calcext:value-type="date">
            <text:p>23.08.2022</text:p>
          </table:table-cell>
          <table:table-cell table:style-name="ce49" office:value-type="string" calcext:value-type="string">
            <text:p>amazon 240gbWd ssd-braun-64gb 6/6</text:p>
          </table:table-cell>
          <table:table-cell table:style-name="ce49" table:number-columns-repeated="2"/>
          <table:table-cell table:style-name="ce36" office:value-type="float" office:value="-177.65" calcext:value-type="float">
            <text:p>-177,65</text:p>
          </table:table-cell>
          <table:table-cell table:style-name="ce36" table:number-columns-repeated="2"/>
          <table:table-cell table:style-name="ce36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6" calcext:value-type="date">
            <text:p>26.07.2022</text:p>
          </table:table-cell>
          <table:table-cell table:style-name="ce49" office:value-type="string" calcext:value-type="string">
            <text:p>toyota trafik cezası</text:p>
          </table:table-cell>
          <table:table-cell table:style-name="ce49" table:number-columns-repeated="2"/>
          <table:table-cell table:style-name="ce36" office:value-type="float" office:value="-448.35" calcext:value-type="float">
            <text:p>-448,35</text:p>
          </table:table-cell>
          <table:table-cell table:style-name="ce36" table:number-columns-repeated="2"/>
          <table:table-cell table:style-name="ce36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7-26" calcext:value-type="date">
            <text:p>26.07.2022</text:p>
          </table:table-cell>
          <table:table-cell table:style-name="ce49" office:value-type="string" calcext:value-type="string">
            <text:p>mtv taksit 1/3</text:p>
          </table:table-cell>
          <table:table-cell table:style-name="ce49" table:number-columns-repeated="2"/>
          <table:table-cell table:style-name="ce36" office:value-type="float" office:value="-112.67" calcext:value-type="float">
            <text:p>-112,67</text:p>
          </table:table-cell>
          <table:table-cell table:style-name="ce36" table:number-columns-repeated="2"/>
          <table:table-cell table:style-name="ce36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36" office:value-type="float" office:value="-900.19" calcext:value-type="float">
            <text:p>-900,19</text:p>
          </table:table-cell>
          <table:table-cell table:number-columns-repeated="2"/>
          <table:table-cell table:style-name="ce36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0" calcext:value-type="date">
            <text:p>10.08.2022</text:p>
          </table:table-cell>
          <table:table-cell table:style-name="ce49" office:value-type="string" calcext:value-type="string">
            <text:p>akgünler deniz otobüs bileti girne -taşucu</text:p>
          </table:table-cell>
          <table:table-cell table:style-name="ce49" table:number-columns-repeated="2"/>
          <table:table-cell table:style-name="ce36" office:value-type="float" office:value="-633.2" calcext:value-type="float">
            <text:p>-633,20</text:p>
          </table:table-cell>
          <table:table-cell table:style-name="ce36" table:number-columns-repeated="2"/>
          <table:table-cell table:style-name="ce36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14" calcext:value-type="date">
            <text:p>14.08.2022</text:p>
          </table:table-cell>
          <table:table-cell table:style-name="ce49" office:value-type="string" calcext:value-type="string">
            <text:p>toros benzin taşucu-tokat</text:p>
          </table:table-cell>
          <table:table-cell table:style-name="ce49" table:number-columns-repeated="2"/>
          <table:table-cell table:style-name="ce36" office:value-type="float" office:value="-1080.16" calcext:value-type="float">
            <text:p>-1.080,16</text:p>
          </table:table-cell>
          <table:table-cell table:style-name="ce36" table:number-columns-repeated="2"/>
          <table:table-cell table:style-name="ce36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3" calcext:value-type="date">
            <text:p>23.08.2022</text:p>
          </table:table-cell>
          <table:table-cell table:style-name="ce49" office:value-type="float" office:value="2240" calcext:value-type="float">
            <text:p>2240</text:p>
          </table:table-cell>
          <table:table-cell table:style-name="ce49" table:number-columns-repeated="2"/>
          <table:table-cell table:style-name="ce36" office:value-type="float" office:value="-80" calcext:value-type="float">
            <text:p>-80,00</text:p>
          </table:table-cell>
          <table:table-cell table:style-name="ce36" table:number-columns-repeated="2"/>
          <table:table-cell table:style-name="ce36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4876 KK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3432.23" calcext:value-type="float">
            <text:p>-3.432,23</text:p>
          </table:table-cell>
          <table:table-cell table:style-name="ce36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Carraro 327 bisiklet</text:p>
          </table:table-cell>
          <table:table-cell table:style-name="ce49" office:value-type="string" calcext:value-type="string">
            <text:p>bh</text:p>
          </table:table-cell>
          <table:table-cell table:style-name="ce49"/>
          <table:table-cell table:style-name="ce48"/>
          <table:table-cell table:style-name="ce36"/>
          <table:table-cell table:style-name="ce36" office:value-type="float" office:value="-7000" calcext:value-type="float">
            <text:p>-7.000,00</text:p>
          </table:table-cell>
          <table:table-cell table:style-name="ce36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6" table:number-columns-repeated="2"/>
          <table:table-cell table:style-name="ce36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609" calcext:value-type="float">
            <text:p>-2.609,00</text:p>
          </table:table-cell>
          <table:table-cell table:style-name="ce36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36"/>
          <table:table-cell table:style-name="ce36" office:value-type="float" office:value="-32000" calcext:value-type="float">
            <text:p>-32.000,00</text:p>
          </table:table-cell>
          <table:table-cell/>
          <table:table-cell table:style-name="ce36"/>
          <table:table-cell table:style-name="ce36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36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609" calcext:value-type="float">
            <text:p>-2.609,00</text:p>
          </table:table-cell>
          <table:table-cell table:style-name="ce36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36"/>
          <table:table-cell table:style-name="ce48" office:value-type="float" office:value="-15000" calcext:value-type="float">
            <text:p>-15.000,00</text:p>
          </table:table-cell>
          <table:table-cell table:style-name="ce36" table:number-columns-repeated="2"/>
          <table:table-cell table:style-name="ce36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36" office:value-type="float" office:value="-1500" calcext:value-type="float">
            <text:p>-1.500,00</text:p>
          </table:table-cell>
          <table:table-cell/>
          <table:table-cell table:style-name="ce35" office:value-type="float" office:value="-1500" calcext:value-type="float">
            <text:p>-1.500,00</text:p>
          </table:table-cell>
          <table:table-cell table:style-name="ce36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 table:number-columns-repeated="2"/>
          <table:table-cell table:style-name="ce36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36" office:value-type="float" office:value="4200" calcext:value-type="float">
            <text:p>4.200,0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 table:style-name="ce36"/>
          <table:table-cell table:style-name="ce36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35" office:value-type="float" office:value="1200" calcext:value-type="float">
            <text:p>1.200,00</text:p>
          </table:table-cell>
          <table:table-cell/>
          <table:table-cell table:style-name="ce35" office:value-type="float" office:value="1200" calcext:value-type="float">
            <text:p>1.200,00</text:p>
          </table:table-cell>
          <table:table-cell/>
          <table:table-cell table:style-name="ce36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5" office:value-type="float" office:value="54000" calcext:value-type="float">
            <text:p>54.000,00</text:p>
          </table:table-cell>
          <table:table-cell/>
          <table:table-cell table:style-name="ce35" table:number-columns-repeated="2"/>
          <table:table-cell table:style-name="ce36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48" office:value-type="float" office:value="3000" calcext:value-type="float">
            <text:p>3.000,00</text:p>
          </table:table-cell>
          <table:table-cell table:number-columns-repeated="3"/>
          <table:table-cell table:style-name="ce36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/>
          <table:table-cell table:style-name="ce67"/>
          <table:table-cell table:number-columns-repeated="3"/>
          <table:table-cell table:style-name="ce36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16" office:value-type="string" calcext:value-type="string">
            <text:p>Lise Arkası Kira ++++++++++++++++</text:p>
          </table:table-cell>
          <table:table-cell table:style-name="ce116"/>
          <table:table-cell table:style-name="ce121" office:value-type="float" office:value="20000" calcext:value-type="float">
            <text:p>20.000,00</text:p>
          </table:table-cell>
          <table:table-cell table:number-columns-repeated="3"/>
          <table:table-cell table:style-name="ce36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129"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SnyF-Kynkçı Merdal 12/12-2022-23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3"/>
          <table:table-cell table:style-name="ce36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129" office:value-type="date" office:date-value="2022-07-30" calcext:value-type="date">
            <text:p>30.07.2022</text:p>
          </table:table-cell>
          <table:table-cell table:style-name="ce126" office:value-type="string" calcext:value-type="string">
            <text:p>SnyF-Kynkçı Merdal 11/12-2022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3"/>
          <table:table-cell table:style-name="ce36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2">
          <table:table-cell table:style-name="ce129" office:value-type="date" office:date-value="2022-06-30" calcext:value-type="date">
            <text:p>30.06.2022</text:p>
          </table:table-cell>
          <table:table-cell table:style-name="ce126" office:value-type="string" calcext:value-type="string">
            <text:p>SnyF-Kynkçı Merdal 10/12-2022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">
        <table:table-column table:style-name="co13" table:default-cell-style-name="ce1"/>
        <table:table-column table:style-name="co45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3.54" calcext:value-type="float">
            <text:p>3,54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EKİM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78])" office:value-type="float" office:value="23872.2" calcext:value-type="float">
            <text:p>23.872,20</text:p>
          </table:table-cell>
          <table:table-cell table:style-name="ce45" table:formula="of:=SUM([.E4:.E107])" office:value-type="float" office:value="-33587.82" calcext:value-type="float">
            <text:p>-33.587,82</text:p>
          </table:table-cell>
          <table:table-cell table:style-name="ce45" table:formula="of:=SUM([.F4:.F104])" office:value-type="float" office:value="79418.41" calcext:value-type="float">
            <text:p>79.418,41</text:p>
          </table:table-cell>
          <table:table-cell table:style-name="ce45" table:formula="of:=SUM([.G4:.G104])" office:value-type="float" office:value="-90424.32" calcext:value-type="float">
            <text:p>-90.424,32</text:p>
          </table:table-cell>
          <table:table-cell table:style-name="ce45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73" office:value-type="float" office:value="3000" calcext:value-type="float">
            <text:p>3.000,00</text:p>
          </table:table-cell>
          <table:table-cell table:style-name="ce36"/>
          <table:table-cell table:style-name="ce36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35" office:value-type="float" office:value="933.39" calcext:value-type="float">
            <text:p>933,39</text:p>
          </table:table-cell>
          <table:table-cell table:style-name="ce36"/>
          <table:table-cell table:style-name="ce36" office:value-type="float" office:value="933" calcext:value-type="float">
            <text:p>933,00</text:p>
          </table:table-cell>
          <table:table-cell table:style-name="ce36"/>
          <table:table-cell table:style-name="ce36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35" office:value-type="float" office:value="99.8" calcext:value-type="float">
            <text:p>99,80</text:p>
          </table:table-cell>
          <table:table-cell table:style-name="ce36"/>
          <table:table-cell table:style-name="ce36" office:value-type="float" office:value="99" calcext:value-type="float">
            <text:p>99,00</text:p>
          </table:table-cell>
          <table:table-cell table:style-name="ce36"/>
          <table:table-cell table:style-name="ce36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67" office:value-type="float" office:value="200" calcext:value-type="float">
            <text:p>200,00</text:p>
          </table:table-cell>
          <table:table-cell table:style-name="ce36" table:number-columns-repeated="4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table:style-name="ce35" office:value-type="float" office:value="846.7" calcext:value-type="float">
            <text:p>846,70</text:p>
          </table:table-cell>
          <table:table-cell table:style-name="ce36"/>
          <table:table-cell table:style-name="ce36" office:value-type="float" office:value="845" calcext:value-type="float">
            <text:p>845,00</text:p>
          </table:table-cell>
          <table:table-cell table:style-name="ce36"/>
          <table:table-cell table:style-name="ce36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35" office:value-type="float" office:value="445.75" calcext:value-type="float">
            <text:p>445,75</text:p>
          </table:table-cell>
          <table:table-cell table:style-name="ce36"/>
          <table:table-cell table:style-name="ce36" office:value-type="float" office:value="445" calcext:value-type="float">
            <text:p>445,00</text:p>
          </table:table-cell>
          <table:table-cell table:style-name="ce36"/>
          <table:table-cell table:style-name="ce36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Metin</text:p>
          </table:table-cell>
          <table:table-cell/>
          <table:table-cell table:style-name="ce35" office:value-type="float" office:value="200" calcext:value-type="float">
            <text:p>200,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5" office:value-type="float" office:value="202.91" calcext:value-type="float">
            <text:p>202,91</text:p>
          </table:table-cell>
          <table:table-cell table:style-name="ce36"/>
          <table:table-cell table:style-name="ce36" office:value-type="float" office:value="202.91" calcext:value-type="float">
            <text:p>202,91</text:p>
          </table:table-cell>
          <table:table-cell table:style-name="ce36"/>
          <table:table-cell table:style-name="ce36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1998" calcext:value-type="float">
            <text:p>-1.998,00</text:p>
          </table:table-cell>
          <table:table-cell table:style-name="ce36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/>
          <table:table-cell table:style-name="ce36" office:value-type="float" office:value="-299" calcext:value-type="float">
            <text:p>-299,00</text:p>
          </table:table-cell>
          <table:table-cell table:style-name="ce36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/>
          <table:table-cell table:style-name="ce36" office:value-type="float" office:value="-649" calcext:value-type="float">
            <text:p>-649,00</text:p>
          </table:table-cell>
          <table:table-cell table:style-name="ce36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7" calcext:value-type="date">
            <text:p>17.10.2022</text:p>
          </table:table-cell>
          <table:table-cell table:style-name="ce47" office:value-type="string" calcext:value-type="string">
            <text:p>8758480300 ck bahçe</text:p>
          </table:table-cell>
          <table:table-cell table:style-name="ce47" table:number-columns-repeated="2"/>
          <table:table-cell table:style-name="ce48"/>
          <table:table-cell table:style-name="ce36"/>
          <table:table-cell table:style-name="ce36" office:value-type="float" office:value="-193" calcext:value-type="float">
            <text:p>-193,00</text:p>
          </table:table-cell>
          <table:table-cell table:style-name="ce36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4" calcext:value-type="date">
            <text:p>04.10.2022</text:p>
          </table:table-cell>
          <table:table-cell table:style-name="ce47" office:value-type="string" calcext:value-type="string">
            <text:p>Adem Özen Kira Ödemesi 5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 table:style-name="ce48"/>
          <table:table-cell table:style-name="ce36" office:value-type="float" office:value="-4300" calcext:value-type="float">
            <text:p>-4.300,00</text:p>
          </table:table-cell>
          <table:table-cell table:style-name="ce36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table:style-name="ce47" office:value-type="string" calcext:value-type="string">
            <text:p>MarRyl Aidat 5/12</text:p>
          </table:table-cell>
          <table:table-cell table:style-name="ce47" table:number-columns-repeated="2"/>
          <table:table-cell table:style-name="ce36" office:value-type="float" office:value="-496.5" calcext:value-type="float">
            <text:p>-496,50</text:p>
          </table:table-cell>
          <table:table-cell table:style-name="ce48"/>
          <table:table-cell table:style-name="ce36" office:value-type="float" office:value="-492.5" calcext:value-type="float">
            <text:p>-492,50</text:p>
          </table:table-cell>
          <table:table-cell table:style-name="ce36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3"/>
          <table:table-cell table:style-name="ce36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6" calcext:value-type="date">
            <text:p>26.08.2022</text:p>
          </table:table-cell>
          <table:table-cell table:style-name="ce49" office:value-type="string" calcext:value-type="string">
            <text:p>Mtv 2/3</text:p>
          </table:table-cell>
          <table:table-cell table:style-name="ce49" table:number-columns-repeated="2"/>
          <table:table-cell table:style-name="ce36" office:value-type="float" office:value="-112.67" calcext:value-type="float">
            <text:p>-112,67</text:p>
          </table:table-cell>
          <table:table-cell table:style-name="ce36" table:number-columns-repeated="2"/>
          <table:table-cell table:style-name="ce36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8" calcext:value-type="date">
            <text:p>28.08.2022</text:p>
          </table:table-cell>
          <table:table-cell table:style-name="ce49" office:value-type="string" calcext:value-type="string">
            <text:p>toyota gaz tokat</text:p>
          </table:table-cell>
          <table:table-cell table:style-name="ce49" table:number-columns-repeated="2"/>
          <table:table-cell table:style-name="ce36" office:value-type="float" office:value="-355.2" calcext:value-type="float">
            <text:p>-355,20</text:p>
          </table:table-cell>
          <table:table-cell table:style-name="ce36" table:number-columns-repeated="2"/>
          <table:table-cell table:style-name="ce36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gaz tosya</text:p>
          </table:table-cell>
          <table:table-cell table:style-name="ce49" table:number-columns-repeated="2"/>
          <table:table-cell table:style-name="ce36" office:value-type="float" office:value="-363.48" calcext:value-type="float">
            <text:p>-363,48</text:p>
          </table:table-cell>
          <table:table-cell table:style-name="ce36" table:number-columns-repeated="2"/>
          <table:table-cell table:style-name="ce36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benzin bolu</text:p>
          </table:table-cell>
          <table:table-cell table:style-name="ce49" table:number-columns-repeated="2"/>
          <table:table-cell table:style-name="ce36" office:value-type="float" office:value="-250" calcext:value-type="float">
            <text:p>-250,00</text:p>
          </table:table-cell>
          <table:table-cell table:style-name="ce36" table:number-columns-repeated="2"/>
          <table:table-cell table:style-name="ce36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bolu yemek hanzade</text:p>
          </table:table-cell>
          <table:table-cell table:style-name="ce49" table:number-columns-repeated="2"/>
          <table:table-cell table:style-name="ce36" office:value-type="float" office:value="-240" calcext:value-type="float">
            <text:p>-240,00</text:p>
          </table:table-cell>
          <table:table-cell table:style-name="ce36" table:number-columns-repeated="2"/>
          <table:table-cell table:style-name="ce36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29" calcext:value-type="date">
            <text:p>29.08.2022</text:p>
          </table:table-cell>
          <table:table-cell table:style-name="ce49" office:value-type="string" calcext:value-type="string">
            <text:p>toyota gaz bolu</text:p>
          </table:table-cell>
          <table:table-cell table:style-name="ce49" table:number-columns-repeated="2"/>
          <table:table-cell table:style-name="ce36" office:value-type="float" office:value="-232.5" calcext:value-type="float">
            <text:p>-232,50</text:p>
          </table:table-cell>
          <table:table-cell table:style-name="ce36" table:number-columns-repeated="2"/>
          <table:table-cell table:style-name="ce36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04.65" calcext:value-type="float">
            <text:p>-104,65</text:p>
          </table:table-cell>
          <table:table-cell table:style-name="ce36" table:number-columns-repeated="2"/>
          <table:table-cell table:style-name="ce36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85.75" calcext:value-type="float">
            <text:p>-185,75</text:p>
          </table:table-cell>
          <table:table-cell table:style-name="ce36" table:number-columns-repeated="2"/>
          <table:table-cell table:style-name="ce36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toyota gaz istanbul</text:p>
          </table:table-cell>
          <table:table-cell table:style-name="ce49" table:number-columns-repeated="2"/>
          <table:table-cell table:style-name="ce36" office:value-type="float" office:value="-368.74" calcext:value-type="float">
            <text:p>-368,74</text:p>
          </table:table-cell>
          <table:table-cell table:style-name="ce36" table:number-columns-repeated="2"/>
          <table:table-cell table:style-name="ce36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27.46" calcext:value-type="float">
            <text:p>-127,46</text:p>
          </table:table-cell>
          <table:table-cell table:style-name="ce36" table:number-columns-repeated="2"/>
          <table:table-cell table:style-name="ce36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ikea <text:s/></text:p>
          </table:table-cell>
          <table:table-cell table:style-name="ce49" table:number-columns-repeated="2"/>
          <table:table-cell table:style-name="ce36" office:value-type="float" office:value="-65.97" calcext:value-type="float">
            <text:p>-65,97</text:p>
          </table:table-cell>
          <table:table-cell table:style-name="ce36" table:number-columns-repeated="2"/>
          <table:table-cell table:style-name="ce36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8-30" calcext:value-type="date">
            <text:p>30.08.2022</text:p>
          </table:table-cell>
          <table:table-cell table:style-name="ce49" office:value-type="string" calcext:value-type="string">
            <text:p>yemek</text:p>
          </table:table-cell>
          <table:table-cell table:style-name="ce49" table:number-columns-repeated="2"/>
          <table:table-cell table:style-name="ce36" office:value-type="float" office:value="-204" calcext:value-type="float">
            <text:p>-204,00</text:p>
          </table:table-cell>
          <table:table-cell table:style-name="ce36" table:number-columns-repeated="2"/>
          <table:table-cell table:style-name="ce36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9" office:value-type="string" calcext:value-type="string">
            <text:p>ikea masa 1/6</text:p>
          </table:table-cell>
          <table:table-cell table:style-name="ce49" table:number-columns-repeated="2"/>
          <table:table-cell table:style-name="ce36" office:value-type="float" office:value="-208.17" calcext:value-type="float">
            <text:p>-208,17</text:p>
          </table:table-cell>
          <table:table-cell table:style-name="ce36" table:number-columns-repeated="2"/>
          <table:table-cell table:style-name="ce36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1" calcext:value-type="date">
            <text:p>01.09.2022</text:p>
          </table:table-cell>
          <table:table-cell table:style-name="ce49" office:value-type="string" calcext:value-type="string">
            <text:p>koçtaş dolap ½</text:p>
          </table:table-cell>
          <table:table-cell table:style-name="ce49" table:number-columns-repeated="2"/>
          <table:table-cell table:style-name="ce36" office:value-type="float" office:value="-754.45" calcext:value-type="float">
            <text:p>-754,45</text:p>
          </table:table-cell>
          <table:table-cell table:style-name="ce36" table:number-columns-repeated="2"/>
          <table:table-cell table:style-name="ce36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2" calcext:value-type="date">
            <text:p>02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37.7" calcext:value-type="float">
            <text:p>-137,70</text:p>
          </table:table-cell>
          <table:table-cell table:style-name="ce36" table:number-columns-repeated="2"/>
          <table:table-cell table:style-name="ce36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2" calcext:value-type="date">
            <text:p>02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161.91" calcext:value-type="float">
            <text:p>-161,91</text:p>
          </table:table-cell>
          <table:table-cell table:style-name="ce36" table:number-columns-repeated="2"/>
          <table:table-cell table:style-name="ce36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49" table:number-columns-repeated="2"/>
          <table:table-cell table:style-name="ce36" office:value-type="float" office:value="-697.3" calcext:value-type="float">
            <text:p>-697,30</text:p>
          </table:table-cell>
          <table:table-cell table:style-name="ce36" table:number-columns-repeated="2"/>
          <table:table-cell table:style-name="ce36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9" office:value-type="string" calcext:value-type="string">
            <text:p>bayramoğlu toyota buji</text:p>
          </table:table-cell>
          <table:table-cell table:style-name="ce49" table:number-columns-repeated="2"/>
          <table:table-cell table:style-name="ce36" office:value-type="float" office:value="-600" calcext:value-type="float">
            <text:p>-600,00</text:p>
          </table:table-cell>
          <table:table-cell table:style-name="ce36" table:number-columns-repeated="2"/>
          <table:table-cell table:style-name="ce36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3" calcext:value-type="date">
            <text:p>03.09.2022</text:p>
          </table:table-cell>
          <table:table-cell table:style-name="ce49" office:value-type="string" calcext:value-type="string">
            <text:p>bayramoğlu toyota rotil</text:p>
          </table:table-cell>
          <table:table-cell table:style-name="ce49" table:number-columns-repeated="2"/>
          <table:table-cell table:style-name="ce36" office:value-type="float" office:value="-350" calcext:value-type="float">
            <text:p>-350,00</text:p>
          </table:table-cell>
          <table:table-cell table:style-name="ce36" table:number-columns-repeated="2"/>
          <table:table-cell table:style-name="ce36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4" calcext:value-type="date">
            <text:p>04.09.2022</text:p>
          </table:table-cell>
          <table:table-cell table:style-name="ce49" office:value-type="string" calcext:value-type="string">
            <text:p>hummel ayakkabı 4 adet</text:p>
          </table:table-cell>
          <table:table-cell table:style-name="ce49" table:number-columns-repeated="2"/>
          <table:table-cell table:style-name="ce36" office:value-type="float" office:value="-920" calcext:value-type="float">
            <text:p>-920,00</text:p>
          </table:table-cell>
          <table:table-cell table:style-name="ce36" table:number-columns-repeated="2"/>
          <table:table-cell table:style-name="ce36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4" calcext:value-type="date">
            <text:p>04.09.2022</text:p>
          </table:table-cell>
          <table:table-cell table:style-name="ce49" office:value-type="string" calcext:value-type="string">
            <text:p>tavuk dünyası</text:p>
          </table:table-cell>
          <table:table-cell table:style-name="ce49" table:number-columns-repeated="2"/>
          <table:table-cell table:style-name="ce36" office:value-type="float" office:value="-392" calcext:value-type="float">
            <text:p>-392,00</text:p>
          </table:table-cell>
          <table:table-cell table:style-name="ce36" table:number-columns-repeated="2"/>
          <table:table-cell table:style-name="ce36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5" calcext:value-type="date">
            <text:p>05.09.2022</text:p>
          </table:table-cell>
          <table:table-cell table:style-name="ce49" office:value-type="string" calcext:value-type="string">
            <text:p>market</text:p>
          </table:table-cell>
          <table:table-cell table:style-name="ce49" table:number-columns-repeated="2"/>
          <table:table-cell table:style-name="ce36" office:value-type="float" office:value="-98.8" calcext:value-type="float">
            <text:p>-98,80</text:p>
          </table:table-cell>
          <table:table-cell table:style-name="ce36" table:number-columns-repeated="2"/>
          <table:table-cell table:style-name="ce36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istanbul</text:p>
          </table:table-cell>
          <table:table-cell table:style-name="ce49" table:number-columns-repeated="2"/>
          <table:table-cell table:style-name="ce36" office:value-type="float" office:value="-339.36" calcext:value-type="float">
            <text:p>-339,36</text:p>
          </table:table-cell>
          <table:table-cell table:style-name="ce36" table:number-columns-repeated="2"/>
          <table:table-cell table:style-name="ce36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koçtaş pervane 1/6</text:p>
          </table:table-cell>
          <table:table-cell table:style-name="ce49" table:number-columns-repeated="2"/>
          <table:table-cell table:style-name="ce36" office:value-type="float" office:value="-151.65" calcext:value-type="float">
            <text:p>-151,65</text:p>
          </table:table-cell>
          <table:table-cell table:style-name="ce36" table:number-columns-repeated="2"/>
          <table:table-cell table:style-name="ce36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bolu yemek</text:p>
          </table:table-cell>
          <table:table-cell table:style-name="ce49" table:number-columns-repeated="2"/>
          <table:table-cell table:style-name="ce36" office:value-type="float" office:value="-75" calcext:value-type="float">
            <text:p>-75,00</text:p>
          </table:table-cell>
          <table:table-cell table:style-name="ce36" table:number-columns-repeated="2"/>
          <table:table-cell table:style-name="ce36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bolu</text:p>
          </table:table-cell>
          <table:table-cell table:style-name="ce49" table:number-columns-repeated="2"/>
          <table:table-cell table:style-name="ce36" office:value-type="float" office:value="-397.56" calcext:value-type="float">
            <text:p>-397,56</text:p>
          </table:table-cell>
          <table:table-cell table:style-name="ce36" table:number-columns-repeated="2"/>
          <table:table-cell table:style-name="ce36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pirinç</text:p>
          </table:table-cell>
          <table:table-cell table:style-name="ce49" table:number-columns-repeated="2"/>
          <table:table-cell table:style-name="ce36" office:value-type="float" office:value="-120" calcext:value-type="float">
            <text:p>-120,00</text:p>
          </table:table-cell>
          <table:table-cell table:style-name="ce36" table:number-columns-repeated="2"/>
          <table:table-cell table:style-name="ce36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osmancık yolcu leblebi pirinç</text:p>
          </table:table-cell>
          <table:table-cell table:style-name="ce49" table:number-columns-repeated="2"/>
          <table:table-cell table:style-name="ce36" office:value-type="float" office:value="-250" calcext:value-type="float">
            <text:p>-250,00</text:p>
          </table:table-cell>
          <table:table-cell table:style-name="ce36" table:number-columns-repeated="2"/>
          <table:table-cell table:style-name="ce36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benzin turhal</text:p>
          </table:table-cell>
          <table:table-cell table:style-name="ce49" table:number-columns-repeated="2"/>
          <table:table-cell table:style-name="ce36" office:value-type="float" office:value="-200" calcext:value-type="float">
            <text:p>-200,00</text:p>
          </table:table-cell>
          <table:table-cell table:style-name="ce36" table:number-columns-repeated="2"/>
          <table:table-cell table:style-name="ce36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6" calcext:value-type="date">
            <text:p>06.09.2022</text:p>
          </table:table-cell>
          <table:table-cell table:style-name="ce49" office:value-type="string" calcext:value-type="string">
            <text:p>toyota gaz şenyurt</text:p>
          </table:table-cell>
          <table:table-cell table:style-name="ce49" table:number-columns-repeated="2"/>
          <table:table-cell table:style-name="ce36" office:value-type="float" office:value="-100" calcext:value-type="float">
            <text:p>-100,00</text:p>
          </table:table-cell>
          <table:table-cell table:style-name="ce36" table:number-columns-repeated="2"/>
          <table:table-cell table:style-name="ce36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07" calcext:value-type="date">
            <text:p>07.09.2022</text:p>
          </table:table-cell>
          <table:table-cell table:style-name="ce49" office:value-type="string" calcext:value-type="string">
            <text:p>toyota şanz yağı 3 lt</text:p>
          </table:table-cell>
          <table:table-cell table:style-name="ce49" table:number-columns-repeated="2"/>
          <table:table-cell table:style-name="ce36" office:value-type="float" office:value="-360" calcext:value-type="float">
            <text:p>-360,00</text:p>
          </table:table-cell>
          <table:table-cell table:style-name="ce36" table:number-columns-repeated="2"/>
          <table:table-cell table:style-name="ce36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10" calcext:value-type="date">
            <text:p>10.09.2022</text:p>
          </table:table-cell>
          <table:table-cell table:style-name="ce49" office:value-type="string" calcext:value-type="string">
            <text:p>alçıpan</text:p>
          </table:table-cell>
          <table:table-cell table:style-name="ce49" table:number-columns-repeated="2"/>
          <table:table-cell table:style-name="ce36" office:value-type="float" office:value="-400" calcext:value-type="float">
            <text:p>-400,00</text:p>
          </table:table-cell>
          <table:table-cell table:style-name="ce36" table:number-columns-repeated="2"/>
          <table:table-cell table:style-name="ce36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4876 KK 9324,32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9324.32" calcext:value-type="float">
            <text:p>-9.324,32</text:p>
          </table:table-cell>
          <table:table-cell table:style-name="ce36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36" office:value-type="float" office:value="-30374" calcext:value-type="float">
            <text:p>-30.374,00</text:p>
          </table:table-cell>
          <table:table-cell table:style-name="ce36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36"/>
          <table:table-cell table:style-name="ce36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36"/>
          <table:table-cell table:style-name="ce36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36"/>
          <table:table-cell table:style-name="ce36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36"/>
          <table:table-cell table:style-name="ce36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43"/>
          <table:table-cell/>
          <table:table-cell office:value-type="float" office:value="20700" calcext:value-type="float">
            <text:p>20700</text:p>
          </table:table-cell>
          <table:table-cell table:style-name="ce36"/>
          <table:table-cell table:style-name="ce36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43" office:value-type="float" office:value="2000" calcext:value-type="float">
            <text:p>2000</text:p>
          </table:table-cell>
          <table:table-cell table:number-columns-repeated="2"/>
          <table:table-cell table:style-name="ce36"/>
          <table:table-cell table:style-name="ce36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36" office:value-type="float" office:value="-2620" calcext:value-type="float">
            <text:p>-2.620,00</text:p>
          </table:table-cell>
          <table:table-cell table:style-name="ce36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0000383215 /TOKATAMASY/FATURA</text:p>
          </table:table-cell>
          <table:table-cell table:style-name="ce49" table:number-columns-repeated="2"/>
          <table:table-cell table:style-name="ce48" office:value-type="float" office:value="-200" calcext:value-type="float">
            <text:p>-200,00</text:p>
          </table:table-cell>
          <table:table-cell/>
          <table:table-cell table:style-name="ce36"/>
          <table:table-cell table:style-name="ce36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office:value-type="string" calcext:value-type="string">
            <text:p>800004222959 /TOKATAMASY/FATURA</text:p>
          </table:table-cell>
          <table:table-cell table:style-name="ce49" table:number-columns-repeated="2"/>
          <table:table-cell table:style-name="ce48"/>
          <table:table-cell/>
          <table:table-cell table:style-name="ce36" office:value-type="float" office:value="-94.5" calcext:value-type="float">
            <text:p>-94,50</text:p>
          </table:table-cell>
          <table:table-cell table:style-name="ce36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5"/>
          <table:table-cell table:style-name="ce36"/>
          <table:table-cell table:style-name="ce36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10" calcext:value-type="float">
            <text:p>-2.110,00</text:p>
          </table:table-cell>
          <table:table-cell table:style-name="ce36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table:style-name="ce36" office:value-type="float" office:value="-2110" calcext:value-type="float">
            <text:p>-2.110,00</text:p>
          </table:table-cell>
          <table:table-cell table:style-name="ce36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43"/>
          <table:table-cell table:style-name="ce48" office:value-type="float" office:value="-1500" calcext:value-type="float">
            <text:p>-1.500,00</text:p>
          </table:table-cell>
          <table:table-cell/>
          <table:table-cell table:style-name="ce36" office:value-type="float" office:value="-2110" calcext:value-type="float">
            <text:p>-2.110,00</text:p>
          </table:table-cell>
          <table:table-cell table:style-name="ce36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69"/>
          <table:table-cell table:style-name="ce48"/>
          <table:table-cell table:style-name="ce36" table:number-columns-repeated="2"/>
          <table:table-cell table:style-name="ce36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3.65" calcext:value-type="currency">
            <text:p>₺4.293,65</text:p>
          </table:table-cell>
          <table:table-cell table:style-name="ce43"/>
          <table:table-cell table:style-name="ce51" office:value-type="currency" office:currency="TRY" office:value="4293.5" calcext:value-type="currency">
            <text:p>₺4.293,50</text:p>
          </table:table-cell>
          <table:table-cell table:style-name="ce36"/>
          <table:table-cell table:style-name="ce36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 table:style-name="ce43"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 table:style-name="ce43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51" office:value-type="currency" office:currency="TRY" office:value="1000" calcext:value-type="currency">
            <text:p>₺1.000,00</text:p>
          </table:table-cell>
          <table:table-cell table:style-name="ce43"/>
          <table:table-cell office:value-type="float" office:value="1000" calcext:value-type="float">
            <text:p>1000</text:p>
          </table:table-cell>
          <table:table-cell/>
          <table:table-cell table:style-name="ce36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 table:style-name="ce43"/>
          <table:table-cell table:number-columns-repeated="2"/>
          <table:table-cell table:style-name="ce36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48" office:value-type="float" office:value="-12667" calcext:value-type="float">
            <text:p>-12.667,00</text:p>
          </table:table-cell>
          <table:table-cell/>
          <table:table-cell table:style-name="ce36" office:value-type="float" office:value="-10000" calcext:value-type="float">
            <text:p>-10.000,00</text:p>
          </table:table-cell>
          <table:table-cell table:style-name="ce36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36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36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130" office:value-type="string" calcext:value-type="string">
            <text:p>Lise Arkası Kira ++++++++++++++++</text:p>
          </table:table-cell>
          <table:table-cell table:style-name="ce130"/>
          <table:table-cell table:style-name="ce131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36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2">
          <table:table-cell/>
          <table:table-cell table:style-name="ce130" office:value-type="string" calcext:value-type="string">
            <text:p>selanik hesabına aktarılan</text:p>
          </table:table-cell>
          <table:table-cell table:style-name="ce130"/>
          <table:table-cell table:style-name="ce131"/>
          <table:table-cell table:number-columns-repeated="2"/>
          <table:table-cell table:style-name="ce36" office:value-type="float" office:value="-23750" calcext:value-type="float">
            <text:p>-23.750,00</text:p>
          </table:table-cell>
          <table:table-cell table:style-name="ce36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129"/>
          <table:table-cell table:style-name="ce126" table:number-columns-repeated="2"/>
          <table:table-cell table:style-name="ce127"/>
          <table:table-cell table:number-columns-repeated="2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129"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SnyF-Kynkçı Merdal 12/12-2022-23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129" office:value-type="date" office:date-value="2022-07-30" calcext:value-type="date">
            <text:p>30.07.2022</text:p>
          </table:table-cell>
          <table:table-cell table:style-name="ce126" office:value-type="string" calcext:value-type="string">
            <text:p>SnyF-Kynkçı Merdal 11/12-2022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style-name="ce129" office:value-type="date" office:date-value="2022-06-30" calcext:value-type="date">
            <text:p>30.06.2022</text:p>
          </table:table-cell>
          <table:table-cell table:style-name="ce126" office:value-type="string" calcext:value-type="string">
            <text:p>SnyF-Kynkçı Merdal 10/12-2022</text:p>
          </table:table-cell>
          <table:table-cell table:style-name="ce126"/>
          <table:table-cell table:style-name="ce12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2">
          <table:table-cell/>
          <table:table-cell table:style-name="ce94" office:value-type="float" office:value="5" calcext:value-type="float">
            <text:p>5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42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KASIM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4:.D52])" office:value-type="float" office:value="179191.62" calcext:value-type="float">
            <text:p>179.191,62</text:p>
          </table:table-cell>
          <table:table-cell table:style-name="ce45" table:formula="of:=SUM([.E4:.E73])" office:value-type="float" office:value="-14175.82" calcext:value-type="float">
            <text:p>-14.175,82</text:p>
          </table:table-cell>
          <table:table-cell table:style-name="ce45" table:formula="of:=SUM([.F4:.F71])" office:value-type="float" office:value="178439.6" calcext:value-type="float">
            <text:p>178.439,60</text:p>
          </table:table-cell>
          <table:table-cell table:style-name="ce45" table:formula="of:=SUM([.G4:.G71])" office:value-type="float" office:value="-18452.8" calcext:value-type="float">
            <text:p>-18.452,80</text:p>
          </table:table-cell>
          <table:table-cell table:style-name="ce45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/>
          <table:table-cell table:style-name="ce51" table:number-columns-repeated="4"/>
          <table:table-cell table:style-name="ce36"/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2"/>
          <table:table-cell table:style-name="ce56"/>
          <table:table-cell table:style-name="ce51"/>
          <table:table-cell table:style-name="ce3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51" office:value-type="currency" office:currency="TRY" office:value="1221.41" calcext:value-type="currency">
            <text:p>₺1.221,41</text:p>
          </table:table-cell>
          <table:table-cell table:style-name="ce51"/>
          <table:table-cell table:style-name="ce51" office:value-type="currency" office:currency="TRY" office:value="1220" calcext:value-type="currency">
            <text:p>₺1.220,00</text:p>
          </table:table-cell>
          <table:table-cell table:style-name="ce51"/>
          <table:table-cell table:style-name="ce36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51" office:value-type="currency" office:currency="TRY" office:value="98.9" calcext:value-type="currency">
            <text:p>₺98,90</text:p>
          </table:table-cell>
          <table:table-cell table:style-name="ce51"/>
          <table:table-cell table:style-name="ce51" office:value-type="currency" office:currency="TRY" office:value="98" calcext:value-type="currency">
            <text:p>₺98,00</text:p>
          </table:table-cell>
          <table:table-cell table:style-name="ce51"/>
          <table:table-cell table:style-name="ce36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56" office:value-type="currency" office:currency="TRY" office:value="200" calcext:value-type="currency">
            <text:p>₺200,00</text:p>
          </table:table-cell>
          <table:table-cell table:style-name="ce51" table:number-columns-repeated="3"/>
          <table:table-cell table:style-name="ce36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51" office:value-type="currency" office:currency="TRY" office:value="1182.16" calcext:value-type="currency">
            <text:p>₺1.182,16</text:p>
          </table:table-cell>
          <table:table-cell table:style-name="ce51"/>
          <table:table-cell table:style-name="ce51" office:value-type="currency" office:currency="TRY" office:value="1182.15" calcext:value-type="currency">
            <text:p>₺1.182,15</text:p>
          </table:table-cell>
          <table:table-cell table:style-name="ce51"/>
          <table:table-cell table:style-name="ce36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51" office:value-type="currency" office:currency="TRY" office:value="289.7" calcext:value-type="currency">
            <text:p>₺289,70</text:p>
          </table:table-cell>
          <table:table-cell table:style-name="ce51"/>
          <table:table-cell table:style-name="ce51" office:value-type="currency" office:currency="TRY" office:value="290" calcext:value-type="currency">
            <text:p>₺290,00</text:p>
          </table:table-cell>
          <table:table-cell table:style-name="ce51"/>
          <table:table-cell table:style-name="ce36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36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51" office:value-type="currency" office:currency="TRY" office:value="49.95" calcext:value-type="currency">
            <text:p>₺49,95</text:p>
          </table:table-cell>
          <table:table-cell table:style-name="ce51"/>
          <table:table-cell table:style-name="ce51" office:value-type="currency" office:currency="TRY" office:value="49.95" calcext:value-type="currency">
            <text:p>₺49,95</text:p>
          </table:table-cell>
          <table:table-cell table:style-name="ce51"/>
          <table:table-cell table:style-name="ce36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9522138254 /CK ÇEPESAŞ/FATURA</text:p>
          </table:table-cell>
          <table:table-cell table:style-name="ce49"/>
          <table:table-cell table:style-name="ce132"/>
          <table:table-cell table:style-name="ce51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334" calcext:value-type="currency">
            <text:p>-₺2.334,00</text:p>
          </table:table-cell>
          <table:table-cell table:style-name="ce36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51" table:number-columns-repeated="2"/>
          <table:table-cell table:style-name="ce51" office:value-type="currency" office:currency="TRY" office:value="200" calcext:value-type="currency">
            <text:p>₺200,00</text:p>
          </table:table-cell>
          <table:table-cell table:style-name="ce51"/>
          <table:table-cell table:style-name="ce36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4"/>
          <table:table-cell table:style-name="ce36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/>
          <table:table-cell table:style-name="ce132"/>
          <table:table-cell table:style-name="ce51" office:value-type="currency" office:currency="TRY" office:value="-200" calcext:value-type="currency">
            <text:p>-₺200,00</text:p>
          </table:table-cell>
          <table:table-cell table:style-name="ce51"/>
          <table:table-cell table:style-name="ce51" office:value-type="currency" office:currency="TRY" office:value="-255" calcext:value-type="currency">
            <text:p>-₺255,00</text:p>
          </table:table-cell>
          <table:table-cell table:style-name="ce36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/>
          <table:table-cell table:style-name="ce132"/>
          <table:table-cell table:style-name="ce51" office:value-type="currency" office:currency="TRY" office:value="-400" calcext:value-type="currency">
            <text:p>-₺400,00</text:p>
          </table:table-cell>
          <table:table-cell table:style-name="ce51"/>
          <table:table-cell table:style-name="ce51" office:value-type="currency" office:currency="TRY" office:value="-536" calcext:value-type="currency">
            <text:p>-₺536,00</text:p>
          </table:table-cell>
          <table:table-cell table:style-name="ce36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/>
          <table:table-cell table:style-name="ce47" table:number-columns-repeated="2"/>
          <table:table-cell table:style-name="ce132"/>
          <table:table-cell table:style-name="ce56"/>
          <table:table-cell table:style-name="ce51" table:number-columns-repeated="2"/>
          <table:table-cell table:style-name="ce36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table:style-name="ce47" office:value-type="string" calcext:value-type="string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table:style-name="ce51" office:value-type="currency" office:currency="TRY" office:value="-1250" calcext:value-type="currency">
            <text:p>-₺1.250,00</text:p>
          </table:table-cell>
          <table:table-cell table:style-name="ce36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pervinden gelen</text:p>
          </table:table-cell>
          <table:table-cell table:style-name="ce49"/>
          <table:table-cell table:style-name="ce132"/>
          <table:table-cell table:style-name="ce56"/>
          <table:table-cell table:style-name="ce133" office:value-type="currency" office:currency="TRY" office:value="1250" calcext:value-type="currency">
            <text:p>₺1.250,00</text:p>
          </table:table-cell>
          <table:table-cell table:style-name="ce51"/>
          <table:table-cell table:style-name="ce36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table:style-name="ce47" office:value-type="string" calcext:value-type="string">
            <text:p>Adem Özen Kira Ödemesi 6/12</text:p>
          </table:table-cell>
          <table:table-cell table:style-name="ce47"/>
          <table:table-cell table:style-name="ce132"/>
          <table:table-cell table:style-name="ce51" office:value-type="currency" office:currency="TRY" office:value="-4300" calcext:value-type="currency">
            <text:p>-₺4.300,00</text:p>
          </table:table-cell>
          <table:table-cell table:style-name="ce56"/>
          <table:table-cell table:style-name="ce51" office:value-type="currency" office:currency="TRY" office:value="-4150" calcext:value-type="currency">
            <text:p>-₺4.150,00</text:p>
          </table:table-cell>
          <table:table-cell table:style-name="ce36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7" calcext:value-type="date">
            <text:p>07.11.2022</text:p>
          </table:table-cell>
          <table:table-cell table:style-name="ce47" office:value-type="string" calcext:value-type="string">
            <text:p>MarRyl Aidat 6/12</text:p>
          </table:table-cell>
          <table:table-cell table:style-name="ce47"/>
          <table:table-cell table:style-name="ce132"/>
          <table:table-cell table:style-name="ce51" office:value-type="currency" office:currency="TRY" office:value="-496.5" calcext:value-type="currency">
            <text:p>-₺496,50</text:p>
          </table:table-cell>
          <table:table-cell table:style-name="ce56"/>
          <table:table-cell table:style-name="ce51" office:value-type="currency" office:currency="TRY" office:value="-496.5" calcext:value-type="currency">
            <text:p>-₺496,50</text:p>
          </table:table-cell>
          <table:table-cell table:style-name="ce36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2"/>
          <table:table-cell table:style-name="ce56"/>
          <table:table-cell table:style-name="ce51" table:number-columns-repeated="2"/>
          <table:table-cell table:style-name="ce36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26" calcext:value-type="date">
            <text:p>26.09.2022</text:p>
          </table:table-cell>
          <table:table-cell table:style-name="ce49" office:value-type="string" calcext:value-type="string">
            <text:p>Mtv 3/3</text:p>
          </table:table-cell>
          <table:table-cell table:style-name="ce49"/>
          <table:table-cell table:style-name="ce132"/>
          <table:table-cell table:style-name="ce51" office:value-type="currency" office:currency="TRY" office:value="-112.67" calcext:value-type="currency">
            <text:p>-₺112,67</text:p>
          </table:table-cell>
          <table:table-cell table:style-name="ce51" table:number-columns-repeated="2"/>
          <table:table-cell table:style-name="ce36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1" calcext:value-type="date">
            <text:p>01.10.2022</text:p>
          </table:table-cell>
          <table:table-cell table:style-name="ce49" office:value-type="string" calcext:value-type="string">
            <text:p>koçtaş dolap 2/2</text:p>
          </table:table-cell>
          <table:table-cell table:style-name="ce49"/>
          <table:table-cell table:style-name="ce132"/>
          <table:table-cell table:style-name="ce51" office:value-type="currency" office:currency="TRY" office:value="-754.45" calcext:value-type="currency">
            <text:p>-₺754,45</text:p>
          </table:table-cell>
          <table:table-cell table:style-name="ce51" table:number-columns-repeated="2"/>
          <table:table-cell table:style-name="ce36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1" calcext:value-type="date">
            <text:p>01.10.2022</text:p>
          </table:table-cell>
          <table:table-cell table:style-name="ce49" office:value-type="string" calcext:value-type="string">
            <text:p>ikea masa 2/6</text:p>
          </table:table-cell>
          <table:table-cell table:style-name="ce49"/>
          <table:table-cell table:style-name="ce132"/>
          <table:table-cell table:style-name="ce51" office:value-type="currency" office:currency="TRY" office:value="-208.17" calcext:value-type="currency">
            <text:p>-₺208,17</text:p>
          </table:table-cell>
          <table:table-cell table:style-name="ce51" table:number-columns-repeated="2"/>
          <table:table-cell table:style-name="ce36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06" calcext:value-type="date">
            <text:p>06.10.2022</text:p>
          </table:table-cell>
          <table:table-cell table:style-name="ce49" office:value-type="string" calcext:value-type="string">
            <text:p>koçtaş pervane 2/6</text:p>
          </table:table-cell>
          <table:table-cell table:style-name="ce49"/>
          <table:table-cell table:style-name="ce132"/>
          <table:table-cell table:style-name="ce51" office:value-type="currency" office:currency="TRY" office:value="-151.65" calcext:value-type="currency">
            <text:p>-₺151,65</text:p>
          </table:table-cell>
          <table:table-cell table:style-name="ce51" table:number-columns-repeated="2"/>
          <table:table-cell table:style-name="ce36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51"/>
          <table:table-cell table:style-name="ce51" office:value-type="currency" office:currency="TRY" office:value="-721.38" calcext:value-type="currency">
            <text:p>-₺721,38</text:p>
          </table:table-cell>
          <table:table-cell table:style-name="ce51" table:number-columns-repeated="2"/>
          <table:table-cell table:style-name="ce36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16" calcext:value-type="date">
            <text:p>16.10.2022</text:p>
          </table:table-cell>
          <table:table-cell table:style-name="ce49" office:value-type="string" calcext:value-type="string">
            <text:p>audi benzin sivas havaalanı</text:p>
          </table:table-cell>
          <table:table-cell table:style-name="ce49"/>
          <table:table-cell table:style-name="ce132"/>
          <table:table-cell table:style-name="ce51" office:value-type="currency" office:currency="TRY" office:value="-500" calcext:value-type="currency">
            <text:p>-₺500,00</text:p>
          </table:table-cell>
          <table:table-cell table:style-name="ce51" table:number-columns-repeated="2"/>
          <table:table-cell table:style-name="ce36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3" calcext:value-type="date">
            <text:p>23.10.2022</text:p>
          </table:table-cell>
          <table:table-cell table:style-name="ce49" office:value-type="string" calcext:value-type="string">
            <text:p>vodafon</text:p>
          </table:table-cell>
          <table:table-cell table:style-name="ce49"/>
          <table:table-cell table:style-name="ce132"/>
          <table:table-cell table:style-name="ce51" office:value-type="currency" office:currency="TRY" office:value="-80" calcext:value-type="currency">
            <text:p>-₺80,00</text:p>
          </table:table-cell>
          <table:table-cell table:style-name="ce51" table:number-columns-repeated="2"/>
          <table:table-cell table:style-name="ce36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4" calcext:value-type="date">
            <text:p>04.11.2022</text:p>
          </table:table-cell>
          <table:table-cell table:style-name="ce49" office:value-type="string" calcext:value-type="string">
            <text:p>4876 KK <text:span text:style-name="T2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table:style-name="ce51" office:value-type="currency" office:currency="TRY" office:value="-2528.3" calcext:value-type="currency">
            <text:p>-₺2.528,30</text:p>
          </table:table-cell>
          <table:table-cell table:style-name="ce36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2"/>
          <table:table-cell table:style-name="ce56"/>
          <table:table-cell table:style-name="ce51" table:number-columns-repeated="2"/>
          <table:table-cell table:style-name="ce36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4 /TOKATAMASY/FATURA</text:p>
          </table:table-cell>
          <table:table-cell table:style-name="ce49"/>
          <table:table-cell table:style-name="ce132"/>
          <table:table-cell table:style-name="ce51" office:value-type="currency" office:currency="TRY" office:value="-200" calcext:value-type="currency">
            <text:p>-₺200,00</text:p>
          </table:table-cell>
          <table:table-cell table:style-name="ce51"/>
          <table:table-cell table:style-name="ce51" office:value-type="currency" office:currency="TRY" office:value="-569" calcext:value-type="currency">
            <text:p>-₺569,00</text:p>
          </table:table-cell>
          <table:table-cell table:style-name="ce36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9 /TOKATAMASY/FATURA</text:p>
          </table:table-cell>
          <table:table-cell table:style-name="ce49"/>
          <table:table-cell table:style-name="ce132"/>
          <table:table-cell table:style-name="ce51" office:value-type="currency" office:currency="TRY" office:value="-51" calcext:value-type="currency">
            <text:p>-₺51,00</text:p>
          </table:table-cell>
          <table:table-cell table:style-name="ce51"/>
          <table:table-cell table:style-name="ce51" office:value-type="currency" office:currency="TRY" office:value="-51" calcext:value-type="currency">
            <text:p>-₺51,00</text:p>
          </table:table-cell>
          <table:table-cell table:style-name="ce36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2"/>
          <table:table-cell table:style-name="ce51" table:number-columns-repeated="3"/>
          <table:table-cell table:style-name="ce36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5" calcext:value-type="date">
            <text:p>25.11.2022</text:p>
          </table:table-cell>
          <table:table-cell table:style-name="ce69" office:value-type="string" calcext:value-type="string">
            <text:p>erenler gıda pide mlzm 11- nkt 1</text:p>
          </table:table-cell>
          <table:table-cell table:style-name="ce49"/>
          <table:table-cell table:style-name="ce132"/>
          <table:table-cell table:style-name="ce51" table:number-columns-repeated="2"/>
          <table:table-cell table:style-name="ce51" office:value-type="currency" office:currency="TRY" office:value="-175" calcext:value-type="currency">
            <text:p>-₺175,00</text:p>
          </table:table-cell>
          <table:table-cell table:style-name="ce36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6" calcext:value-type="date">
            <text:p>26.11.2022</text:p>
          </table:table-cell>
          <table:table-cell table:style-name="ce69" office:value-type="string" calcext:value-type="string">
            <text:p>erenler gıda pide mlzm 11- nkt 2</text:p>
          </table:table-cell>
          <table:table-cell table:style-name="ce49"/>
          <table:table-cell table:style-name="ce132"/>
          <table:table-cell table:style-name="ce51" table:number-columns-repeated="2"/>
          <table:table-cell table:style-name="ce51" office:value-type="currency" office:currency="TRY" office:value="-204" calcext:value-type="currency">
            <text:p>-₺204,00</text:p>
          </table:table-cell>
          <table:table-cell table:style-name="ce36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9" calcext:value-type="date">
            <text:p>29.11.2022</text:p>
          </table:table-cell>
          <table:table-cell table:style-name="ce69" office:value-type="string" calcext:value-type="string">
            <text:p>erenler gıda pide mlzm 11- nkt 3</text:p>
          </table:table-cell>
          <table:table-cell table:style-name="ce49"/>
          <table:table-cell table:style-name="ce132"/>
          <table:table-cell table:style-name="ce51" table:number-columns-repeated="2"/>
          <table:table-cell table:style-name="ce51" office:value-type="currency" office:currency="TRY" office:value="-182" calcext:value-type="currency">
            <text:p>-₺182,00</text:p>
          </table:table-cell>
          <table:table-cell table:style-name="ce36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2"/>
          <table:table-cell table:style-name="ce132"/>
          <table:table-cell table:style-name="ce56"/>
          <table:table-cell table:style-name="ce51" table:number-columns-repeated="2"/>
          <table:table-cell table:style-name="ce36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111" calcext:value-type="currency">
            <text:p>-₺2.111,00</text:p>
          </table:table-cell>
          <table:table-cell table:style-name="ce36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2111" calcext:value-type="currency">
            <text:p>-₺2.111,00</text:p>
          </table:table-cell>
          <table:table-cell table:style-name="ce36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51"/>
          <table:table-cell table:style-name="ce56" office:value-type="currency" office:currency="TRY" office:value="-1500" calcext:value-type="currency">
            <text:p>-₺1.500,00</text:p>
          </table:table-cell>
          <table:table-cell table:style-name="ce51"/>
          <table:table-cell table:style-name="ce51" office:value-type="currency" office:currency="TRY" office:value="-1500" calcext:value-type="currency">
            <text:p>-₺1.500,00</text:p>
          </table:table-cell>
          <table:table-cell table:style-name="ce36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1" table:number-columns-repeated="4"/>
          <table:table-cell table:style-name="ce36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9.5" calcext:value-type="currency">
            <text:p>₺4.299,50</text:p>
          </table:table-cell>
          <table:table-cell table:style-name="ce51"/>
          <table:table-cell table:style-name="ce51" office:value-type="currency" office:currency="TRY" office:value="4299.5" calcext:value-type="currency">
            <text:p>₺4.299,50</text:p>
          </table:table-cell>
          <table:table-cell table:style-name="ce51"/>
          <table:table-cell table:style-name="ce36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 table:style-name="ce51"/>
          <table:table-cell table:style-name="ce51" office:value-type="currency" office:currency="TRY" office:value="1650" calcext:value-type="currency">
            <text:p>₺1.650,00</text:p>
          </table:table-cell>
          <table:table-cell table:style-name="ce51"/>
          <table:table-cell table:style-name="ce36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 table:style-name="ce51"/>
          <table:table-cell table:style-name="ce51" office:value-type="currency" office:currency="TRY" office:value="3000" calcext:value-type="currency">
            <text:p>₺3.000,00</text:p>
          </table:table-cell>
          <table:table-cell table:style-name="ce51"/>
          <table:table-cell table:style-name="ce36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51" office:value-type="currency" office:currency="TRY" office:value="1000" calcext:value-type="currency">
            <text:p>₺1.000,00</text:p>
          </table:table-cell>
          <table:table-cell table:style-name="ce51"/>
          <table:table-cell table:style-name="ce51" office:value-type="currency" office:currency="TRY" office:value="1000" calcext:value-type="currency">
            <text:p>₺1.000,00</text:p>
          </table:table-cell>
          <table:table-cell table:style-name="ce51"/>
          <table:table-cell table:style-name="ce36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 table:style-name="ce41"/>
          <table:table-cell table:number-columns-repeated="2"/>
          <table:table-cell table:style-name="ce56"/>
          <table:table-cell table:style-name="ce51" table:number-columns-repeated="3"/>
          <table:table-cell table:style-name="ce36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51" office:value-type="currency" office:currency="TRY" office:value="82000" calcext:value-type="currency">
            <text:p>₺82.000,00</text:p>
          </table:table-cell>
          <table:table-cell table:style-name="ce51"/>
          <table:table-cell table:style-name="ce51" office:value-type="currency" office:currency="TRY" office:value="80000" calcext:value-type="currency">
            <text:p>₺80.000,00</text:p>
          </table:table-cell>
          <table:table-cell table:style-name="ce51"/>
          <table:table-cell table:style-name="ce36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51" table:number-columns-repeated="4"/>
          <table:table-cell table:style-name="ce36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51" office:value-type="currency" office:currency="TRY" office:value="84000" calcext:value-type="currency">
            <text:p>₺84.000,00</text:p>
          </table:table-cell>
          <table:table-cell table:style-name="ce51"/>
          <table:table-cell table:style-name="ce51" office:value-type="currency" office:currency="TRY" office:value="84000" calcext:value-type="currency">
            <text:p>₺84.000,00</text:p>
          </table:table-cell>
          <table:table-cell table:style-name="ce51"/>
          <table:table-cell table:style-name="ce36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 table:number-columns-repeated="3"/>
          <table:table-cell table:style-name="ce36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6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36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date" office:date-value="2022-10-10" calcext:value-type="date">
            <text:p>10.10.2022</text:p>
          </table:table-cell>
          <table:table-cell table:style-name="ce134" office:value-type="string" calcext:value-type="string">
            <text:p>snyA Ayhan Tüfek 42000-40000</text:p>
          </table:table-cell>
          <table:table-cell table:style-name="ce134"/>
          <table:table-cell table:style-name="ce135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2">
          <table:table-cell table:style-name="ce41" office:value-type="date" office:date-value="2022-10-05" calcext:value-type="date">
            <text:p>05.10.2022</text:p>
          </table:table-cell>
          <table:table-cell table:style-name="ce134" office:value-type="string" calcext:value-type="string">
            <text:p>Cihan Elektrik Teminat 1200 – 1/6</text:p>
          </table:table-cell>
          <table:table-cell table:style-name="ce134"/>
          <table:table-cell table:style-name="ce135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29"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SnyF-Kynkçı Merdal 12/12-2022-23</text:p>
          </table:table-cell>
          <table:table-cell table:style-name="ce126"/>
          <table:table-cell table:style-name="ce136"/>
          <table:table-cell table:number-columns-repeated="1020"/>
        </table:table-row>
        <table:table-row table:style-name="ro2">
          <table:table-cell table:style-name="ce129" office:value-type="date" office:date-value="2022-07-30" calcext:value-type="date">
            <text:p>30.07.2022</text:p>
          </table:table-cell>
          <table:table-cell table:style-name="ce126" office:value-type="string" calcext:value-type="string">
            <text:p>SnyF-Kynkçı Merdal 11/12-2022</text:p>
          </table:table-cell>
          <table:table-cell table:style-name="ce126"/>
          <table:table-cell table:style-name="ce136"/>
          <table:table-cell table:number-columns-repeated="1020"/>
        </table:table-row>
        <table:table-row table:style-name="ro2">
          <table:table-cell table:style-name="ce129" office:value-type="date" office:date-value="2022-06-30" calcext:value-type="date">
            <text:p>30.06.2022</text:p>
          </table:table-cell>
          <table:table-cell table:style-name="ce126" office:value-type="string" calcext:value-type="string">
            <text:p>SnyF-Kynkçı Merdal 10/12-2022</text:p>
          </table:table-cell>
          <table:table-cell table:style-name="ce126"/>
          <table:table-cell table:style-name="ce136"/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016" table:default-cell-style-name="ce1"/>
        <table:table-row table:style-name="ro2">
          <table:table-cell table:number-columns-repeated="4"/>
          <table:table-cell table:style-name="ce42"/>
          <table:table-cell table:style-name="ce42" office:value-type="string" calcext:value-type="string">
            <text:p>GİRİŞ</text:p>
          </table:table-cell>
          <table:table-cell table:style-name="ce137" office:value-type="string" calcext:value-type="string">
            <text:p>ÇIKIŞ</text:p>
          </table:table-cell>
          <table:table-cell table:style-name="ce42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- ARALIK 2022</text:p>
          </table:table-cell>
          <table:table-cell/>
          <table:table-cell table:style-name="ce44" office:value-type="string" calcext:value-type="string">
            <text:p>TOPLAM</text:p>
          </table:table-cell>
          <table:table-cell table:style-name="ce45" table:formula="of:=SUM([.D11:.D62])" office:value-type="float" office:value="15475.96" calcext:value-type="float">
            <text:p>15.475,96</text:p>
          </table:table-cell>
          <table:table-cell table:style-name="ce45" table:formula="of:=SUM([.E11:.E94])" office:value-type="float" office:value="-16961.34" calcext:value-type="float">
            <text:p>-16.961,34</text:p>
          </table:table-cell>
          <table:table-cell table:style-name="ce45" table:formula="of:=SUM([.F11:.F92])" office:value-type="float" office:value="22052.39" calcext:value-type="float">
            <text:p>22.052,39</text:p>
          </table:table-cell>
          <table:table-cell table:style-name="ce138" table:formula="of:=SUM([.G11:.G92])" office:value-type="float" office:value="-21692.25" calcext:value-type="float">
            <text:p>-21.692,25</text:p>
          </table:table-cell>
          <table:table-cell table:style-name="ce45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/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7" office:value-type="string" calcext:value-type="string">
            <text:p>5847500300 /CK ÇEPESAŞ/FATURA</text:p>
          </table:table-cell>
          <table:table-cell table:style-name="ce47" table:number-columns-repeated="2"/>
          <table:table-cell table:style-name="ce36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36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2" calcext:value-type="date">
            <text:p>02.12.2022</text:p>
          </table:table-cell>
          <table:table-cell table:style-name="ce47" office:value-type="string" calcext:value-type="string">
            <text:p>8222520300 /CK ÇEPESAŞ/FATURA</text:p>
          </table:table-cell>
          <table:table-cell table:style-name="ce47" table:number-columns-repeated="2"/>
          <table:table-cell table:style-name="ce36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36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/>
          <table:table-cell table:number-columns-repeated="2"/>
          <table:table-cell table:style-name="ce36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7" calcext:value-type="date">
            <text:p>07.12.2022</text:p>
          </table:table-cell>
          <table:table-cell table:style-name="ce47" office:value-type="string" calcext:value-type="string">
            <text:p>Adem Özen Kira Ödemesi 7/12</text:p>
          </table:table-cell>
          <table:table-cell table:style-name="ce47" table:number-columns-repeated="2"/>
          <table:table-cell table:style-name="ce36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36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7" calcext:value-type="date">
            <text:p>07.12.2022</text:p>
          </table:table-cell>
          <table:table-cell table:style-name="ce47" office:value-type="string" calcext:value-type="string">
            <text:p>MarRyl Aidat 7/12</text:p>
          </table:table-cell>
          <table:table-cell table:style-name="ce47" table:number-columns-repeated="2"/>
          <table:table-cell table:style-name="ce36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36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46"/>
          <table:table-cell table:number-columns-repeated="5"/>
          <table:table-cell table:style-name="ce36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36" office:value-type="float" office:value="680" calcext:value-type="float">
            <text:p>680,00</text:p>
          </table:table-cell>
          <table:table-cell/>
          <table:table-cell table:style-name="ce36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6"/>
          <table:table-cell table:style-name="ce36" office:value-type="float" office:value="1400" calcext:value-type="float">
            <text:p>1.400,00</text:p>
          </table:table-cell>
          <table:table-cell/>
          <table:table-cell table:style-name="ce36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6"/>
          <table:table-cell table:style-name="ce36" office:value-type="float" office:value="295" calcext:value-type="float">
            <text:p>295,00</text:p>
          </table:table-cell>
          <table:table-cell/>
          <table:table-cell table:style-name="ce36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6"/>
          <table:table-cell table:style-name="ce72" office:value-type="float" office:value="100" calcext:value-type="float">
            <text:p>100,00</text:p>
          </table:table-cell>
          <table:table-cell/>
          <table:table-cell table:style-name="ce36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6"/>
          <table:table-cell table:style-name="ce36" office:value-type="float" office:value="1680" calcext:value-type="float">
            <text:p>1.680,00</text:p>
          </table:table-cell>
          <table:table-cell/>
          <table:table-cell table:style-name="ce36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36" office:value-type="float" office:value="1080" calcext:value-type="float">
            <text:p>1.080,00</text:p>
          </table:table-cell>
          <table:table-cell/>
          <table:table-cell table:style-name="ce36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Metin Elektrik Teminat 1200 – 4/6</text:p>
          </table:table-cell>
          <table:table-cell table:style-name="ce49"/>
          <table:table-cell table:style-name="ce49" office:value-type="float" office:value="200" calcext:value-type="float">
            <text:p>200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/>
          <table:table-cell table:style-name="ce36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>
            <text:p>Hacı Elektrik</text:p>
          </table:table-cell>
          <table:table-cell table:style-name="ce49"/>
          <table:table-cell table:style-name="ce49" office:value-type="float" office:value="217.89" calcext:value-type="float">
            <text:p>217,89</text:p>
          </table:table-cell>
          <table:table-cell table:style-name="ce36"/>
          <table:table-cell table:style-name="ce36" office:value-type="float" office:value="217.89" calcext:value-type="float">
            <text:p>217,89</text:p>
          </table:table-cell>
          <table:table-cell/>
          <table:table-cell table:style-name="ce36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2">
          <table:table-cell/>
          <table:table-cell table:style-name="ce49" office:value-type="string" calcext:value-type="string">
            <text:p>9522138254 /CK ÇEPESAŞ/FATURA</text:p>
          </table:table-cell>
          <table:table-cell table:style-name="ce49" table:number-columns-repeated="2"/>
          <table:table-cell table:style-name="ce36" office:value-type="float" office:value="-4516" calcext:value-type="float">
            <text:p>-4.516,00</text:p>
          </table:table-cell>
          <table:table-cell table:style-name="ce36"/>
          <table:table-cell office:value-type="float" office:value="-4516" calcext:value-type="float">
            <text:p>-4.516,00</text:p>
          </table:table-cell>
          <table:table-cell table:style-name="ce36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1" calcext:value-type="date">
            <text:p>01.11.2022</text:p>
          </table:table-cell>
          <table:table-cell table:style-name="ce49" office:value-type="string" calcext:value-type="string">
            <text:p>ikea masa 3/6</text:p>
          </table:table-cell>
          <table:table-cell table:style-name="ce49" table:number-columns-repeated="2"/>
          <table:table-cell table:style-name="ce36" office:value-type="float" office:value="-208.17" calcext:value-type="float">
            <text:p>-208,17</text:p>
          </table:table-cell>
          <table:table-cell table:style-name="ce36"/>
          <table:table-cell/>
          <table:table-cell table:style-name="ce36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6" calcext:value-type="date">
            <text:p>06.11.2022</text:p>
          </table:table-cell>
          <table:table-cell table:style-name="ce49" office:value-type="string" calcext:value-type="string">
            <text:p>koçtaş pervane 3/6</text:p>
          </table:table-cell>
          <table:table-cell table:style-name="ce49" table:number-columns-repeated="2"/>
          <table:table-cell table:style-name="ce36" office:value-type="float" office:value="-151.65" calcext:value-type="float">
            <text:p>-151,65</text:p>
          </table:table-cell>
          <table:table-cell table:style-name="ce36"/>
          <table:table-cell/>
          <table:table-cell table:style-name="ce36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6" office:value-type="float" office:value="-40" calcext:value-type="float">
            <text:p>-40,00</text:p>
          </table:table-cell>
          <table:table-cell table:style-name="ce36"/>
          <table:table-cell/>
          <table:table-cell table:style-name="ce36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3" calcext:value-type="date">
            <text:p>03.11.2022</text:p>
          </table:table-cell>
          <table:table-cell table:style-name="ce69" office:value-type="string" calcext:value-type="string">
            <text:p>erenler gıda pide mlzm 11- işkk 1</text:p>
          </table:table-cell>
          <table:table-cell table:style-name="ce49" table:number-columns-repeated="2"/>
          <table:table-cell table:style-name="ce36" office:value-type="float" office:value="-173.67" calcext:value-type="float">
            <text:p>-173,67</text:p>
          </table:table-cell>
          <table:table-cell table:style-name="ce36"/>
          <table:table-cell/>
          <table:table-cell table:style-name="ce36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5" calcext:value-type="date">
            <text:p>05.11.2022</text:p>
          </table:table-cell>
          <table:table-cell table:style-name="ce49" office:value-type="string" calcext:value-type="string">
            <text:p>mersin rav4 gaz</text:p>
          </table:table-cell>
          <table:table-cell table:style-name="ce49" table:number-columns-repeated="2"/>
          <table:table-cell table:style-name="ce36" office:value-type="float" office:value="-398.07" calcext:value-type="float">
            <text:p>-398,07</text:p>
          </table:table-cell>
          <table:table-cell table:style-name="ce36"/>
          <table:table-cell/>
          <table:table-cell table:style-name="ce36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49" table:number-columns-repeated="2"/>
          <table:table-cell table:style-name="ce36" office:value-type="float" office:value="-1111.11" calcext:value-type="float">
            <text:p>-1.111,11</text:p>
          </table:table-cell>
          <table:table-cell table:style-name="ce36"/>
          <table:table-cell/>
          <table:table-cell table:style-name="ce36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49" table:number-columns-repeated="2"/>
          <table:table-cell table:style-name="ce36"/>
          <table:table-cell table:style-name="ce73" office:value-type="float" office:value="1150" calcext:value-type="float">
            <text:p>1.150,00</text:p>
          </table:table-cell>
          <table:table-cell/>
          <table:table-cell table:style-name="ce36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lc kot – elçilik vatandaşlık</text:p>
          </table:table-cell>
          <table:table-cell table:style-name="ce49" table:number-columns-repeated="2"/>
          <table:table-cell table:style-name="ce36" office:value-type="float" office:value="-279.99" calcext:value-type="float">
            <text:p>-279,99</text:p>
          </table:table-cell>
          <table:table-cell table:style-name="ce36"/>
          <table:table-cell/>
          <table:table-cell table:style-name="ce36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hd isk</text:p>
          </table:table-cell>
          <table:table-cell table:style-name="ce49" table:number-columns-repeated="2"/>
          <table:table-cell table:style-name="ce36" office:value-type="float" office:value="-89" calcext:value-type="float">
            <text:p>-89,00</text:p>
          </table:table-cell>
          <table:table-cell table:style-name="ce36"/>
          <table:table-cell/>
          <table:table-cell table:style-name="ce36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oçtaş 60*60 led</text:p>
          </table:table-cell>
          <table:table-cell table:style-name="ce49" table:number-columns-repeated="2"/>
          <table:table-cell table:style-name="ce36" office:value-type="float" office:value="-189.9" calcext:value-type="float">
            <text:p>-189,90</text:p>
          </table:table-cell>
          <table:table-cell table:style-name="ce36"/>
          <table:table-cell/>
          <table:table-cell table:style-name="ce36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KTC vatandaşlık harcı</text:p>
          </table:table-cell>
          <table:table-cell table:style-name="ce49" table:number-columns-repeated="2"/>
          <table:table-cell table:style-name="ce36" office:value-type="float" office:value="-2146.5" calcext:value-type="float">
            <text:p>-2.146,50</text:p>
          </table:table-cell>
          <table:table-cell table:style-name="ce36"/>
          <table:table-cell/>
          <table:table-cell table:style-name="ce36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0" calcext:value-type="date">
            <text:p>10.11.2022</text:p>
          </table:table-cell>
          <table:table-cell table:style-name="ce49" office:value-type="string" calcext:value-type="string">
            <text:p>KKTC vatandaşlık harcı</text:p>
          </table:table-cell>
          <table:table-cell table:style-name="ce49" table:number-columns-repeated="2"/>
          <table:table-cell table:style-name="ce36" office:value-type="float" office:value="-275" calcext:value-type="float">
            <text:p>-275,00</text:p>
          </table:table-cell>
          <table:table-cell table:style-name="ce36"/>
          <table:table-cell/>
          <table:table-cell table:style-name="ce36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2" calcext:value-type="date">
            <text:p>12.11.2022</text:p>
          </table:table-cell>
          <table:table-cell table:style-name="ce69" office:value-type="string" calcext:value-type="string">
            <text:p>erenler gıda pide mlzm 11- işkk2</text:p>
          </table:table-cell>
          <table:table-cell table:style-name="ce49" table:number-columns-repeated="2"/>
          <table:table-cell table:style-name="ce36" office:value-type="float" office:value="-189.66" calcext:value-type="float">
            <text:p>-189,66</text:p>
          </table:table-cell>
          <table:table-cell table:style-name="ce36"/>
          <table:table-cell/>
          <table:table-cell table:style-name="ce36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4" calcext:value-type="date">
            <text:p>14.11.2022</text:p>
          </table:table-cell>
          <table:table-cell table:style-name="ce49" office:value-type="string" calcext:value-type="string">
            <text:p>snyB alçıpan</text:p>
          </table:table-cell>
          <table:table-cell table:style-name="ce49" table:number-columns-repeated="2"/>
          <table:table-cell table:style-name="ce36" office:value-type="float" office:value="-1720" calcext:value-type="float">
            <text:p>-1.720,00</text:p>
          </table:table-cell>
          <table:table-cell table:style-name="ce36"/>
          <table:table-cell/>
          <table:table-cell table:style-name="ce36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17" calcext:value-type="date">
            <text:p>17.11.2022</text:p>
          </table:table-cell>
          <table:table-cell table:style-name="ce69" office:value-type="string" calcext:value-type="string">
            <text:p>erenler gıda pide mlzm 11- işkk3</text:p>
          </table:table-cell>
          <table:table-cell table:style-name="ce49" table:number-columns-repeated="2"/>
          <table:table-cell table:style-name="ce36" table:formula="of:=-204.04" office:value-type="float" office:value="-204.04" calcext:value-type="float">
            <text:p>-204,04</text:p>
          </table:table-cell>
          <table:table-cell table:style-name="ce36"/>
          <table:table-cell/>
          <table:table-cell table:style-name="ce36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Vodafon 2240</text:p>
          </table:table-cell>
          <table:table-cell table:style-name="ce49" table:number-columns-repeated="2"/>
          <table:table-cell table:style-name="ce36" office:value-type="float" office:value="-90" calcext:value-type="float">
            <text:p>-90,00</text:p>
          </table:table-cell>
          <table:table-cell table:style-name="ce36"/>
          <table:table-cell/>
          <table:table-cell table:style-name="ce36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1-22" calcext:value-type="date">
            <text:p>22.11.2022</text:p>
          </table:table-cell>
          <table:table-cell table:style-name="ce49" office:value-type="string" calcext:value-type="string">
            <text:p>atasun gözlük 1/3</text:p>
          </table:table-cell>
          <table:table-cell table:style-name="ce49" table:number-columns-repeated="2"/>
          <table:table-cell table:style-name="ce36" office:value-type="float" office:value="-678.58" calcext:value-type="float">
            <text:p>-678,58</text:p>
          </table:table-cell>
          <table:table-cell table:style-name="ce36"/>
          <table:table-cell/>
          <table:table-cell table:style-name="ce36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05" calcext:value-type="date">
            <text:p>05.12.2022</text:p>
          </table:table-cell>
          <table:table-cell table:style-name="ce49" office:value-type="string" calcext:value-type="string">
            <text:p>4876 KK <text:s text:c="22"/>7945,34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7945.34" calcext:value-type="float">
            <text:p>-7.945,34</text:p>
          </table:table-cell>
          <table:table-cell table:style-name="ce36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2" calcext:value-type="date">
            <text:p>12.12.2022</text:p>
          </table:table-cell>
          <table:table-cell table:style-name="ce49" office:value-type="string" calcext:value-type="string">
            <text:p>pervine iş ten havale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1000" calcext:value-type="float">
            <text:p>-1.000,00</text:p>
          </table:table-cell>
          <table:table-cell table:style-name="ce36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00004222954 doğalgaz</text:p>
          </table:table-cell>
          <table:table-cell table:style-name="ce49"/>
          <table:table-cell table:style-name="ce36" office:value-type="float" office:value="-200" calcext:value-type="float">
            <text:p>-200,00</text:p>
          </table:table-cell>
          <table:table-cell table:style-name="ce48"/>
          <table:table-cell table:style-name="ce36"/>
          <table:table-cell office:value-type="float" office:value="-1012.5" calcext:value-type="float">
            <text:p>-1.012,50</text:p>
          </table:table-cell>
          <table:table-cell table:style-name="ce36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00004222959 doğalgaz</text:p>
          </table:table-cell>
          <table:table-cell table:style-name="ce49"/>
          <table:table-cell table:style-name="ce36" office:value-type="float" office:value="-50" calcext:value-type="float">
            <text:p>-50,00</text:p>
          </table:table-cell>
          <table:table-cell table:style-name="ce48"/>
          <table:table-cell table:style-name="ce36"/>
          <table:table-cell office:value-type="float" office:value="-96.5" calcext:value-type="float">
            <text:p>-96,50</text:p>
          </table:table-cell>
          <table:table-cell table:style-name="ce36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6" calcext:value-type="date">
            <text:p>16.12.2022</text:p>
          </table:table-cell>
          <table:table-cell table:style-name="ce49" office:value-type="string" calcext:value-type="string">
            <text:p>8758480300 elektrik bahçe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123" calcext:value-type="float">
            <text:p>-123,00</text:p>
          </table:table-cell>
          <table:table-cell table:style-name="ce36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9" calcext:value-type="date">
            <text:p>19.12.2022</text:p>
          </table:table-cell>
          <table:table-cell table:style-name="ce49" office:value-type="string" calcext:value-type="string">
            <text:p>pervinden havale <text:s/>2/9</text:p>
          </table:table-cell>
          <table:table-cell table:style-name="ce49" table:number-columns-repeated="2"/>
          <table:table-cell table:style-name="ce48"/>
          <table:table-cell table:style-name="ce73" office:value-type="float" office:value="2500" calcext:value-type="float">
            <text:p>2.500,00</text:p>
          </table:table-cell>
          <table:table-cell/>
          <table:table-cell table:style-name="ce36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3"/>
          <table:table-cell table:style-name="ce48"/>
          <table:table-cell table:style-name="ce36"/>
          <table:table-cell/>
          <table:table-cell table:style-name="ce36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3" calcext:value-type="date">
            <text:p>13.12.2022</text:p>
          </table:table-cell>
          <table:table-cell table:style-name="ce69" office:value-type="string" calcext:value-type="string">
            <text:p>selanik pide et 12- nkt 1</text:p>
          </table:table-cell>
          <table:table-cell table:style-name="ce49" office:value-type="string" calcext:value-type="string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calcext:value-type="float">
            <text:p>-140,00</text:p>
          </table:table-cell>
          <table:table-cell table:style-name="ce36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5" calcext:value-type="date">
            <text:p>15.12.2022</text:p>
          </table:table-cell>
          <table:table-cell table:style-name="ce69" office:value-type="string" calcext:value-type="string">
            <text:p>selanik pide <text:s/>12- nkt 2</text:p>
          </table:table-cell>
          <table:table-cell table:style-name="ce49" office:value-type="string" calcext:value-type="string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calcext:value-type="float">
            <text:p>-170,00</text:p>
          </table:table-cell>
          <table:table-cell table:style-name="ce36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table:style-name="ce49" office:value-type="string" calcext:value-type="string">
            <text:p>marmara royal doğalgaz</text:p>
          </table:table-cell>
          <table:table-cell table:style-name="ce49" office:value-type="string" calcext:value-type="string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calcext:value-type="float">
            <text:p>-114,91</text:p>
          </table:table-cell>
          <table:table-cell table:style-name="ce36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41"/>
          <table:table-cell table:style-name="ce69"/>
          <table:table-cell table:style-name="ce49" table:number-columns-repeated="2"/>
          <table:table-cell table:style-name="ce48"/>
          <table:table-cell table:style-name="ce36"/>
          <table:table-cell/>
          <table:table-cell table:style-name="ce36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30" calcext:value-type="date">
            <text:p>30.12.2022</text:p>
          </table:table-cell>
          <table:table-cell table:style-name="ce69" office:value-type="string" calcext:value-type="string">
            <text:p>merdal kipel ihtarname avukat emrullah</text:p>
          </table:table-cell>
          <table:table-cell table:style-name="ce49" table:number-columns-repeated="2"/>
          <table:table-cell table:style-name="ce48"/>
          <table:table-cell table:style-name="ce36"/>
          <table:table-cell office:value-type="float" office:value="-350" calcext:value-type="float">
            <text:p>-350,00</text:p>
          </table:table-cell>
          <table:table-cell table:style-name="ce36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2112" calcext:value-type="float">
            <text:p>-2.112,00</text:p>
          </table:table-cell>
          <table:table-cell table:style-name="ce36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2112" calcext:value-type="float">
            <text:p>-2.112,00</text:p>
          </table:table-cell>
          <table:table-cell table:style-name="ce36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8" office:value-type="float" office:value="-1500" calcext:value-type="float">
            <text:p>-1.500,00</text:p>
          </table:table-cell>
          <table:table-cell table:style-name="ce36"/>
          <table:table-cell office:value-type="float" office:value="-1500" calcext:value-type="float">
            <text:p>-1.500,00</text:p>
          </table:table-cell>
          <table:table-cell table:style-name="ce36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table:style-name="ce49" table:number-columns-repeated="3"/>
          <table:table-cell table:style-name="ce36" table:number-columns-repeated="2"/>
          <table:table-cell/>
          <table:table-cell table:style-name="ce36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51" office:value-type="currency" office:currency="TRY" office:value="4299.5" calcext:value-type="currency">
            <text:p>₺4.299,50</text:p>
          </table:table-cell>
          <table:table-cell/>
          <table:table-cell table:style-name="ce36" office:value-type="float" office:value="4299.5" calcext:value-type="float">
            <text:p>4.299,50</text:p>
          </table:table-cell>
          <table:table-cell/>
          <table:table-cell table:style-name="ce36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1" office:value-type="currency" office:currency="TRY" office:value="1650" calcext:value-type="currency">
            <text:p>₺1.650,00</text:p>
          </table:table-cell>
          <table:table-cell/>
          <table:table-cell table:style-name="ce36" office:value-type="float" office:value="1650" calcext:value-type="float">
            <text:p>1.650,00</text:p>
          </table:table-cell>
          <table:table-cell/>
          <table:table-cell table:style-name="ce36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2">
          <table:table-cell table:style-name="ce41"/>
          <table:table-cell office:value-type="string" calcext:value-type="string">
            <text:p>Doğuş Kira 5/12-2023-24– 30-12-22</text:p>
          </table:table-cell>
          <table:table-cell/>
          <table:table-cell table:style-name="ce51" office:value-type="currency" office:currency="TRY" office:value="3000" calcext:value-type="currency">
            <text:p>₺3.000,00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/>
          <table:table-cell table:style-name="ce36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5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36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6"/>
          <table:table-cell/>
          <table:table-cell table:style-name="ce36"/>
          <table:table-cell/>
          <table:table-cell table:style-name="ce36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56"/>
          <table:table-cell/>
          <table:table-cell table:style-name="ce35" office:value-type="float" office:value="3300" calcext:value-type="float">
            <text:p>3.300,00</text:p>
          </table:table-cell>
          <table:table-cell/>
          <table:table-cell table:style-name="ce36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36"/>
          <table:table-cell/>
          <table:table-cell table:style-name="ce36" office:value-type="float" office:value="500" calcext:value-type="float">
            <text:p>500,00</text:p>
          </table:table-cell>
          <table:table-cell/>
          <table:table-cell table:style-name="ce36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2">
          <table:table-cell table:style-name="ce41" office:value-type="date" office:date-value="2022-12-27" calcext:value-type="date">
            <text:p>27.12.2022</text:p>
          </table:table-cell>
          <table:table-cell table:style-name="ce49" office:value-type="string" calcext:value-type="string">
            <text:p>Motorcu cihan rav4 yağ-filtre-amortsr işçilik için ödenen</text:p>
          </table:table-cell>
          <table:table-cell table:style-name="ce49" table:number-columns-repeated="2"/>
          <table:table-cell table:style-name="ce48"/>
          <table:table-cell table:style-name="ce36"/>
          <table:table-cell table:style-name="ce36" office:value-type="float" office:value="-500" calcext:value-type="float">
            <text:p>-500,00</text:p>
          </table:table-cell>
          <table:table-cell table:style-name="ce36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36"/>
          <table:table-cell table:number-columns-repeated="2"/>
          <table:table-cell table:style-name="ce36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number-columns-repeated="7"/>
          <table:table-cell table:style-name="ce36"/>
          <table:table-cell table:number-columns-repeated="1016"/>
        </table:table-row>
        <table:table-row table:style-name="ro2">
          <table:table-cell table:style-name="ce126" table:number-columns-repeated="4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29" office:value-type="date" office:date-value="2022-11-06" calcext:value-type="date">
            <text:p>06.11.2022</text:p>
          </table:table-cell>
          <table:table-cell table:style-name="ce126" office:value-type="string" calcext:value-type="string">
            <text:p>Cihan Elektrik Teminat 1200 – 2/6</text:p>
          </table:table-cell>
          <table:table-cell table:style-name="ce126"/>
          <table:table-cell table:style-name="ce71" office:value-type="currency" office:currency="TRY" office:value="200" calcext:value-type="currency">
            <text:p>₺200,00</text:p>
          </table:table-cell>
          <table:table-cell table:style-name="ce36" office:value-type="string" calcext:value-type="string">
            <text:p>işçilik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29" office:value-type="date" office:date-value="2022-10-05" calcext:value-type="date">
            <text:p>05.10.2022</text:p>
          </table:table-cell>
          <table:table-cell table:style-name="ce126" office:value-type="string" calcext:value-type="string">
            <text:p>Cihan Elektrik Teminat 1200 – 1/6</text:p>
          </table:table-cell>
          <table:table-cell table:style-name="ce126"/>
          <table:table-cell table:style-name="ce71" office:value-type="currency" office:currency="TRY" office:value="200" calcext:value-type="currency">
            <text:p>₺200,00</text:p>
          </table:table-cell>
          <table:table-cell table:style-name="ce36" office:value-type="string" calcext:value-type="string">
            <text:p>işçilik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29"/>
          <table:table-cell table:style-name="ce126" table:number-columns-repeated="2"/>
          <table:table-cell table:style-name="ce136"/>
          <table:table-cell table:style-name="ce36"/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style-name="ce129" office:value-type="date" office:date-value="2022-03-30" calcext:value-type="date">
            <text:p>30.03.2022</text:p>
          </table:table-cell>
          <table:table-cell table:style-name="ce126" office:value-type="string" calcext:value-type="string">
            <text:p>SnyF-Kynkçı Merdal 12/12-2022-23</text:p>
          </table:table-cell>
          <table:table-cell table:style-name="ce126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129" office:value-type="date" office:date-value="2022-10-10" calcext:value-type="date">
            <text:p>10.10.2022</text:p>
          </table:table-cell>
          <table:table-cell table:style-name="ce126" office:value-type="string" calcext:value-type="string">
            <text:p>snyA Ayhan Tüfek 42000-40000</text:p>
          </table:table-cell>
          <table:table-cell table:style-name="ce139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1" table:number-columns-repeated="2" table:default-cell-style-name="ce1"/>
        <table:table-column table:style-name="co3" table:default-cell-style-name="ce1"/>
        <table:table-column table:style-name="co26" table:default-cell-style-name="ce1"/>
        <table:table-column table:style-name="co7" table:default-cell-style-name="ce1"/>
        <table:table-column table:style-name="co48" table:default-cell-style-name="ce1"/>
        <table:table-column table:style-name="co37" table:default-cell-style-name="ce1"/>
        <table:table-column table:style-name="co49" table:default-cell-style-name="ce1"/>
        <table:table-column table:style-name="co50" table:default-cell-style-name="ce1"/>
        <table:table-column table:style-name="co1" table:default-cell-style-name="ce1"/>
        <table:table-column table:style-name="co50" table:default-cell-style-name="ce1"/>
        <table:table-column table:style-name="co12" table:number-columns-repeated="1010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21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2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3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TOPLAM</text:p>
          </table:table-cell>
          <table:table-cell table:style-name="ce25" office:value-type="float" office:value="446314.05" calcext:value-type="float">
            <text:p>446.314,05</text:p>
          </table:table-cell>
          <table:table-cell table:style-name="ce26" office:value-type="float" office:value="-263196.11" calcext:value-type="float">
            <text:p>-263.196,11</text:p>
          </table:table-cell>
          <table:table-cell table:style-name="ce90" office:value-type="float" office:value="183117.94" calcext:value-type="float">
            <text:p>183.117,94</text:p>
          </table:table-cell>
          <table:table-cell table:style-name="ce25" office:value-type="float" office:value="545372.04" calcext:value-type="float">
            <text:p>545.372,04</text:p>
          </table:table-cell>
          <table:table-cell table:style-name="ce26" office:value-type="float" office:value="-316596.7" calcext:value-type="float">
            <text:p>-316.596,70</text:p>
          </table:table-cell>
          <table:table-cell table:style-name="ce90" office:value-type="float" office:value="228775.34" calcext:value-type="float">
            <text:p>228.775,34</text:p>
          </table:table-cell>
          <table:table-cell table:style-name="ce18"/>
          <table:table-cell table:style-name="ce28"/>
          <table:table-cell table:style-name="ce28" office:value-type="float" office:value="351" calcext:value-type="float">
            <text:p>351</text:p>
          </table:table-cell>
          <table:table-cell table:style-name="ce29" office:value-type="float" office:value="82.38321" calcext:value-type="float">
            <text:p>82,38</text:p>
          </table:table-cell>
          <table:table-cell table:style-name="ce29" office:value-type="float" office:value="268.61679" calcext:value-type="float">
            <text:p>268,62</text:p>
          </table:table-cell>
          <table:table-cell table:style-name="ce29" office:value-type="float" office:value="86.05" calcext:value-type="float">
            <text:p>86,05</text:p>
          </table:table-cell>
          <table:table-cell table:style-name="ce29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91" office:value-type="float" office:value="12" calcext:value-type="float">
            <text:p>Tpl / 12</text:p>
          </table:table-cell>
          <table:table-cell table:style-name="ce92" office:value-type="float" office:value="37192.8375" calcext:value-type="float">
            <text:p>37.192,84</text:p>
          </table:table-cell>
          <table:table-cell table:style-name="ce93" office:value-type="float" office:value="-21933.0091666667" calcext:value-type="float">
            <text:p>-21.933,01</text:p>
          </table:table-cell>
          <table:table-cell table:style-name="ce93"/>
          <table:table-cell table:style-name="ce93" office:value-type="float" office:value="45447.67" calcext:value-type="float">
            <text:p>45.447,67</text:p>
          </table:table-cell>
          <table:table-cell table:style-name="ce93" office:value-type="float" office:value="-26383.0583333333" calcext:value-type="float">
            <text:p>-26.383,06</text:p>
          </table:table-cell>
          <table:table-cell table:style-name="ce93" office:value-type="float" office:value="19064.6116666667" calcext:value-type="float">
            <text:p>19.064,61</text:p>
          </table:table-cell>
          <table:table-cell table:style-name="ce33"/>
          <table:table-cell table:style-name="ce34"/>
          <table:table-cell table:style-name="ce93" office:value-type="float" office:value="29.25" calcext:value-type="float">
            <text:p>29,25</text:p>
          </table:table-cell>
          <table:table-cell table:style-name="ce93" office:value-type="float" office:value="6.8652675" calcext:value-type="float">
            <text:p>6,87</text:p>
          </table:table-cell>
          <table:table-cell table:style-name="ce93" office:value-type="float" office:value="22.3847325" calcext:value-type="float">
            <text:p>22,38</text:p>
          </table:table-cell>
          <table:table-cell table:style-name="ce93" office:value-type="float" office:value="7.17083333333333" calcext:value-type="float">
            <text:p>7,17</text:p>
          </table:table-cell>
          <table:table-cell table:style-name="ce93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day/>
      <number:text>.</number:text>
      <number:month number:textual="true"/>
    </number:dat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">
      <number:text>Tpl / </number:text>
      <number:number number:min-integer-digits="1"/>
    </number:number-style>
    <number:date-style style:name="N113">
      <number:day/>
      <number:text>.</number:text>
      <number:month number:style="long"/>
      <number:text>.</number:text>
      <number:year number:style="long"/>
    </number:date-style>
    <number:percentage-style style:name="N112">
      <number:number number:decimal-places="3" number:min-decimal-places="3" number:min-integer-digits="1"/>
      <number:text>%</number:text>
    </number:percentag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07-11T12:14:03.801425180</dc:date>
    <meta:editing-cycles>242</meta:editing-cycles>
    <meta:editing-duration>PT20H9M32S</meta:editing-duration>
    <meta:document-statistic meta:table-count="28" meta:cell-count="5489" meta:object-count="0"/>
  </office:meta>
</office:document-meta>
</file>